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family-generic="system" style:font-pitch="variable" style:font-charset="x-symbol"/>
    <style:font-face style:name="Aroania" svg:font-family="Aroania"/>
    <style:font-face style:name="Symbola1" svg:font-family="Symbola"/>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Symbola" svg:font-family="Symbola" style:font-family-generic="roman" style:font-pitch="variable"/>
    <style:font-face style:name="Symbola:c2sc" svg:font-family="Symbola:c2sc" style:font-family-generic="roman" style:font-pitch="variable"/>
    <style:font-face style:name="Symbola:c2sc&amp;onum" svg:font-family="Symbola:c2sc&amp;onum" style:font-family-generic="roman" style:font-pitch="variable"/>
    <style:font-face style:name="Symbola:cv01" svg:font-family="Symbola:cv01" style:font-family-generic="roman" style:font-pitch="variable"/>
    <style:font-face style:name="Symbola:dlig" svg:font-family="Symbola:dlig" style:font-family-generic="roman" style:font-pitch="variable"/>
    <style:font-face style:name="Symbola:dnom" svg:font-family="Symbola:dnom" style:font-family-generic="roman" style:font-pitch="variable"/>
    <style:font-face style:name="Symbola:dtls" svg:font-family="Symbola:dtls" style:font-family-generic="roman" style:font-pitch="variable"/>
    <style:font-face style:name="Symbola:frac" svg:font-family="Symbola:frac" style:font-family-generic="roman" style:font-pitch="variable"/>
    <style:font-face style:name="Symbola:frac=0" svg:font-family="Symbola:frac=0" style:font-family-generic="roman" style:font-pitch="variable"/>
    <style:font-face style:name="Symbola:hlig" svg:font-family="Symbola:hlig" style:font-family-generic="roman" style:font-pitch="variable"/>
    <style:font-face style:name="Symbola:ital" svg:font-family="Symbola:ital" style:font-family-generic="roman" style:font-pitch="variable"/>
    <style:font-face style:name="Symbola:liga=0" svg:font-family="Symbola:liga=0" style:font-family-generic="roman" style:font-pitch="variable"/>
    <style:font-face style:name="Symbola:numr" svg:font-family="Symbola:numr" style:font-family-generic="roman" style:font-pitch="variable"/>
    <style:font-face style:name="Symbola:onum" svg:font-family="Symbola:onum" style:font-family-generic="roman" style:font-pitch="variable"/>
    <style:font-face style:name="Symbola:smcp" svg:font-family="Symbola:smcp" style:font-family-generic="roman" style:font-pitch="variable"/>
    <style:font-face style:name="Symbola:subs" svg:font-family="Symbola:subs" style:font-family-generic="roman" style:font-pitch="variable"/>
    <style:font-face style:name="Symbola:sups" svg:font-family="Symbola:sups" style:font-family-generic="roman" style:font-pitch="variable"/>
    <style:font-face style:name="Symbola:swsh" svg:font-family="Symbola:sws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Βασικό">
      <style:paragraph-properties fo:margin-top="0cm" fo:margin-bottom="0cm" loext:contextual-spacing="false" fo:text-align="center" style:justify-single-word="false"/>
      <style:text-properties fo:color="#0f089a" style:font-name="Symbola" fo:font-size="56pt" fo:language="en" fo:country="US" officeooo:paragraph-rsid="003aca61" style:font-size-asian="56pt" style:font-name-complex="Symbola" style:font-size-complex="56pt"/>
    </style:style>
    <style:style style:name="P2" style:family="paragraph" style:parent-style-name="Βασικό">
      <style:paragraph-properties fo:margin-top="0cm" fo:margin-bottom="0cm" loext:contextual-spacing="false" fo:text-align="center" style:justify-single-word="false"/>
      <style:text-properties style:font-name="Symbola" fo:font-size="26pt" fo:language="en" fo:country="US" officeooo:paragraph-rsid="003aca61" style:font-size-asian="26pt" style:font-name-complex="Symbola" style:font-size-complex="26pt"/>
    </style:style>
    <style:style style:name="P3" style:family="paragraph" style:parent-style-name="Βασικό">
      <style:paragraph-properties fo:margin-top="0cm" fo:margin-bottom="0cm" loext:contextual-spacing="false"/>
      <style:text-properties style:font-name="Symbola" fo:font-size="9pt" fo:language="fr" fo:country="FR" officeooo:paragraph-rsid="003aca61" style:font-size-asian="9pt" style:font-name-complex="Symbola" style:font-size-complex="9pt"/>
    </style:style>
    <style:style style:name="P4" style:family="paragraph" style:parent-style-name="Βασικό">
      <style:paragraph-properties fo:margin-top="0cm" fo:margin-bottom="0cm" loext:contextual-spacing="false" fo:line-height="100%" fo:text-align="start" style:justify-single-word="false"/>
      <style:text-properties style:font-name="Symbola" fo:font-size="9pt" fo:language="en" fo:country="US" officeooo:paragraph-rsid="00658470" style:font-name-asian="Symbola" style:font-size-asian="9pt" style:font-name-complex="Symbola" style:font-size-complex="9pt"/>
    </style:style>
    <style:style style:name="P5" style:family="paragraph" style:parent-style-name="Βασικό">
      <style:paragraph-properties fo:margin-top="0cm" fo:margin-bottom="0cm" loext:contextual-spacing="false" fo:text-align="center" style:justify-single-word="false"/>
      <style:text-properties style:font-name="Symbola" fo:font-size="13pt" fo:language="en" fo:country="US" officeooo:paragraph-rsid="003aca61" style:font-size-asian="13pt" style:font-name-complex="Symbola" style:font-size-complex="13pt"/>
    </style:style>
    <style:style style:name="P6" style:family="paragraph" style:parent-style-name="Βασικό">
      <style:paragraph-properties fo:margin-top="0cm" fo:margin-bottom="0cm" loext:contextual-spacing="false" fo:text-align="center" style:justify-single-word="false"/>
      <style:text-properties officeooo:paragraph-rsid="003aca61"/>
    </style:style>
    <style:style style:name="P7" style:family="paragraph" style:parent-style-name="Βασικό">
      <style:paragraph-properties fo:margin-top="0cm" fo:margin-bottom="0cm" loext:contextual-spacing="false" fo:line-height="100%" fo:text-align="start" style:justify-single-word="false">
        <style:tab-stops>
          <style:tab-stop style:position="2.501cm"/>
        </style:tab-stops>
      </style:paragraph-properties>
      <style:text-properties officeooo:paragraph-rsid="00658470"/>
    </style:style>
    <style:style style:name="P8" style:family="paragraph" style:parent-style-name="Βασικό">
      <style:paragraph-properties fo:margin-top="0cm" fo:margin-bottom="0cm" loext:contextual-spacing="false" fo:line-height="100%" fo:text-align="start" style:justify-single-word="false">
        <style:tab-stops/>
      </style:paragraph-properties>
      <style:text-properties officeooo:paragraph-rsid="00658470"/>
    </style:style>
    <style:style style:name="P9"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95978"/>
    </style:style>
    <style:style style:name="P10"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6e6fd"/>
    </style:style>
    <style:style style:name="P11"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db8da"/>
    </style:style>
    <style:style style:name="P12"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44df36"/>
    </style:style>
    <style:style style:name="P13"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29313b"/>
    </style:style>
    <style:style style:name="P14"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82ce6"/>
    </style:style>
    <style:style style:name="P15"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602463"/>
    </style:style>
    <style:style style:name="P16"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4ce21b"/>
    </style:style>
    <style:style style:name="P17"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54e69d"/>
    </style:style>
    <style:style style:name="P18"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580f90"/>
    </style:style>
    <style:style style:name="P19"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7.751cm"/>
        </style:tab-stops>
      </style:paragraph-properties>
      <style:text-properties officeooo:paragraph-rsid="004d8f7f"/>
    </style:style>
    <style:style style:name="P20" style:family="paragraph" style:parent-style-name="Βασικό">
      <style:paragraph-properties fo:margin-top="0.101cm" fo:margin-bottom="0.101cm" loext:contextual-spacing="false" fo:line-height="115%"/>
      <style:text-properties fo:color="#0f089a" style:font-name="Symbola:swsh" fo:font-size="14pt" fo:language="en" fo:country="US" officeooo:rsid="003ff80d" officeooo:paragraph-rsid="003ff80d" style:font-size-asian="14pt" style:font-name-complex="Symbola" style:font-size-complex="14pt"/>
    </style:style>
    <style:style style:name="P21" style:family="paragraph" style:parent-style-name="Βασικό">
      <style:paragraph-properties fo:margin-top="0.101cm" fo:margin-bottom="0.101cm" loext:contextual-spacing="false"/>
      <style:text-properties style:font-name="Symbola" fo:font-size="8pt" fo:language="en" fo:country="US" officeooo:paragraph-rsid="002fd024" style:font-size-asian="7pt" style:font-name-complex="Symbola" style:font-size-complex="8pt"/>
    </style:style>
    <style:style style:name="P22" style:family="paragraph" style:parent-style-name="Βασικό">
      <style:paragraph-properties fo:margin-top="0.101cm" fo:margin-bottom="0.101cm" loext:contextual-spacing="false" fo:line-height="115%"/>
      <style:text-properties style:font-name="Symbola:swsh" fo:font-size="14pt" fo:language="en" fo:country="US" officeooo:paragraph-rsid="004ce21b" style:font-size-asian="14pt" style:font-name-complex="Symbola" style:font-size-complex="14pt"/>
    </style:style>
    <style:style style:name="P23" style:family="paragraph" style:parent-style-name="Βασικό">
      <style:paragraph-properties fo:margin-top="0.101cm" fo:margin-bottom="0.101cm" loext:contextual-spacing="false" fo:line-height="115%" fo:break-before="page"/>
      <style:text-properties fo:color="#0f089a" style:font-name="Symbola:swsh" fo:font-size="14pt" fo:language="en" fo:country="US" officeooo:rsid="003ff80d" officeooo:paragraph-rsid="003ff80d" style:font-size-asian="14pt" style:font-name-complex="Symbola" style:font-size-complex="14pt"/>
    </style:style>
    <style:style style:name="P24" style:family="paragraph" style:parent-style-name="Βασικό">
      <style:paragraph-properties fo:margin-top="0.101cm" fo:margin-bottom="0.101cm" loext:contextual-spacing="false" fo:line-height="115%" fo:break-before="page"/>
      <style:text-properties fo:color="#0f089a" style:font-name="Symbola:ital" fo:font-size="16pt" fo:language="en" fo:country="US" officeooo:rsid="004ce21b" officeooo:paragraph-rsid="004ce21b" style:font-size-asian="16pt" style:font-name-complex="Symbola" style:font-size-complex="16pt"/>
    </style:style>
    <style:style style:name="P25" style:family="paragraph" style:parent-style-name="Βασικό">
      <loext:graphic-properties draw:fill="none"/>
      <style:paragraph-properties fo:margin-left="1.251cm" fo:margin-right="0cm" fo:margin-top="0.101cm" fo:margin-bottom="0.101cm" loext:contextual-spacing="false" fo:text-align="justify" style:justify-single-word="false" fo:hyphenation-ladder-count="no-limit" fo:text-indent="-1cm" style:auto-text-indent="false" fo:background-color="transparent" style:writing-mode="lr-tb">
        <style:tab-stops/>
      </style:paragraph-properties>
      <style:text-properties style:font-name="Symbola" fo:font-size="9pt" fo:language="en" fo:country="US" officeooo:paragraph-rsid="002fd024" style:font-size-asian="9pt" style:font-name-complex="Symbola" style:font-size-complex="9pt" fo:hyphenate="false"/>
    </style:style>
    <style:style style:name="P26" style:family="paragraph" style:parent-style-name="Βασικό" style:master-page-name="">
      <loext:graphic-properties draw:fill="none"/>
      <style:paragraph-properties fo:margin-left="0cm" fo:margin-right="0cm" fo:margin-top="0.101cm" fo:margin-bottom="0.101cm" loext:contextual-spacing="false" fo:line-height="115%" fo:hyphenation-ladder-count="no-limit" fo:text-indent="0cm" style:auto-text-indent="false" style:page-number="auto" fo:background-color="transparent">
        <style:tab-stops>
          <style:tab-stop style:position="7.751cm"/>
        </style:tab-stops>
      </style:paragraph-properties>
      <style:text-properties style:font-name="Symbola" fo:font-size="8pt" fo:language="en" fo:country="US" style:font-size-asian="7pt" style:font-name-complex="Symbola" style:font-size-complex="8pt" fo:hyphenate="false"/>
    </style:style>
    <style:style style:name="P27" style:family="paragraph" style:parent-style-name="Βασικό"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style:font-name="Symbola" fo:font-size="8pt" fo:language="en" fo:country="US" officeooo:paragraph-rsid="002fd024" style:font-size-asian="7pt" style:font-name-complex="Symbola" style:font-size-complex="8pt" fo:hyphenate="false"/>
    </style:style>
    <style:style style:name="P28" style:family="paragraph" style:parent-style-name="Βασικό">
      <loext:graphic-properties draw:fill="none"/>
      <style:paragraph-properties fo:margin-left="0cm" fo:margin-right="0cm" fo:margin-top="0.101cm" fo:margin-bottom="0.101cm" loext:contextual-spacing="false" fo:line-height="115%" fo:hyphenation-ladder-count="no-limit" fo:text-indent="0cm" style:auto-text-indent="false" fo:background-color="transparent">
        <style:tab-stops/>
      </style:paragraph-properties>
      <style:text-properties style:font-name="Symbola" fo:font-size="8pt" fo:language="en" fo:country="US" officeooo:paragraph-rsid="004ce21b" style:font-size-asian="7pt" style:font-name-complex="Symbola" style:font-size-complex="8pt" fo:hyphenate="false"/>
    </style:style>
    <style:style style:name="P29" style:family="paragraph" style:parent-style-name="Βασικό">
      <loext:graphic-properties draw:fill="none"/>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tab-stops/>
      </style:paragraph-properties>
      <style:text-properties style:font-name="Symbola" fo:font-size="8pt" fo:language="en" fo:country="US" officeooo:paragraph-rsid="00658470" style:font-size-asian="7pt" style:font-name-complex="Symbola" style:font-size-complex="8pt" fo:hyphenate="false"/>
    </style:style>
    <style:style style:name="P30" style:family="paragraph" style:parent-style-name="Βασικό" style:master-page-name="MP0">
      <style:paragraph-properties fo:margin-top="0cm" fo:margin-bottom="0cm" loext:contextual-spacing="false" fo:text-align="center" style:justify-single-word="false" style:page-number="auto" fo:break-before="page"/>
      <style:text-properties style:font-name="Symbola" fo:font-size="26pt" fo:language="en" fo:country="US" officeooo:paragraph-rsid="003aca61" style:font-size-asian="26pt" style:font-name-complex="Symbola" style:font-size-complex="26pt"/>
    </style:style>
    <style:style style:name="P31" style:family="paragraph" style:parent-style-name="Βασικό" style:master-page-name="MP0">
      <style:paragraph-properties fo:margin-top="0cm" fo:margin-bottom="0cm" loext:contextual-spacing="false" fo:text-align="start" style:justify-single-word="false" style:page-number="auto" fo:break-before="page"/>
      <style:text-properties fo:color="#0f089a" style:font-name="Symbola:ital" fo:font-size="20pt" fo:language="en" fo:country="US" officeooo:paragraph-rsid="00658470" style:font-name-asian="Symbola" style:font-size-asian="20pt" style:font-name-complex="Symbola" style:font-size-complex="20pt"/>
    </style:style>
    <style:style style:name="P32"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70ba9d"/>
    </style:style>
    <style:style style:name="P33"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70ba9d"/>
    </style:style>
    <style:style style:name="T1" style:family="text">
      <style:text-properties style:font-name="Symbola" fo:font-size="8pt" fo:language="en" fo:country="US" style:font-size-asian="7pt" style:font-name-complex="Symbola" style:font-size-complex="8pt"/>
    </style:style>
    <style:style style:name="T2" style:family="text">
      <style:text-properties style:font-name="Symbola" fo:font-size="9pt" fo:language="en" fo:country="US" style:font-size-asian="9pt" style:font-name-complex="Symbola" style:font-size-complex="9pt"/>
    </style:style>
    <style:style style:name="T3" style:family="text">
      <style:text-properties style:font-name="Symbola" fo:font-size="9pt" fo:language="en" fo:country="US" officeooo:rsid="0029313b" style:font-size-asian="9pt" style:font-name-complex="Symbola" style:font-size-complex="9pt"/>
    </style:style>
    <style:style style:name="T4" style:family="text">
      <style:text-properties style:font-name="Symbola" fo:font-size="9pt" fo:language="en" fo:country="US" officeooo:rsid="00530050" style:font-size-asian="9pt" style:font-name-complex="Symbola" style:font-size-complex="9pt"/>
    </style:style>
    <style:style style:name="T5" style:family="text">
      <style:text-properties style:font-name="Symbola" fo:font-size="9pt" fo:language="en" fo:country="US" officeooo:rsid="00568de5" style:font-size-asian="9pt" style:font-name-complex="Symbola" style:font-size-complex="9pt"/>
    </style:style>
    <style:style style:name="T6" style:family="text">
      <style:text-properties style:font-name="Symbola" fo:font-size="9pt" fo:language="en" fo:country="US" officeooo:rsid="005c4712" style:font-size-asian="9pt" style:font-name-complex="Symbola" style:font-size-complex="9pt"/>
    </style:style>
    <style:style style:name="T7" style:family="text">
      <style:text-properties style:font-name="Symbola" fo:font-size="9pt" fo:language="en" fo:country="US" officeooo:rsid="005d8176" style:font-size-asian="9pt" style:font-name-complex="Symbola" style:font-size-complex="9pt"/>
    </style:style>
    <style:style style:name="T8" style:family="text">
      <style:text-properties style:font-name="Symbola" fo:font-size="9pt" fo:language="en" fo:country="US" officeooo:rsid="006e095d" style:font-size-asian="9pt" style:font-name-complex="Symbola" style:font-size-complex="9pt"/>
    </style:style>
    <style:style style:name="T9" style:family="text">
      <style:text-properties style:font-name="Symbola" fo:font-size="9pt" fo:language="en" fo:country="US" style:font-size-asian="9pt" style:font-size-complex="9pt"/>
    </style:style>
    <style:style style:name="T10" style:family="text">
      <style:text-properties style:font-name="Symbola" fo:font-size="9pt" fo:language="en" fo:country="US" officeooo:rsid="005142b8" style:font-size-asian="9pt" style:font-size-complex="9pt"/>
    </style:style>
    <style:style style:name="T11" style:family="text">
      <style:text-properties style:font-name="Symbola" fo:font-size="9pt" fo:language="en" fo:country="US" officeooo:rsid="00530050" style:font-size-asian="9pt" style:font-size-complex="9pt"/>
    </style:style>
    <style:style style:name="T12" style:family="text">
      <style:text-properties style:font-name="Symbola" fo:font-size="9pt" fo:language="en" fo:country="US" officeooo:rsid="0070ba9d" style:font-size-asian="9pt" style:font-size-complex="9pt"/>
    </style:style>
    <style:style style:name="T13" style:family="text">
      <style:text-properties style:font-name="Symbola" fo:font-size="9pt" fo:language="en" fo:country="US" style:font-name-asian="Times New Roman" style:font-size-asian="9pt" style:language-asian="el" style:country-asian="GR" style:font-name-complex="Symbola" style:font-size-complex="9pt"/>
    </style:style>
    <style:style style:name="T14" style:family="text">
      <style:text-properties style:font-name="Symbola" fo:font-size="9pt" fo:language="en" fo:country="US" officeooo:rsid="005da3d0" style:font-name-asian="Times New Roman" style:font-size-asian="9pt" style:language-asian="el" style:country-asian="GR" style:font-name-complex="Symbola" style:font-size-complex="9pt"/>
    </style:style>
    <style:style style:name="T15" style:family="text">
      <style:text-properties style:font-name="Symbola" fo:font-size="9pt" fo:language="en" fo:country="US" officeooo:rsid="005e4293" style:font-name-asian="Times New Roman" style:font-size-asian="9pt" style:language-asian="el" style:country-asian="GR" style:font-name-complex="Symbola" style:font-size-complex="9pt"/>
    </style:style>
    <style:style style:name="T16" style:family="text">
      <style:text-properties style:font-name="Symbola" fo:font-size="9pt" fo:language="en" fo:country="US" officeooo:rsid="00530050" style:font-name-asian="Symbola1" style:font-size-asian="9pt" style:font-name-complex="Symbola" style:font-size-complex="9pt"/>
    </style:style>
    <style:style style:name="T17" style:family="text">
      <style:text-properties style:font-name="Symbola" fo:font-size="9pt" style:font-size-asian="9pt" style:font-size-complex="9pt"/>
    </style:style>
    <style:style style:name="T18" style:family="text">
      <style:text-properties style:font-name="Symbola" fo:font-size="9pt" style:font-size-asian="9pt" style:font-name-complex="Symbola" style:font-size-complex="9pt"/>
    </style:style>
    <style:style style:name="T19" style:family="text">
      <style:text-properties style:font-name="Symbola" fo:font-size="6pt" fo:language="en" fo:country="US" officeooo:rsid="0011749d" style:font-name-asian="Symbola" style:font-size-asian="5.25pt" style:font-name-complex="Symbola" style:font-size-complex="6pt"/>
    </style:style>
    <style:style style:name="T20" style:family="text">
      <style:text-properties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21" style:family="text">
      <style:text-properties style:font-name="Symbola" fo:font-size="14pt" fo:language="zxx" fo:country="none" officeooo:rsid="00104524" style:font-name-asian="Symbola" style:font-size-asian="14pt" style:language-asian="zxx" style:country-asian="none" style:font-name-complex="Symbola" style:font-size-complex="14pt" style:language-complex="zxx" style:country-complex="none"/>
    </style:style>
    <style:style style:name="T22" style:family="text">
      <style:text-properties style:font-name="Symbola" fo:font-size="14pt" fo:language="zxx" fo:country="none" officeooo:rsid="000a5d41" style:font-name-asian="Symbola" style:font-size-asian="14pt" style:language-asian="zxx" style:country-asian="none" style:font-name-complex="Symbola" style:font-size-complex="14pt" style:language-complex="zxx" style:country-complex="none"/>
    </style:style>
    <style:style style:name="T23" style:family="text">
      <style:text-properties style:font-name="Symbola" fo:font-size="14pt" fo:language="zxx" fo:country="none" officeooo:rsid="000a5d41" style:font-name-asian="Symbola" style:font-size-asian="14pt" style:language-asian="zxx" style:country-asian="none" style:font-name-complex="Symbola1" style:font-size-complex="14pt" style:language-complex="zxx" style:country-complex="none"/>
    </style:style>
    <style:style style:name="T24" style:family="text">
      <style:text-properties style:font-name="Symbola" fo:font-size="12pt" fo:language="zxx" fo:country="none" style:font-name-asian="Symbola" style:font-size-asian="12pt" style:language-asian="zxx" style:country-asian="none" style:font-name-complex="Symbola" style:font-size-complex="12pt" style:language-complex="zxx" style:country-complex="none"/>
    </style:style>
    <style:style style:name="T25" style:family="text">
      <style:text-properties fo:color="#000000" style:font-name="Symbola" fo:font-size="9pt" style:font-name-asian="Times New Roman" style:font-size-asian="9pt" style:language-asian="el" style:country-asian="GR" style:font-name-complex="Times New Roman" style:font-size-complex="9pt"/>
    </style:style>
    <style:style style:name="T26" style:family="text">
      <style:text-properties fo:color="#000000" style:font-name="Symbola" fo:font-size="9pt" officeooo:rsid="002bd6c5" style:font-name-asian="Times New Roman" style:font-size-asian="9pt" style:language-asian="el" style:country-asian="GR" style:font-name-complex="Times New Roman" style:font-size-complex="9pt"/>
    </style:style>
    <style:style style:name="T27" style:family="text">
      <style:text-properties fo:color="#000000" style:font-name="Symbola" fo:font-size="9pt" style:font-name-asian="Times New Roman" style:font-size-asian="9pt" style:font-name-complex="Times New Roman" style:font-size-complex="9pt"/>
    </style:style>
    <style:style style:name="T28" style:family="text">
      <style:text-properties fo:color="#000000" style:font-name="Symbola" fo:font-size="9pt" fo:language="en" fo:country="US" style:font-name-asian="Times New Roman" style:font-size-asian="9pt" style:language-asian="el" style:country-asian="GR" style:font-name-complex="Times New Roman" style:font-size-complex="9pt"/>
    </style:style>
    <style:style style:name="T29" style:family="text">
      <style:text-properties fo:color="#000000" style:font-name="Symbola" fo:font-size="9pt" fo:language="en" fo:country="US" officeooo:rsid="001ce392" style:font-name-asian="Times New Roman" style:font-size-asian="9pt" style:language-asian="el" style:country-asian="GR" style:font-name-complex="Times New Roman" style:font-size-complex="9pt"/>
    </style:style>
    <style:style style:name="T30" style:family="text">
      <style:text-properties fo:color="#000000" style:font-name="Symbola" fo:font-size="9pt" fo:language="en" fo:country="US" officeooo:rsid="001e0527" style:font-name-asian="Times New Roman" style:font-size-asian="9pt" style:language-asian="el" style:country-asian="GR" style:font-name-complex="Times New Roman" style:font-size-complex="9pt"/>
    </style:style>
    <style:style style:name="T31" style:family="text">
      <style:text-properties fo:color="#000000" style:font-name="Symbola" fo:font-size="9pt" fo:language="en" fo:country="US" officeooo:rsid="002022a6" style:font-name-asian="Times New Roman" style:font-size-asian="9pt" style:language-asian="el" style:country-asian="GR" style:font-name-complex="Times New Roman" style:font-size-complex="9pt"/>
    </style:style>
    <style:style style:name="T32" style:family="text">
      <style:text-properties fo:color="#000000" style:font-name="Symbola" fo:font-size="9pt" fo:language="en" fo:country="US" officeooo:rsid="0022110f" style:font-name-asian="Times New Roman" style:font-size-asian="9pt" style:language-asian="el" style:country-asian="GR" style:font-name-complex="Times New Roman" style:font-size-complex="9pt"/>
    </style:style>
    <style:style style:name="T33" style:family="text">
      <style:text-properties fo:color="#000000" style:font-name="Symbola" fo:font-size="9pt" fo:language="en" fo:country="US" officeooo:rsid="002363a8" style:font-name-asian="Times New Roman" style:font-size-asian="9pt" style:language-asian="el" style:country-asian="GR" style:font-name-complex="Times New Roman" style:font-size-complex="9pt"/>
    </style:style>
    <style:style style:name="T34" style:family="text">
      <style:text-properties fo:color="#000000" style:font-name="Symbola" fo:font-size="9pt" fo:language="en" fo:country="US" officeooo:rsid="002bd6c5" style:font-name-asian="Times New Roman" style:font-size-asian="9pt" style:language-asian="el" style:country-asian="GR" style:font-name-complex="Times New Roman" style:font-size-complex="9pt"/>
    </style:style>
    <style:style style:name="T35" style:family="text">
      <style:text-properties fo:color="#000000" style:font-name="Symbola" fo:font-size="9pt" fo:language="en" fo:country="US" officeooo:rsid="00338a05" style:font-name-asian="Times New Roman" style:font-size-asian="9pt" style:language-asian="el" style:country-asian="GR" style:font-name-complex="Times New Roman" style:font-size-complex="9pt"/>
    </style:style>
    <style:style style:name="T36" style:family="text">
      <style:text-properties fo:color="#000000" style:font-name="Symbola" fo:font-size="9pt" fo:language="en" fo:country="US" officeooo:rsid="0036e6fd" style:font-name-asian="Times New Roman" style:font-size-asian="9pt" style:language-asian="el" style:country-asian="GR" style:font-name-complex="Times New Roman" style:font-size-complex="9pt"/>
    </style:style>
    <style:style style:name="T37" style:family="text">
      <style:text-properties fo:color="#000000" style:font-name="Symbola" fo:font-size="9pt" fo:language="en" fo:country="US" officeooo:rsid="00395978" style:font-name-asian="Times New Roman" style:font-size-asian="9pt" style:language-asian="el" style:country-asian="GR" style:font-name-complex="Times New Roman" style:font-size-complex="9pt"/>
    </style:style>
    <style:style style:name="T38" style:family="text">
      <style:text-properties fo:color="#000000" style:font-name="Symbola" fo:font-size="9pt" fo:language="en" fo:country="US" officeooo:rsid="003ba6bc" style:font-name-asian="Times New Roman" style:font-size-asian="9pt" style:language-asian="el" style:country-asian="GR" style:font-name-complex="Times New Roman" style:font-size-complex="9pt"/>
    </style:style>
    <style:style style:name="T39" style:family="text">
      <style:text-properties fo:color="#000000" style:font-name="Symbola" fo:font-size="9pt" fo:language="en" fo:country="US" officeooo:rsid="003f19de" style:font-name-asian="Times New Roman" style:font-size-asian="9pt" style:language-asian="el" style:country-asian="GR" style:font-name-complex="Times New Roman" style:font-size-complex="9pt"/>
    </style:style>
    <style:style style:name="T40" style:family="text">
      <style:text-properties fo:color="#000000" style:font-name="Symbola" fo:font-size="9pt" fo:language="en" fo:country="US" officeooo:rsid="0041bac5" style:font-name-asian="Times New Roman" style:font-size-asian="9pt" style:language-asian="el" style:country-asian="GR" style:font-name-complex="Times New Roman" style:font-size-complex="9pt"/>
    </style:style>
    <style:style style:name="T41" style:family="text">
      <style:text-properties fo:color="#000000" style:font-name="Symbola" fo:font-size="9pt" fo:language="en" fo:country="US" officeooo:rsid="0044df36" style:font-name-asian="Times New Roman" style:font-size-asian="9pt" style:language-asian="el" style:country-asian="GR" style:font-name-complex="Times New Roman" style:font-size-complex="9pt"/>
    </style:style>
    <style:style style:name="T42" style:family="text">
      <style:text-properties fo:color="#000000" style:font-name="Symbola" fo:font-size="9pt" fo:language="en" fo:country="US" officeooo:rsid="002e4caf" style:font-name-asian="Times New Roman" style:font-size-asian="9pt" style:language-asian="el" style:country-asian="GR" style:font-name-complex="Times New Roman" style:font-size-complex="9pt"/>
    </style:style>
    <style:style style:name="T43" style:family="text">
      <style:text-properties fo:color="#000000" style:font-name="Symbola" fo:font-size="9pt" fo:language="en" fo:country="US" officeooo:rsid="0070ba9d" style:font-name-asian="Times New Roman" style:font-size-asian="9pt" style:language-asian="el" style:country-asian="GR" style:font-name-complex="Times New Roman" style:font-size-complex="9pt"/>
    </style:style>
    <style:style style:name="T44" style:family="text">
      <style:text-properties fo:color="#000000" style:font-name="Symbola" fo:font-size="9pt" fo:language="en" fo:country="US" style:font-name-asian="Times New Roman" style:font-size-asian="9pt" style:language-asian="el" style:country-asian="GR" style:font-name-complex="Symbola" style:font-size-complex="9pt"/>
    </style:style>
    <style:style style:name="T45" style:family="text">
      <style:text-properties fo:color="#000000" style:font-name="Symbola" fo:font-size="9pt" fo:language="en" fo:country="US" officeooo:rsid="00246d38" style:font-name-asian="Times New Roman" style:font-size-asian="9pt" style:language-asian="el" style:country-asian="GR" style:font-name-complex="Symbola" style:font-size-complex="9pt"/>
    </style:style>
    <style:style style:name="T46" style:family="text">
      <style:text-properties fo:color="#000000" style:font-name="Symbola" fo:font-size="9pt" fo:language="en" fo:country="US" officeooo:rsid="002bd6c5" style:font-name-asian="Times New Roman" style:font-size-asian="9pt" style:language-asian="el" style:country-asian="GR" style:font-name-complex="Symbola" style:font-size-complex="9pt"/>
    </style:style>
    <style:style style:name="T47" style:family="text">
      <style:text-properties fo:color="#000000" style:font-name="Symbola" fo:font-size="9pt" fo:language="en" fo:country="US" officeooo:rsid="001e0527" style:font-name-asian="Times New Roman" style:font-size-asian="9pt" style:language-asian="el" style:country-asian="GR" style:font-name-complex="Symbola" style:font-size-complex="9pt"/>
    </style:style>
    <style:style style:name="T48" style:family="text">
      <style:text-properties fo:color="#000000" style:font-name="Symbola" fo:font-size="9pt" fo:language="en" fo:country="US" officeooo:rsid="003ff80d" style:font-name-asian="Times New Roman" style:font-size-asian="9pt" style:language-asian="el" style:country-asian="GR" style:font-name-complex="Symbola" style:font-size-complex="9pt"/>
    </style:style>
    <style:style style:name="T49" style:family="text">
      <style:text-properties fo:color="#000000" style:font-name="Symbola" fo:font-size="9pt" fo:language="en" fo:country="US" officeooo:rsid="0044df36" style:font-name-asian="Times New Roman" style:font-size-asian="9pt" style:language-asian="el" style:country-asian="GR" style:font-name-complex="Symbola" style:font-size-complex="9pt"/>
    </style:style>
    <style:style style:name="T50" style:family="text">
      <style:text-properties fo:color="#000000" style:font-name="Symbola" fo:font-size="9pt" fo:language="en" fo:country="US" officeooo:rsid="002e4caf" style:font-name-asian="Times New Roman" style:font-size-asian="9pt" style:language-asian="el" style:country-asian="GR" style:font-name-complex="Symbola" style:font-size-complex="9pt"/>
    </style:style>
    <style:style style:name="T51" style:family="text">
      <style:text-properties fo:color="#000000" style:font-name="Symbola" fo:font-size="9pt" fo:language="en" fo:country="US" officeooo:rsid="002363a8" style:font-name-asian="Times New Roman" style:font-size-asian="9pt" style:language-asian="el" style:country-asian="GR" style:font-name-complex="Courier New" style:font-size-complex="9pt"/>
    </style:style>
    <style:style style:name="T52" style:family="text">
      <style:text-properties fo:color="#000000" style:font-name="Symbola" fo:font-size="9pt" fo:language="en" fo:country="US" officeooo:rsid="001cf533" style:font-name-asian="Times New Roman" style:font-size-asian="9pt" style:language-asian="el" style:country-asian="GR" style:font-name-complex="Courier New" style:font-size-complex="9pt"/>
    </style:style>
    <style:style style:name="T53" style:family="text">
      <style:text-properties fo:color="#000000" style:font-name="Symbola" fo:font-size="9pt" fo:language="en" fo:country="US" officeooo:rsid="00170dab" style:font-name-asian="Symbola1" style:font-size-asian="9pt" style:language-asian="el" style:country-asian="GR" style:font-name-complex="Symbola" style:font-size-complex="9pt"/>
    </style:style>
    <style:style style:name="T54" style:family="text">
      <style:text-properties fo:color="#000000" style:font-name="Symbola" fo:font-size="9pt" fo:language="en" fo:country="US" officeooo:rsid="00246d38" style:font-name-asian="Symbola1" style:font-size-asian="9pt" style:language-asian="el" style:country-asian="GR" style:font-name-complex="Symbola" style:font-size-complex="9pt"/>
    </style:style>
    <style:style style:name="T55" style:family="text">
      <style:text-properties fo:color="#000000" style:font-name="Symbola" fo:font-size="9pt" fo:language="en" fo:country="US" style:text-underline-style="none" officeooo:rsid="00580f90" style:font-name-asian="Aroania" style:font-size-asian="9pt" style:language-asian="el" style:country-asian="GR" style:font-name-complex="Aroania" style:font-size-complex="9pt"/>
    </style:style>
    <style:style style:name="T56" style:family="text">
      <style:text-properties fo:color="#000000" style:font-name="Symbola" fo:font-size="9pt" fo:language="cu" fo:country="RU" style:font-name-asian="Times New Roman" style:font-size-asian="9pt" style:language-asian="el" style:country-asian="GR" style:font-name-complex="Times New Roman" style:font-size-complex="9pt"/>
    </style:style>
    <style:style style:name="T57" style:family="text">
      <style:text-properties fo:color="#000000" style:font-name="Symbola" fo:font-size="9pt" fo:language="cu" fo:country="RU" officeooo:rsid="0031306a" style:font-name-asian="Times New Roman" style:font-size-asian="9pt" style:language-asian="el" style:country-asian="GR" style:font-name-complex="Times New Roman" style:font-size-complex="9pt"/>
    </style:style>
    <style:style style:name="T58" style:family="text">
      <style:text-properties fo:color="#000000" style:font-name="Symbola" fo:font-size="9pt" fo:language="cu" fo:country="RU" officeooo:rsid="00338a05" style:font-name-asian="Times New Roman" style:font-size-asian="9pt" style:language-asian="el" style:country-asian="GR" style:font-name-complex="Times New Roman" style:font-size-complex="9pt"/>
    </style:style>
    <style:style style:name="T59" style:family="text">
      <style:text-properties fo:color="#000000" style:font-name="Symbola" fo:font-size="9pt" fo:language="nl" fo:country="NL" style:font-name-asian="Times New Roman" style:font-size-asian="9pt" style:language-asian="el" style:country-asian="GR" style:font-name-complex="Times New Roman" style:font-size-complex="9pt"/>
    </style:style>
    <style:style style:name="T60" style:family="text">
      <style:text-properties fo:color="#000000" style:font-name="Symbola" fo:font-size="9pt" fo:language="fr" fo:country="FR" style:font-name-asian="Times New Roman" style:font-size-asian="9pt" style:language-asian="el" style:country-asian="GR" style:font-name-complex="Times New Roman" style:font-size-complex="9pt"/>
    </style:style>
    <style:style style:name="T61" style:family="text">
      <style:text-properties fo:color="#000000" style:font-name="Symbola" fo:font-size="9pt" fo:language="ru" fo:country="RU" style:font-name-asian="Times New Roman" style:font-size-asian="9pt" style:language-asian="el" style:country-asian="GR" style:font-name-complex="Times New Roman" style:font-size-complex="9pt"/>
    </style:style>
    <style:style style:name="T62" style:family="text">
      <style:text-properties fo:color="#000000" style:font-name="Symbola" fo:font-size="9pt" fo:language="zxx" fo:country="none" officeooo:rsid="001ce392" style:font-name-asian="Times New Roman" style:font-size-asian="9pt" style:language-asian="zxx" style:country-asian="none" style:font-name-complex="Times New Roman" style:font-size-complex="9pt" style:language-complex="zxx" style:country-complex="none"/>
    </style:style>
    <style:style style:name="T63" style:family="text">
      <style:text-properties fo:color="#000000" style:font-name="Symbola" fo:font-size="9pt" fo:language="zxx" fo:country="none" officeooo:rsid="002363a8" style:font-name-asian="Times New Roman" style:font-size-asian="9pt" style:language-asian="zxx" style:country-asian="none" style:font-name-complex="Times New Roman" style:font-size-complex="9pt" style:language-complex="zxx" style:country-complex="none"/>
    </style:style>
    <style:style style:name="T64" style:family="text">
      <style:text-properties fo:color="#000000" style:font-name="Symbola" fo:font-size="9pt" fo:language="el" fo:country="GR" officeooo:rsid="002bd6c5" style:font-name-asian="Times New Roman" style:font-size-asian="9pt" style:language-asian="el" style:country-asian="GR" style:font-name-complex="Times New Roman" style:font-size-complex="9pt"/>
    </style:style>
    <style:style style:name="T65" style:family="text">
      <style:text-properties fo:color="#000000" style:font-name="Symbola" fo:font-size="9pt" fo:language="el" fo:country="GR" officeooo:rsid="002e4caf" style:font-name-asian="Times New Roman" style:font-size-asian="9pt" style:language-asian="el" style:country-asian="GR" style:font-name-complex="Times New Roman" style:font-size-complex="9pt"/>
    </style:style>
    <style:style style:name="T66" style:family="text">
      <style:text-properties fo:color="#000000" style:font-name="Symbola" fo:font-size="9pt" officeooo:rsid="001c26c6" style:font-name-asian="Symbola1" style:font-size-asian="9pt" style:font-name-complex="Symbola1" style:font-size-complex="9pt"/>
    </style:style>
    <style:style style:name="T67" style:family="text">
      <style:text-properties fo:color="#000000" style:font-name="Symbola" fo:font-size="9pt" fo:language="la" fo:country="VA" officeooo:rsid="0031306a" style:font-name-asian="Times New Roman" style:font-size-asian="9pt" style:language-asian="el" style:country-asian="GR" style:font-name-complex="Times New Roman" style:font-size-complex="9pt"/>
    </style:style>
    <style:style style:name="T68" style:family="text">
      <style:text-properties fo:color="#000000" style:font-name="Symbola:smcp" fo:font-size="9pt" fo:language="en" fo:country="US" officeooo:rsid="002bd6c5" style:font-name-asian="Times New Roman" style:font-size-asian="9pt" style:language-asian="el" style:country-asian="GR" style:font-name-complex="Symbola" style:font-size-complex="9pt"/>
    </style:style>
    <style:style style:name="T69" style:family="text">
      <style:text-properties fo:color="#000000" style:font-name="Symbola:smcp" fo:font-size="9pt" fo:language="en" fo:country="US" officeooo:rsid="002bd6c5" style:font-name-asian="Times New Roman" style:font-size-asian="9pt" style:language-asian="el" style:country-asian="GR" style:font-name-complex="Times New Roman" style:font-size-complex="9pt"/>
    </style:style>
    <style:style style:name="T70" style:family="text">
      <style:text-properties fo:color="#000000" style:font-name="Symbola:smcp" fo:font-size="9pt" fo:language="en" fo:country="US" officeooo:rsid="00338a05" style:font-name-asian="Times New Roman" style:font-size-asian="9pt" style:language-asian="el" style:country-asian="GR" style:font-name-complex="Times New Roman" style:font-size-complex="9pt"/>
    </style:style>
    <style:style style:name="T71" style:family="text">
      <style:text-properties fo:color="#000000" style:font-name="Symbola:smcp" fo:font-size="9pt" fo:language="el" fo:country="GR" officeooo:rsid="002bd6c5" style:font-name-asian="Times New Roman" style:font-size-asian="9pt" style:language-asian="el" style:country-asian="GR" style:font-name-complex="Times New Roman" style:font-size-complex="9pt"/>
    </style:style>
    <style:style style:name="T72" style:family="text">
      <style:text-properties fo:color="#000000" style:font-name="Symbola:smcp" fo:font-size="9pt" officeooo:rsid="00338a05" style:font-name-asian="Times New Roman" style:font-size-asian="9pt" style:language-asian="el" style:country-asian="GR" style:font-name-complex="Times New Roman" style:font-size-complex="9pt"/>
    </style:style>
    <style:style style:name="T73" style:family="text">
      <style:text-properties fo:color="#000000" style:font-name="Symbola:smcp" fo:font-size="9pt" fo:language="cu" fo:country="RU" officeooo:rsid="00338a05" style:font-name-asian="Times New Roman" style:font-size-asian="9pt" style:language-asian="el" style:country-asian="GR" style:font-name-complex="Times New Roman" style:font-size-complex="9pt"/>
    </style:style>
    <style:style style:name="T74" style:family="text">
      <style:text-properties fo:color="#000000" style:font-name="Symbola:c2sc" fo:font-size="9pt" fo:language="en" fo:country="US" style:font-name-asian="Times New Roman" style:font-size-asian="9pt" style:language-asian="el" style:country-asian="GR" style:font-name-complex="Times New Roman" style:font-size-complex="9pt"/>
    </style:style>
    <style:style style:name="T75" style:family="text">
      <style:text-properties fo:color="#000000" style:font-name="Symbola:c2sc" fo:font-size="9pt" fo:language="en" fo:country="US" officeooo:rsid="001ce392" style:font-name-asian="Times New Roman" style:font-size-asian="9pt" style:language-asian="el" style:country-asian="GR" style:font-name-complex="Times New Roman" style:font-size-complex="9pt"/>
    </style:style>
    <style:style style:name="T76" style:family="text">
      <style:text-properties fo:color="#000000" style:font-name="Symbola:c2sc" fo:font-size="9pt" fo:language="en" fo:country="US" officeooo:rsid="002bd6c5" style:font-name-asian="Times New Roman" style:font-size-asian="9pt" style:language-asian="el" style:country-asian="GR" style:font-name-complex="Times New Roman" style:font-size-complex="9pt"/>
    </style:style>
    <style:style style:name="T77" style:family="text">
      <style:text-properties fo:color="#000000" style:font-name="Symbola:c2sc" fo:font-size="9pt" fo:language="en" fo:country="US" officeooo:rsid="002e4caf" style:font-name-asian="Times New Roman" style:font-size-asian="9pt" style:language-asian="el" style:country-asian="GR" style:font-name-complex="Times New Roman" style:font-size-complex="9pt"/>
    </style:style>
    <style:style style:name="T78" style:family="text">
      <style:text-properties fo:color="#000000" style:font-name="Symbola:c2sc" fo:font-size="9pt" fo:language="el" fo:country="GR" officeooo:rsid="002bd6c5" style:font-name-asian="Times New Roman" style:font-size-asian="9pt" style:language-asian="el" style:country-asian="GR" style:font-name-complex="Times New Roman" style:font-size-complex="9pt"/>
    </style:style>
    <style:style style:name="T79" style:family="text">
      <style:text-properties fo:color="#000000" style:font-name="Symbola:c2sc" fo:font-size="9pt" fo:language="el" fo:country="GR" officeooo:rsid="002e4caf" style:font-name-asian="Times New Roman" style:font-size-asian="9pt" style:language-asian="el" style:country-asian="GR" style:font-name-complex="Times New Roman" style:font-size-complex="9pt"/>
    </style:style>
    <style:style style:name="T80" style:family="text">
      <style:text-properties fo:color="#000000" style:font-name="Symbola:subs" fo:font-size="9pt" fo:language="en" fo:country="US" officeooo:rsid="002bd6c5" style:font-name-asian="Times New Roman" style:font-size-asian="9pt" style:language-asian="el" style:country-asian="GR" style:font-name-complex="Symbola" style:font-size-complex="9pt"/>
    </style:style>
    <style:style style:name="T81" style:family="text">
      <style:text-properties fo:color="#000000" style:font-name="Symbola:subs" fo:font-size="9pt" fo:language="en" fo:country="US" officeooo:rsid="002bd6c5" style:font-name-asian="Times New Roman" style:font-size-asian="9pt" style:language-asian="el" style:country-asian="GR" style:font-name-complex="Times New Roman" style:font-size-complex="9pt"/>
    </style:style>
    <style:style style:name="T82" style:family="text">
      <style:text-properties fo:color="#000000" style:font-name="Symbola:subs" fo:font-size="9pt" fo:language="el" fo:country="GR" officeooo:rsid="002bd6c5" style:font-name-asian="Times New Roman" style:font-size-asian="9pt" style:language-asian="el" style:country-asian="GR" style:font-name-complex="Times New Roman" style:font-size-complex="9pt"/>
    </style:style>
    <style:style style:name="T83" style:family="text">
      <style:text-properties fo:color="#000000" style:font-name="Symbola:sups" fo:font-size="9pt" fo:language="en" fo:country="US" officeooo:rsid="002bd6c5" style:font-name-asian="Times New Roman" style:font-size-asian="9pt" style:language-asian="el" style:country-asian="GR" style:font-name-complex="Symbola" style:font-size-complex="9pt"/>
    </style:style>
    <style:style style:name="T84" style:family="text">
      <style:text-properties fo:color="#000000" style:font-name="Symbola:sups" fo:font-size="9pt" fo:language="en" fo:country="US" officeooo:rsid="002e4caf" style:font-name-asian="Times New Roman" style:font-size-asian="9pt" style:language-asian="el" style:country-asian="GR" style:font-name-complex="Symbola" style:font-size-complex="9pt"/>
    </style:style>
    <style:style style:name="T85" style:family="text">
      <style:text-properties fo:color="#000000" style:font-name="Symbola:sups" fo:font-size="9pt" fo:language="en" fo:country="US" officeooo:rsid="002bd6c5" style:font-name-asian="Times New Roman" style:font-size-asian="9pt" style:language-asian="el" style:country-asian="GR" style:font-name-complex="Times New Roman" style:font-size-complex="9pt"/>
    </style:style>
    <style:style style:name="T86" style:family="text">
      <style:text-properties fo:color="#000000" style:font-name="Symbola:sups" fo:font-size="9pt" fo:language="el" fo:country="GR" officeooo:rsid="002bd6c5" style:font-name-asian="Times New Roman" style:font-size-asian="9pt" style:language-asian="el" style:country-asian="GR" style:font-name-complex="Times New Roman" style:font-size-complex="9pt"/>
    </style:style>
    <style:style style:name="T87" style:family="text">
      <style:text-properties fo:color="#000000" style:font-name="Symbola:onum" fo:font-size="9pt" fo:language="en" fo:country="US" officeooo:rsid="001ce392" style:font-name-asian="Times New Roman" style:font-size-asian="9pt" style:language-asian="el" style:country-asian="GR" style:font-name-complex="Times New Roman" style:font-size-complex="9pt"/>
    </style:style>
    <style:style style:name="T88" style:family="text">
      <style:text-properties fo:color="#000000" style:font-name="Symbola:dnom" fo:font-size="9pt" fo:language="en" fo:country="US" officeooo:rsid="001ce392" style:font-name-asian="Times New Roman" style:font-size-asian="9pt" style:language-asian="el" style:country-asian="GR" style:font-name-complex="Times New Roman" style:font-size-complex="9pt"/>
    </style:style>
    <style:style style:name="T89" style:family="text">
      <style:text-properties fo:color="#000000" style:font-name="Symbola:numr" fo:font-size="9pt" fo:language="en" fo:country="US" officeooo:rsid="001ce392" style:font-name-asian="Times New Roman" style:font-size-asian="9pt" style:language-asian="el" style:country-asian="GR" style:font-name-complex="Times New Roman" style:font-size-complex="9pt"/>
    </style:style>
    <style:style style:name="T90" style:family="text">
      <style:text-properties fo:color="#000000" style:font-name="Symbola1" fo:font-size="9pt" fo:language="en" fo:country="US" officeooo:rsid="001e0527" style:font-name-asian="Symbola1" style:font-size-asian="9pt" style:language-asian="el" style:country-asian="GR" style:font-name-complex="Symbola1" style:font-size-complex="9pt"/>
    </style:style>
    <style:style style:name="T91" style:family="text">
      <style:text-properties fo:color="#000000" style:font-name="Symbola1" fo:font-size="9pt" fo:language="en" fo:country="US" officeooo:rsid="002d02fc" style:font-name-asian="Symbola1" style:font-size-asian="9pt" style:language-asian="el" style:country-asian="GR" style:font-name-complex="Symbola1" style:font-size-complex="9pt"/>
    </style:style>
    <style:style style:name="T92" style:family="text">
      <style:text-properties fo:color="#000000" style:font-name="Symbola1" fo:font-size="9pt" fo:language="en" fo:country="US" officeooo:rsid="003f48e5" style:font-name-asian="Symbola1" style:font-size-asian="9pt" style:language-asian="el" style:country-asian="GR" style:font-name-complex="Symbola1" style:font-size-complex="9pt"/>
    </style:style>
    <style:style style:name="T93" style:family="text">
      <style:text-properties fo:color="#000000" style:font-name="Symbola1" fo:font-size="9pt" officeooo:rsid="0022110f" style:font-name-asian="Times New Roman" style:font-size-asian="9pt" style:language-asian="el" style:country-asian="GR" style:font-name-complex="Times New Roman" style:font-size-complex="9pt"/>
    </style:style>
    <style:style style:name="T94" style:family="text">
      <style:text-properties fo:color="#000000" style:font-name="Symbola1" fo:font-size="9pt" fo:language="ru" fo:country="RU" officeooo:rsid="00170dab" style:font-name-asian="Symbola1" style:font-size-asian="9pt" style:language-asian="el" style:country-asian="GR" style:font-name-complex="Symbola1" style:font-size-complex="9pt"/>
    </style:style>
    <style:style style:name="T95" style:family="text">
      <style:text-properties fo:color="#000000" style:font-name="Symbola1" fo:font-size="9pt" fo:language="el" fo:country="GR" officeooo:rsid="002e4caf" style:font-name-asian="Times New Roman" style:font-size-asian="9pt" style:language-asian="el" style:country-asian="GR" style:font-name-complex="Times New Roman" style:font-size-complex="9pt"/>
    </style:style>
    <style:style style:name="T96" style:family="text">
      <style:text-properties fo:color="#000000" style:font-name="Symbola:dlig" fo:font-size="9pt" fo:language="da" fo:country="DK" style:font-name-asian="Times New Roman" style:font-size-asian="9pt" style:language-asian="el" style:country-asian="GR" style:font-name-complex="Times New Roman" style:font-size-complex="9pt"/>
    </style:style>
    <style:style style:name="T97" style:family="text">
      <style:text-properties fo:color="#000000" style:font-name="Symbola:dlig" fo:font-size="9pt" fo:language="en" fo:country="US" officeooo:rsid="002022a6" style:font-name-asian="Times New Roman" style:font-size-asian="9pt" style:language-asian="el" style:country-asian="GR" style:font-name-complex="Times New Roman" style:font-size-complex="9pt"/>
    </style:style>
    <style:style style:name="T98" style:family="text">
      <style:text-properties fo:color="#000000" style:font-name="Symbola:dlig" fo:font-size="9pt" fo:language="en" fo:country="US" officeooo:rsid="003ba6bc" style:font-name-asian="Times New Roman" style:font-size-asian="9pt" style:language-asian="el" style:country-asian="GR" style:font-name-complex="Times New Roman" style:font-size-complex="9pt"/>
    </style:style>
    <style:style style:name="T99" style:family="text">
      <style:text-properties fo:color="#000000" style:font-name="Symbola:hlig" fo:font-size="9pt" fo:language="en" fo:country="US" officeooo:rsid="0022110f" style:font-name-asian="Times New Roman" style:font-size-asian="9pt" style:language-asian="el" style:country-asian="GR" style:font-name-complex="Times New Roman" style:font-size-complex="9pt"/>
    </style:style>
    <style:style style:name="T100" style:family="text">
      <style:text-properties fo:color="#000000" style:font-name="Symbola:dtls" fo:font-size="9pt" fo:language="zxx" fo:country="none" officeooo:rsid="002363a8" style:font-name-asian="Times New Roman" style:font-size-asian="9pt" style:language-asian="el" style:country-asian="GR" style:font-name-complex="Times New Roman" style:font-size-complex="9pt" style:language-complex="zxx" style:country-complex="none"/>
    </style:style>
    <style:style style:name="T101" style:family="text">
      <style:text-properties fo:color="#000000" style:font-name="Symbola:frac=0" fo:font-size="9pt" style:font-name-asian="Times New Roman" style:font-size-asian="9pt" style:language-asian="el" style:country-asian="GR" style:font-name-complex="Times New Roman" style:font-size-complex="9pt"/>
    </style:style>
    <style:style style:name="T102" style:family="text">
      <style:text-properties fo:color="#000000" style:font-name="Symbola:frac" fo:font-size="9pt" fo:language="en" fo:country="US" officeooo:rsid="0036e6fd" style:font-name-asian="Times New Roman" style:font-size-asian="9pt" style:language-asian="el" style:country-asian="GR" style:font-name-complex="Times New Roman" style:font-size-complex="9pt"/>
    </style:style>
    <style:style style:name="T103" style:family="text">
      <style:text-properties fo:color="#000000" style:font-name="Symbola:frac" fo:font-size="9pt" fo:language="en" fo:country="US" officeooo:rsid="001ce392" style:font-name-asian="Times New Roman" style:font-size-asian="9pt" style:language-asian="el" style:country-asian="GR" style:font-name-complex="Times New Roman" style:font-size-complex="9pt"/>
    </style:style>
    <style:style style:name="T104" style:family="text">
      <style:text-properties fo:color="#000000" style:font-name="Symbola:frac" fo:font-size="9pt" fo:language="en" fo:country="US" officeooo:rsid="00395978" style:font-name-asian="Times New Roman" style:font-size-asian="9pt" style:language-asian="el" style:country-asian="GR" style:font-name-complex="Times New Roman" style:font-size-complex="9pt"/>
    </style:style>
    <style:style style:name="T105" style:family="text">
      <style:text-properties fo:color="#000000" style:font-name="Symbola:liga=0" fo:font-size="9pt" fo:language="en" fo:country="US" officeooo:rsid="003fa3b3" style:font-name-asian="Times New Roman" style:font-size-asian="9pt" style:language-asian="el" style:country-asian="GR" style:font-name-complex="Symbola" style:font-size-complex="9pt"/>
    </style:style>
    <style:style style:name="T106" style:family="text">
      <style:text-properties fo:color="#000000" style:font-name="Symbola:cv01" fo:font-size="9pt" officeooo:rsid="001c26c6" style:font-name-asian="Symbola1" style:font-size-asian="9pt" style:font-name-complex="Symbola1" style:font-size-complex="9pt"/>
    </style:style>
    <style:style style:name="T107" style:family="text">
      <style:text-properties fo:color="#000000" style:font-name="Symbola:swsh" fo:font-size="9pt" fo:language="en" fo:country="US" officeooo:rsid="0041bac5" style:font-name-asian="Times New Roman" style:font-size-asian="9pt" style:language-asian="el" style:country-asian="GR" style:font-name-complex="Times New Roman" style:font-size-complex="9pt"/>
    </style:style>
    <style:style style:name="T108" style:family="text">
      <style:text-properties fo:color="#000000" style:font-name="Symbola:swsh" fo:font-size="9pt" fo:language="en" fo:country="US" officeooo:rsid="0044df36" style:font-name-asian="Times New Roman" style:font-size-asian="9pt" style:language-asian="el" style:country-asian="GR" style:font-name-complex="Times New Roman" style:font-size-complex="9pt"/>
    </style:style>
    <style:style style:name="T109" style:family="text">
      <style:text-properties fo:color="#000000" style:font-name="Symbola:ital" fo:font-size="9pt" fo:language="en" fo:country="US" officeooo:rsid="0041bac5" style:font-name-asian="Times New Roman" style:font-size-asian="9pt" style:language-asian="el" style:country-asian="GR" style:font-name-complex="Times New Roman" style:font-size-complex="9pt"/>
    </style:style>
    <style:style style:name="T110" style:family="text">
      <style:text-properties fo:color="#000000" style:font-name="Symbola:ital" fo:font-size="9pt" fo:language="en" fo:country="US" officeooo:rsid="0070ba9d" style:font-name-asian="Times New Roman" style:font-size-asian="9pt" style:language-asian="el" style:country-asian="GR" style:font-name-complex="Times New Roman" style:font-size-complex="9pt"/>
    </style:style>
    <style:style style:name="T111" style:family="text">
      <style:text-properties fo:color="#000000" style:font-name="Symbola1" fo:font-size="9pt" fo:language="en" fo:country="US" officeooo:rsid="0070ba9d" style:font-name-asian="Times New Roman" style:font-size-asian="9pt" style:language-asian="el" style:country-asian="GR" style:font-name-complex="Times New Roman" style:font-size-complex="9pt"/>
    </style:style>
    <style:style style:name="T112" style:family="text">
      <style:text-properties fo:color="#000000" style:font-name="Symbola" fo:font-size="9pt" fo:language="en" fo:country="US" officeooo:rsid="0041bac5" style:font-name-asian="Times New Roman" style:font-size-asian="9pt" style:language-asian="el" style:country-asian="GR" style:font-name-complex="Times New Roman" style:font-size-complex="9pt"/>
    </style:style>
    <style:style style:name="T113" style:family="text">
      <style:text-properties fo:color="#000000" style:font-name="Symbola" fo:font-size="9pt" fo:language="en" fo:country="US" officeooo:rsid="0070ba9d" style:font-name-asian="Times New Roman" style:font-size-asian="9pt" style:language-asian="el" style:country-asian="GR" style:font-name-complex="Times New Roman" style:font-size-complex="9pt"/>
    </style:style>
    <style:style style:name="T114" style:family="text">
      <style:text-properties fo:color="#000000" style:font-name="Symbola:ital" fo:font-size="9pt" fo:language="en" fo:country="US" officeooo:rsid="0041bac5" style:font-name-asian="Times New Roman" style:font-size-asian="9pt" style:language-asian="el" style:country-asian="GR" style:font-name-complex="Times New Roman" style:font-size-complex="9pt"/>
    </style:style>
    <style:style style:name="T115" style:family="text">
      <style:text-properties fo:color="#000000" style:font-name="Symbola:ital" fo:font-size="9pt" fo:language="en" fo:country="US" officeooo:rsid="0070ba9d" style:font-name-asian="Times New Roman" style:font-size-asian="9pt" style:language-asian="el" style:country-asian="GR" style:font-name-complex="Times New Roman" style:font-size-complex="9pt"/>
    </style:style>
    <style:style style:name="T116" style:family="text">
      <style:text-properties fo:color="#bfbfbf" style:font-name="Symbola" fo:font-size="9pt" fo:language="en" fo:country="US" style:font-size-asian="9pt" style:font-name-complex="Symbola" style:font-size-complex="9pt"/>
    </style:style>
    <style:style style:name="T117" style:family="text">
      <style:text-properties fo:color="#bfbfbf" style:font-name="Symbola" fo:font-size="9pt" fo:language="en" fo:country="US" style:font-name-asian="Times New Roman" style:font-size-asian="9pt" style:language-asian="el" style:country-asian="GR" style:font-name-complex="Symbola" style:font-size-complex="9pt"/>
    </style:style>
    <style:style style:name="T118" style:family="text">
      <style:text-properties fo:color="#0f089a" style:font-name="Symbola" fo:font-size="9pt" fo:language="en" fo:country="US" style:font-size-asian="9pt" style:font-name-complex="Symbola" style:font-size-complex="9pt"/>
    </style:style>
    <style:style style:name="T119" style:family="text">
      <style:text-properties fo:color="#0f089a" style:font-name="Symbola" fo:font-size="9pt" fo:language="en" fo:country="US" style:font-name-asian="Times New Roman" style:font-size-asian="9pt" style:language-asian="el" style:country-asian="GR" style:font-name-complex="Symbola" style:font-size-complex="9pt"/>
    </style:style>
    <style:style style:name="T120" style:family="text">
      <style:text-properties fo:color="#0f089a" style:font-name="Symbola" fo:font-size="9pt" fo:language="en" fo:country="US" officeooo:rsid="00170dab" style:font-name-asian="Times New Roman" style:font-size-asian="9pt" style:language-asian="el" style:country-asian="GR" style:font-name-complex="Symbola" style:font-size-complex="9pt"/>
    </style:style>
    <style:style style:name="T121" style:family="text">
      <style:text-properties fo:color="#0f089a" style:font-name="Symbola" fo:font-size="9pt" fo:language="en" fo:country="US" style:text-underline-style="none" style:font-name-asian="Times New Roman" style:font-size-asian="9pt" style:language-asian="el" style:country-asian="GR" style:font-name-complex="Times New Roman" style:font-size-complex="9pt"/>
    </style:style>
    <style:style style:name="T122" style:family="text">
      <style:text-properties fo:color="#0f089a" style:font-name="Symbola" fo:font-size="9pt" fo:language="en" fo:country="US" style:text-underline-style="none" officeooo:rsid="003f19de" style:font-name-asian="Times New Roman" style:font-size-asian="9pt" style:language-asian="el" style:country-asian="GR" style:font-name-complex="Times New Roman" style:font-size-complex="9pt"/>
    </style:style>
    <style:style style:name="T123" style:family="text">
      <style:text-properties fo:color="#0f089a" style:font-name="Symbola" fo:font-size="9pt" fo:language="en" fo:country="US" style:text-underline-style="none" officeooo:rsid="0041bac5" style:font-name-asian="Times New Roman" style:font-size-asian="9pt" style:language-asian="el" style:country-asian="GR" style:font-name-complex="Times New Roman" style:font-size-complex="9pt"/>
    </style:style>
    <style:style style:name="T124" style:family="text">
      <style:text-properties fo:color="#0f089a" style:font-name="Symbola" fo:font-size="9pt" style:text-underline-style="none" style:font-name-asian="Times New Roman" style:font-size-asian="9pt" style:language-asian="el" style:country-asian="GR" style:font-name-complex="Times New Roman" style:font-size-complex="9pt"/>
    </style:style>
    <style:style style:name="T125" style:family="text">
      <style:text-properties fo:color="#0f089a" style:font-name="Symbola" fo:font-size="9pt" fo:language="el" fo:country="GR" style:text-underline-style="none" officeooo:rsid="002e4caf" style:font-name-asian="Times New Roman" style:font-size-asian="9pt" style:language-asian="el" style:country-asian="GR" style:font-name-complex="Times New Roman" style:font-size-complex="9pt"/>
    </style:style>
    <style:style style:name="T126" style:family="text">
      <style:text-properties fo:color="#0f089a" style:font-name="Symbola" fo:font-size="11pt" fo:language="fr" fo:country="FR" style:text-underline-style="none" style:font-size-asian="11pt" style:font-name-complex="Symbola" style:font-size-complex="11pt"/>
    </style:style>
    <style:style style:name="T127" style:family="text">
      <style:text-properties fo:color="#0f089a" style:font-name="Symbola" fo:font-size="11pt" fo:language="fr" fo:country="FR" style:font-size-asian="11pt" style:font-name-complex="Symbola" style:font-size-complex="11pt"/>
    </style:style>
    <style:style style:name="T128" style:family="text">
      <style:text-properties fo:color="#0f089a" officeooo:rsid="004f4290"/>
    </style:style>
    <style:style style:name="T129" style:family="text">
      <style:text-properties fo:color="#0f089a" officeooo:rsid="005142b8"/>
    </style:style>
    <style:style style:name="T130" style:family="text">
      <style:text-properties fo:color="#d99594" style:font-name="Symbola" fo:font-size="9pt" style:font-size-asian="9pt" style:font-size-complex="9pt"/>
    </style:style>
    <style:style style:name="T131" style:family="text">
      <style:text-properties fo:color="#d99594"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132" style:family="text">
      <style:text-properties fo:color="#ff0000" style:font-name="Symbola" fo:font-size="9pt" style:font-size-asian="9pt" style:font-size-complex="9pt"/>
    </style:style>
    <style:style style:name="T133" style:family="text">
      <style:text-properties style:use-window-font-color="true" style:font-name="Symbola" fo:font-size="9pt" fo:language="en" fo:country="US" style:font-name-asian="Times New Roman" style:font-size-asian="9pt" style:language-asian="el" style:country-asian="GR" style:font-name-complex="Symbola" style:font-size-complex="9pt"/>
    </style:style>
    <style:style style:name="T134" style:family="text">
      <style:text-properties style:use-window-font-color="true" style:font-name="Symbola" fo:font-size="9pt" fo:language="en" fo:country="US" officeooo:rsid="00246d38" style:font-name-asian="Times New Roman" style:font-size-asian="9pt" style:language-asian="el" style:country-asian="GR" style:font-name-complex="Symbola" style:font-size-complex="9pt"/>
    </style:style>
    <style:style style:name="T135" style:family="text">
      <style:text-properties style:use-window-font-color="true" style:font-name="Symbola" fo:font-size="9pt" fo:language="en" fo:country="US" style:text-underline-style="none" officeooo:rsid="002d1c90" style:font-name-asian="Aroania" style:font-size-asian="9pt" style:language-asian="el" style:country-asian="GR" style:font-name-complex="Aroania" style:font-size-complex="9pt"/>
    </style:style>
    <style:style style:name="T136" style:family="text">
      <style:text-properties style:use-window-font-color="true" style:font-name="Symbola" fo:font-size="9pt" fo:language="en" fo:country="US" style:text-underline-style="none" officeooo:rsid="0047f08f" style:font-name-asian="Aroania" style:font-size-asian="9pt" style:language-asian="el" style:country-asian="GR" style:font-name-complex="Aroania" style:font-size-complex="9pt"/>
    </style:style>
    <style:style style:name="T137" style:family="text">
      <style:text-properties style:use-window-font-color="true" style:font-name="Symbola" fo:font-size="9pt" fo:language="en" fo:country="US" style:text-underline-style="none" officeooo:rsid="00493dab" style:font-name-asian="Aroania" style:font-size-asian="9pt" style:language-asian="el" style:country-asian="GR" style:font-name-complex="Aroania" style:font-size-complex="9pt"/>
    </style:style>
    <style:style style:name="T138" style:family="text">
      <style:text-properties style:use-window-font-color="true" style:font-name="Symbola" fo:font-size="9pt" fo:language="en" fo:country="US" style:text-underline-style="none" officeooo:rsid="004fb566" style:font-name-asian="Aroania" style:font-size-asian="9pt" style:language-asian="el" style:country-asian="GR" style:font-name-complex="Aroania" style:font-size-complex="9pt"/>
    </style:style>
    <style:style style:name="T139" style:family="text">
      <style:text-properties style:use-window-font-color="true" style:font-name="Symbola" fo:font-size="9pt" fo:language="en" fo:country="US" style:text-underline-style="none" officeooo:rsid="00513d75" style:font-name-asian="Aroania" style:font-size-asian="9pt" style:language-asian="el" style:country-asian="GR" style:font-name-complex="Aroania" style:font-size-complex="9pt"/>
    </style:style>
    <style:style style:name="T140" style:family="text">
      <style:text-properties style:use-window-font-color="true" style:font-name="Symbola" fo:font-size="9pt" fo:language="en" fo:country="US" style:text-underline-style="none" officeooo:rsid="00568de5" style:font-name-asian="Aroania" style:font-size-asian="9pt" style:language-asian="el" style:country-asian="GR" style:font-name-complex="Aroania" style:font-size-complex="9pt"/>
    </style:style>
    <style:style style:name="T141" style:family="text">
      <style:text-properties style:use-window-font-color="true" style:font-name="Symbola" fo:font-size="9pt" fo:language="en" fo:country="US" style:text-underline-style="none" officeooo:rsid="00580f90" style:font-name-asian="Aroania" style:font-size-asian="9pt" style:language-asian="el" style:country-asian="GR" style:font-name-complex="Aroania" style:font-size-complex="9pt"/>
    </style:style>
    <style:style style:name="T142" style:family="text">
      <style:text-properties style:use-window-font-color="true" style:font-name="Symbola" fo:font-size="9pt" fo:language="en" fo:country="US" style:text-underline-style="none" officeooo:rsid="0058a079" style:font-name-asian="Aroania" style:font-size-asian="9pt" style:language-asian="el" style:country-asian="GR" style:font-name-complex="Aroania" style:font-size-complex="9pt"/>
    </style:style>
    <style:style style:name="T143" style:family="text">
      <style:text-properties style:use-window-font-color="true" style:font-name="Symbola" fo:font-size="9pt" fo:language="en" fo:country="US" style:text-underline-style="none" officeooo:rsid="005da3d0" style:font-name-asian="Aroania" style:font-size-asian="9pt" style:language-asian="el" style:country-asian="GR" style:font-name-complex="Aroania" style:font-size-complex="9pt"/>
    </style:style>
    <style:style style:name="T144" style:family="text">
      <style:text-properties style:use-window-font-color="true" style:font-name="Symbola" fo:font-size="9pt" fo:language="en" fo:country="US" style:text-underline-style="none" officeooo:rsid="00602463" style:font-name-asian="Aroania" style:font-size-asian="9pt" style:language-asian="el" style:country-asian="GR" style:font-name-complex="Aroania" style:font-size-complex="9pt"/>
    </style:style>
    <style:style style:name="T145" style:family="text">
      <style:text-properties style:use-window-font-color="true" style:font-name="Symbola" fo:font-size="9pt" fo:language="en" fo:country="US" style:text-underline-style="none" officeooo:rsid="006134c4" style:font-name-asian="Aroania" style:font-size-asian="9pt" style:language-asian="el" style:country-asian="GR" style:font-name-complex="Aroania" style:font-size-complex="9pt"/>
    </style:style>
    <style:style style:name="T146" style:family="text">
      <style:text-properties style:use-window-font-color="true" style:font-name="Symbola" fo:font-size="9pt" fo:language="en" fo:country="US" style:font-size-asian="9pt" style:font-name-complex="Symbola" style:font-size-complex="9pt"/>
    </style:style>
    <style:style style:name="T147" style:family="text">
      <style:text-properties style:use-window-font-color="true" style:font-name="Symbola:ital" fo:font-size="9pt" fo:language="en" fo:country="US" style:text-underline-style="none" officeooo:rsid="0047f08f" style:font-name-asian="Aroania" style:font-size-asian="9pt" style:language-asian="el" style:country-asian="GR" style:font-name-complex="Aroania" style:font-size-complex="9pt"/>
    </style:style>
    <style:style style:name="T148" style:family="text">
      <style:text-properties style:use-window-font-color="true" style:font-name="Symbola:ital" fo:font-size="9pt" fo:language="en" fo:country="US" style:text-underline-style="none" officeooo:rsid="005da3d0" style:font-name-asian="Aroania" style:font-size-asian="9pt" style:language-asian="el" style:country-asian="GR" style:font-name-complex="Aroania" style:font-size-complex="9pt"/>
    </style:style>
    <style:style style:name="T149" style:family="text">
      <style:text-properties style:use-window-font-color="true" style:font-name="Symbola:smcp" fo:font-size="9pt" fo:language="en" fo:country="US" style:text-underline-style="none" officeooo:rsid="0058a079" style:font-name-asian="Aroania" style:font-size-asian="9pt" style:language-asian="el" style:country-asian="GR" style:font-name-complex="Aroania" style:font-size-complex="9pt"/>
    </style:style>
    <style:style style:name="T150" style:family="text">
      <style:text-properties style:use-window-font-color="true" style:font-name="Symbola:smcp" fo:font-size="9pt" fo:language="en" fo:country="US" style:text-underline-style="none" officeooo:rsid="002d1c90" style:font-name-asian="Aroania" style:font-size-asian="9pt" style:language-asian="el" style:country-asian="GR" style:font-name-complex="Aroania" style:font-size-complex="9pt"/>
    </style:style>
    <style:style style:name="T151" style:family="text">
      <style:text-properties style:use-window-font-color="true" style:font-name="Symbola:onum" fo:font-size="9pt" fo:language="en" fo:country="US" style:text-underline-style="none" officeooo:rsid="005da3d0" style:font-name-asian="Aroania" style:font-size-asian="9pt" style:language-asian="el" style:country-asian="GR" style:font-name-complex="Aroania" style:font-size-complex="9pt"/>
    </style:style>
    <style:style style:name="T152" style:family="text">
      <style:text-properties officeooo:rsid="00306a66"/>
    </style:style>
    <style:style style:name="T153" style:family="text">
      <style:text-properties style:font-name="Symbola:smcp"/>
    </style:style>
    <style:style style:name="T154" style:family="text">
      <style:text-properties style:font-name="Symbola:smcp" fo:font-size="10.5pt" fo:language="en" fo:country="US" officeooo:rsid="0011749d" style:font-name-asian="Symbola" style:font-size-asian="10.5pt" style:font-name-complex="Symbola" style:font-size-complex="10.5pt"/>
    </style:style>
    <style:style style:name="T155" style:family="text">
      <style:text-properties style:font-name="Symbola:smcp" fo:font-size="10.5pt" fo:language="en" fo:country="US" officeooo:rsid="00135f78" style:font-name-asian="Symbola" style:font-size-asian="10.5pt" style:font-name-complex="Symbola" style:font-size-complex="10.5pt"/>
    </style:style>
    <style:style style:name="T156" style:family="text">
      <style:text-properties style:font-name="Symbola:onum"/>
    </style:style>
    <style:style style:name="T157" style:family="text">
      <style:text-properties style:font-name="Symbola:onum" officeooo:rsid="0055ae3c"/>
    </style:style>
    <style:style style:name="T158" style:family="text">
      <style:text-properties style:font-name="Symbola:onum" fo:font-size="9pt" fo:language="en" fo:country="US" style:font-size-asian="9pt" style:font-name-complex="Symbola" style:font-size-complex="9pt"/>
    </style:style>
    <style:style style:name="T159" style:family="text">
      <style:text-properties style:font-name="Symbola:onum" officeooo:rsid="0070ba9d"/>
    </style:style>
    <style:style style:name="T160" style:family="text">
      <style:text-properties style:font-name="Symbola:c2sc&amp;onum" fo:font-size="9pt" fo:language="en" fo:country="US" style:font-size-asian="9pt" style:font-name-complex="Symbola" style:font-size-complex="9pt"/>
    </style:style>
    <style:style style:name="T161" style:family="text">
      <style:text-properties officeooo:rsid="004ce21b"/>
    </style:style>
    <style:style style:name="T162" style:family="text">
      <style:text-properties officeooo:rsid="004fb566"/>
    </style:style>
    <style:style style:name="T163" style:family="text">
      <style:text-properties style:font-name="Symbola:ital" fo:font-size="9pt" fo:language="en" fo:country="US" officeooo:rsid="005142b8" style:font-size-asian="9pt" style:font-size-complex="9pt"/>
    </style:style>
    <style:style style:name="T164" style:family="text">
      <style:text-properties style:font-name="Symbola:ital" fo:font-size="9pt" fo:language="en" fo:country="US" style:font-size-asian="9pt" style:font-name-complex="Symbola" style:font-size-complex="9pt"/>
    </style:style>
    <style:style style:name="T165" style:family="text">
      <style:text-properties style:font-name="Symbola:subs" fo:font-size="9pt" fo:language="en" fo:country="US" officeooo:rsid="00530050" style:font-size-asian="9pt" style:font-size-complex="9pt"/>
    </style:style>
    <style:style style:name="T166" style:family="text">
      <style:text-properties style:font-name="Symbola:sups" fo:font-size="9pt" fo:language="en" fo:country="US" officeooo:rsid="00530050" style:font-size-asian="9pt" style:font-size-complex="9pt"/>
    </style:style>
    <style:style style:name="T167" style:family="text">
      <style:text-properties style:font-name="Symbola1" fo:font-size="9pt" fo:language="en" fo:country="US" officeooo:rsid="0054e69d" style:font-name-asian="Symbola1" style:font-size-asian="9pt" style:font-name-complex="Symbola1" style:font-size-complex="9pt"/>
    </style:style>
    <style:style style:name="T168" style:family="text">
      <style:text-properties style:font-name="Symbola1" fo:font-size="9pt" fo:language="en" fo:country="US" officeooo:rsid="0058a079" style:font-name-asian="Symbola1" style:font-size-asian="9pt" style:font-name-complex="Symbola1" style:font-size-complex="9pt"/>
    </style:style>
    <style:style style:name="T169" style:family="text">
      <style:text-properties style:font-name="Symbola1" fo:font-size="14pt" fo:language="zxx" fo:country="none" officeooo:rsid="00135f78" style:font-name-asian="Symbola1" style:font-size-asian="14pt" style:language-asian="zxx" style:country-asian="none" style:font-name-complex="Symbola1" style:font-size-complex="14pt" style:language-complex="zxx" style:country-complex="none"/>
    </style:style>
    <style:style style:name="T170" style:family="text">
      <style:text-properties fo:color="#808080" style:font-name="Symbola:smcp" fo:font-size="9pt" fo:language="en" fo:country="US" officeooo:rsid="00382ce6" style:font-name-asian="Times New Roman" style:font-size-asian="9pt" style:language-asian="el" style:country-asian="GR" style:font-name-complex="Times New Roman" style:font-size-complex="9pt"/>
    </style:style>
    <style:style style:name="T171" style:family="text">
      <style:text-properties fo:color="#808080" style:font-name="Symbola" fo:font-size="9pt" fo:language="en" fo:country="US" officeooo:rsid="00382ce6" style:font-name-asian="Times New Roman" style:font-size-asian="9pt" style:language-asian="el" style:country-asian="GR" style:font-name-complex="Times New Roman" style:font-size-complex="9pt"/>
    </style:style>
    <style:style style:name="T172" style:family="text">
      <style:text-properties fo:color="#808080" style:font-name="Symbola" fo:font-size="9pt" fo:language="en" fo:country="US" officeooo:rsid="0064a796" style:font-name-asian="Times New Roman" style:font-size-asian="9pt" style:language-asian="el" style:country-asian="GR" style:font-name-complex="Times New Roman" style:font-size-complex="9pt"/>
    </style:style>
    <style:style style:name="T173" style:family="text">
      <style:text-properties fo:color="#808080" style:font-name="Symbola1" fo:font-size="9pt" fo:language="en" fo:country="US" officeooo:rsid="002d02fc" style:font-name-asian="Symbola1" style:font-size-asian="9pt" style:language-asian="el" style:country-asian="GR" style:font-name-complex="Symbola1" style:font-size-complex="9pt"/>
    </style:style>
    <style:style style:name="T174" style:family="text">
      <style:text-properties fo:color="#c4bc96"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175" style:family="text">
      <style:text-properties fo:color="#fedcc6"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176" style:family="text">
      <style:text-properties fo:color="#f04e4d" style:font-name="Symbola1" fo:font-size="9pt" fo:language="en" fo:country="US" officeooo:rsid="0054e69d" style:font-name-asian="Symbola1" style:font-size-asian="9pt" style:font-name-complex="Symbola1" style:font-size-complex="9pt"/>
    </style:style>
    <style:style style:name="T177" style:family="text">
      <style:text-properties officeooo:rsid="0070ba9d"/>
    </style:style>
    <style:style style:name="T178" style:family="text">
      <style:text-properties style:font-name="Symbola1" fo:font-size="9pt" fo:language="en" fo:country="US" officeooo:rsid="0070ba9d" style:font-size-asian="9pt" style:font-size-complex="9pt"/>
    </style:style>
    <style:style style:name="T179" style:family="text">
      <style:text-properties style:font-name="Symbola:ital" fo:font-size="9pt" fo:language="en" fo:country="US" officeooo:rsid="0070ba9d"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1">Symbola</text:p>
      <text:p text:style-name="P2"/>
      <text:p text:style-name="P2"/>
      <text:p text:style-name="P2"/>
      <text:p text:style-name="P2"/>
      <text:p text:style-name="P2"/>
      <text:p text:style-name="P2"/>
      <text:p text:style-name="P2"/>
      <text:p text:style-name="P2"/>
      <text:p text:style-name="P2"/>
      <text:p text:style-name="P5">Symbola, version <text:span text:style-name="T156">10.</text:span><text:span text:style-name="T157">2</text:span><text:span text:style-name="T159">4</text:span>, <text:span text:style-name="T177">January</text:span> <text:span text:style-name="T156">201</text:span><text:span text:style-name="T159">8</text:span><text:line-break/><text:span text:style-name="T153">symbola is free for any use</text:span></text:p>
      <text:p text:style-name="P2"/>
      <text:p text:style-name="P2"/>
      <text:p text:style-name="P6"><text:a xlink:type="simple" xlink:href="http://users.teilar.gr/~g1951d/" office:target-frame-name="_top" xlink:show="replace" text:style-name="Internet_20_link" text:visited-style-name="Visited_20_Internet_20_Link"><text:span text:style-name="Υπερ-σύνδεση"><text:span text:style-name="T126">Unicode Fonts for Ancient Scripts</text:span></text:span></text:a><text:span text:style-name="Προεπιλεγμένη_20_γραμματοσειρά"><text:span text:style-name="T127"><text:line-break/></text:span></text:span><text:a xlink:type="simple" xlink:href="mailto:g1951d@teilar.gr" office:target-frame-name="_top" xlink:show="replace" text:style-name="Internet_20_link" text:visited-style-name="Visited_20_Internet_20_Link"><text:span text:style-name="Υπερ-σύνδεση"><text:span text:style-name="T126">George Douros</text:span></text:span></text:a></text:p>
      <text:p text:style-name="P3"/>
      <text:p text:style-name="P24">OpenType features</text:p>
      <text:p text:style-name="P15"><text:span text:style-name="Προεπιλεγμένη_20_γραμματοσειρά"><text:span text:style-name="T18">✓</text:span></text:span><text:span text:style-name="Προεπιλεγμένη_20_γραμματοσειρά"><text:span text:style-name="T2"><text:tab/>Small Caps, Small Capitals From Capitals, Superscripts and Subscripts;<text:line-break/></text:span></text:span><text:a xlink:type="simple" xlink:href="https://www.microsoft.com/typography/otspec/features_pt.htm#smcp" office:target-frame-name="_top" xlink:show="replace" text:style-name="Internet_20_link" text:visited-style-name="Visited_20_Internet_20_Link"><text:span text:style-name="Προεπιλεγμένη_20_γραμματοσειρά"><text:span text:style-name="T124">smcp</text:span></text:span></text:a><text:span text:style-name="Προεπιλεγμένη_20_γραμματοσειρά"><text:span text:style-name="T25"><text:tab/>Small Capitals: </text:span></text:span><text:span text:style-name="Προεπιλεγμένη_20_γραμματοσειρά"><text:span text:style-name="T26">a</text:span></text:span><text:span text:style-name="Προεπιλεγμένη_20_γραμματοσειρά"><text:span text:style-name="T34">bcdefghijk</text:span></text:span><text:span text:style-name="Προεπιλεγμένη_20_γραμματοσειρά"><text:span text:style-name="T64">αβγδεζηθικ</text:span></text:span><text:span text:style-name="Προεπιλεγμένη_20_γραμματοσειρά"><text:span text:style-name="T46">ϐϑϕϖϝϰϱ</text:span></text:span><text:span text:style-name="Προεπιλεγμένη_20_γραμματοσειρά"><text:span text:style-name="T44"> </text:span></text:span><text:span text:style-name="Προεπιλεγμένη_20_γραμματοσειρά"><text:span text:style-name="T28">→ </text:span></text:span><text:span text:style-name="Προεπιλεγμένη_20_γραμματοσειρά"><text:span text:style-name="T69">abcdefghijk</text:span></text:span><text:span text:style-name="Προεπιλεγμένη_20_γραμματοσειρά"><text:span text:style-name="T71">αβγδεζηθικ</text:span></text:span><text:span text:style-name="Προεπιλεγμένη_20_γραμματοσειρά"><text:span text:style-name="T68">ϐϑϕϖϝϰϱ</text:span></text:span><text:span text:style-name="Προεπιλεγμένη_20_γραμματοσειρά"><text:span text:style-name="T28"><text:line-break/></text:span></text:span><text:a xlink:type="simple" xlink:href="https://www.microsoft.com/typography/otspec/features_ae.htm#c2sc" office:target-frame-name="_top" xlink:show="replace" text:style-name="Internet_20_link" text:visited-style-name="Visited_20_Internet_20_Link"><text:span text:style-name="Προεπιλεγμένη_20_γραμματοσειρά"><text:span text:style-name="T124">c2sc</text:span></text:span></text:a><text:span text:style-name="Προεπιλεγμένη_20_γραμματοσειρά"><text:span text:style-name="T25"><text:tab/>Small Capitals From Capitals: </text:span></text:span><text:span text:style-name="Προεπιλεγμένη_20_γραμματοσειρά"><text:span text:style-name="T64">A</text:span></text:span><text:span text:style-name="Προεπιλεγμένη_20_γραμματοσειρά"><text:span text:style-name="T34">BCDEFGHIJK</text:span></text:span><text:span text:style-name="Προεπιλεγμένη_20_γραμματοσειρά"><text:span text:style-name="T64">ΑΒΓΔΕΖΗΘΙΚ</text:span></text:span><text:span text:style-name="Προεπιλεγμένη_20_γραμματοσειρά"><text:span text:style-name="T95">Ϝ</text:span></text:span><text:span text:style-name="Προεπιλεγμένη_20_γραμματοσειρά"><text:span text:style-name="T28">→ </text:span></text:span><text:span text:style-name="Προεπιλεγμένη_20_γραμματοσειρά"><text:span text:style-name="T78">A</text:span></text:span><text:span text:style-name="Προεπιλεγμένη_20_γραμματοσειρά"><text:span text:style-name="T76">BCDEFGHIJK</text:span></text:span><text:span text:style-name="Προεπιλεγμένη_20_γραμματοσειρά"><text:span text:style-name="T78">ΑΒΓΔΕΖΗΘΙΚ</text:span></text:span><text:span text:style-name="Προεπιλεγμένη_20_γραμματοσειρά"><text:span text:style-name="T79">Ϝ<text:line-break/></text:span></text:span><text:a xlink:type="simple" xlink:href="https://www.microsoft.com/typography/otspec/features_pt.htm#sups" office:target-frame-name="_top" xlink:show="replace" text:style-name="Internet_20_link" text:visited-style-name="Visited_20_Internet_20_Link"><text:span text:style-name="Προεπιλεγμένη_20_γραμματοσειρά"><text:span text:style-name="T125">sups</text:span></text:span></text:a><text:span text:style-name="Προεπιλεγμένη_20_γραμματοσειρά"><text:span text:style-name="T65"><text:tab/>Superscript: </text:span></text:span><text:span text:style-name="Προεπιλεγμένη_20_γραμματοσειρά"><text:span text:style-name="T34">234567</text:span></text:span><text:span text:style-name="Προεπιλεγμένη_20_γραμματοσειρά"><text:span text:style-name="T64">a</text:span></text:span><text:span text:style-name="Προεπιλεγμένη_20_γραμματοσειρά"><text:span text:style-name="T34">bcdefghijk</text:span></text:span><text:span text:style-name="Προεπιλεγμένη_20_γραμματοσειρά"><text:span text:style-name="T64">αβγδεζηθικ</text:span></text:span><text:span text:style-name="Προεπιλεγμένη_20_γραμματοσειρά"><text:span text:style-name="T46">ϐϑϕϖϝϰϱ</text:span></text:span><text:span text:style-name="Προεπιλεγμένη_20_γραμματοσειρά"><text:span text:style-name="T50"> </text:span></text:span><text:span text:style-name="Προεπιλεγμένη_20_γραμματοσειρά"><text:span text:style-name="T42">→</text:span></text:span><text:span text:style-name="Προεπιλεγμένη_20_γραμματοσειρά"><text:span text:style-name="T77"> </text:span></text:span><text:span text:style-name="Προεπιλεγμένη_20_γραμματοσειρά"><text:span text:style-name="T84"><text:s/></text:span></text:span><text:span text:style-name="Προεπιλεγμένη_20_γραμματοσειρά"><text:span text:style-name="T85">234567abcdefghijk</text:span></text:span><text:span text:style-name="Προεπιλεγμένη_20_γραμματοσειρά"><text:span text:style-name="T86">αβγδεζηθικ</text:span></text:span><text:span text:style-name="Προεπιλεγμένη_20_γραμματοσειρά"><text:span text:style-name="T83">ϐϑϕϖϝϰϱ</text:span></text:span><text:span text:style-name="Προεπιλεγμένη_20_γραμματοσειρά"><text:span text:style-name="T28"><text:line-break/></text:span></text:span><text:a xlink:type="simple" xlink:href="https://www.microsoft.com/typography/otspec/features_pt.htm#subs" office:target-frame-name="_top" xlink:show="replace" text:style-name="Internet_20_link" text:visited-style-name="Visited_20_Internet_20_Link"><text:span text:style-name="Προεπιλεγμένη_20_γραμματοσειρά"><text:span text:style-name="T124">subs</text:span></text:span></text:a><text:span text:style-name="Προεπιλεγμένη_20_γραμματοσειρά"><text:span text:style-name="T25"><text:tab/>Subscript: </text:span></text:span><text:span text:style-name="Προεπιλεγμένη_20_γραμματοσειρά"><text:span text:style-name="T34">234567</text:span></text:span><text:span text:style-name="Προεπιλεγμένη_20_γραμματοσειρά"><text:span text:style-name="T26">a</text:span></text:span><text:span text:style-name="Προεπιλεγμένη_20_γραμματοσειρά"><text:span text:style-name="T34">bcdefghijk</text:span></text:span><text:span text:style-name="Προεπιλεγμένη_20_γραμματοσειρά"><text:span text:style-name="T64">αβγδεζηθικ</text:span></text:span><text:span text:style-name="Προεπιλεγμένη_20_γραμματοσειρά"><text:span text:style-name="T46">ϐϑϕϖϝϰϱ</text:span></text:span><text:span text:style-name="Προεπιλεγμένη_20_γραμματοσειρά"><text:span text:style-name="T44"> </text:span></text:span><text:span text:style-name="Προεπιλεγμένη_20_γραμματοσειρά"><text:span text:style-name="T28">→</text:span></text:span><text:span text:style-name="Προεπιλεγμένη_20_γραμματοσειρά"><text:span text:style-name="T74"> </text:span></text:span><text:span text:style-name="Προεπιλεγμένη_20_γραμματοσειρά"><text:span text:style-name="T81">234567abcdefghijk</text:span></text:span><text:span text:style-name="Προεπιλεγμένη_20_γραμματοσειρά"><text:span text:style-name="T82">αβγδεζηθικ</text:span></text:span><text:span text:style-name="Προεπιλεγμένη_20_γραμματοσειρά"><text:span text:style-name="T80">ϐϑϕϖϝϰϱ</text:span></text:span></text:p>
      <text:p text:style-name="P9"><text:span text:style-name="Προεπιλεγμένη_20_γραμματοσειρά"><text:span text:style-name="T18">✓</text:span></text:span><text:span text:style-name="Προεπιλεγμένη_20_γραμματοσειρά"><text:span text:style-name="T2"><text:tab/>Old Style Figures, Numerators, Denominators and Fractions;<text:line-break/></text:span></text:span><text:a xlink:type="simple" xlink:href="https://www.microsoft.com/typography/otspec/features_ko.htm#onum" office:target-frame-name="_top" xlink:show="replace" text:style-name="Internet_20_link" text:visited-style-name="Visited_20_Internet_20_Link"><text:span text:style-name="Προεπιλεγμένη_20_γραμματοσειρά"><text:span text:style-name="T124">onum</text:span></text:span></text:a><text:span text:style-name="Προεπιλεγμένη_20_γραμματοσειρά"><text:span text:style-name="T25"><text:tab/>Oldstyle Figures: </text:span></text:span><text:span text:style-name="Προεπιλεγμένη_20_γραμματοσειρά"><text:span text:style-name="T29">0123456789 →</text:span></text:span><text:span text:style-name="Προεπιλεγμένη_20_γραμματοσειρά"><text:span text:style-name="T75"> </text:span></text:span><text:span text:style-name="Προεπιλεγμένη_20_γραμματοσειρά"><text:span text:style-name="T87">0123456789</text:span></text:span><text:span text:style-name="Προεπιλεγμένη_20_γραμματοσειρά"><text:span text:style-name="T28"><text:line-break/></text:span></text:span><text:a xlink:type="simple" xlink:href="https://www.microsoft.com/typography/otspec/features_ko.htm#numr" office:target-frame-name="_top" xlink:show="replace" text:style-name="Internet_20_link" text:visited-style-name="Visited_20_Internet_20_Link"><text:span text:style-name="Προεπιλεγμένη_20_γραμματοσειρά"><text:span text:style-name="T124">numr</text:span></text:span></text:a><text:span text:style-name="Προεπιλεγμένη_20_γραμματοσειρά"><text:span text:style-name="T25"><text:tab/>Numerators: </text:span></text:span><text:span text:style-name="Προεπιλεγμένη_20_γραμματοσειρά"><text:span text:style-name="T29">0123456789 →</text:span></text:span><text:span text:style-name="Προεπιλεγμένη_20_γραμματοσειρά"><text:span text:style-name="T75"> </text:span></text:span><text:span text:style-name="Προεπιλεγμένη_20_γραμματοσειρά"><text:span text:style-name="T89">0123456789</text:span></text:span><text:span text:style-name="Προεπιλεγμένη_20_γραμματοσειρά"><text:span text:style-name="T28"><text:line-break/></text:span></text:span><text:a xlink:type="simple" xlink:href="https://www.microsoft.com/typography/otspec/features_ae.htm#dnom" office:target-frame-name="_top" xlink:show="replace" text:style-name="Internet_20_link" text:visited-style-name="Visited_20_Internet_20_Link"><text:span text:style-name="Προεπιλεγμένη_20_γραμματοσειρά"><text:span text:style-name="T124">dnom</text:span></text:span></text:a><text:span text:style-name="Προεπιλεγμένη_20_γραμματοσειρά"><text:span text:style-name="T25"><text:tab/>Denominators: </text:span></text:span><text:span text:style-name="Προεπιλεγμένη_20_γραμματοσειρά"><text:span text:style-name="T29">0123456789 →</text:span></text:span><text:span text:style-name="Προεπιλεγμένη_20_γραμματοσειρά"><text:span text:style-name="T75"> </text:span></text:span><text:span text:style-name="Προεπιλεγμένη_20_γραμματοσειρά"><text:span text:style-name="T88">0123456789</text:span></text:span><text:span text:style-name="Προεπιλεγμένη_20_γραμματοσειρά"><text:span text:style-name="T28"><text:line-break/></text:span></text:span><text:a xlink:type="simple" xlink:href="https://www.microsoft.com/typography/otspec/features_fj.htm#frac" office:target-frame-name="_top" xlink:show="replace" text:style-name="Internet_20_link" text:visited-style-name="Visited_20_Internet_20_Link"><text:span text:style-name="Προεπιλεγμένη_20_γραμματοσειρά"><text:span text:style-name="T124">frac</text:span></text:span></text:a><text:span text:style-name="Προεπιλεγμένη_20_γραμματοσειρά"><text:span text:style-name="T25"><text:tab/></text:span></text:span><text:span text:style-name="Προεπιλεγμένη_20_γραμματοσειρά"><text:span text:style-name="T101">Fractions:</text:span></text:span><text:span text:style-name="Προεπιλεγμένη_20_γραμματοσειρά"><text:span text:style-name="T25"> </text:span></text:span><text:span text:style-name="Προεπιλεγμένη_20_γραμματοσειρά"><text:span text:style-name="T37">1</text:span></text:span><text:span text:style-name="Προεπιλεγμένη_20_γραμματοσειρά"><text:span text:style-name="T36">3</text:span></text:span><text:span text:style-name="Προεπιλεγμένη_20_γραμματοσειρά"><text:span text:style-name="T37">7</text:span></text:span><text:span text:style-name="Προεπιλεγμένη_20_γραμματοσειρά"><text:span text:style-name="T36">/</text:span></text:span><text:span text:style-name="Προεπιλεγμένη_20_γραμματοσειρά"><text:span text:style-name="T37">29</text:span></text:span><text:span text:style-name="Προεπιλεγμένη_20_γραμματοσειρά"><text:span text:style-name="T29"> </text:span></text:span><text:span text:style-name="Προεπιλεγμένη_20_γραμματοσειρά"><text:span text:style-name="T37">5/8</text:span></text:span><text:span text:style-name="Προεπιλεγμένη_20_γραμματοσειρά"><text:span text:style-name="T29"> → </text:span></text:span><text:span text:style-name="Προεπιλεγμένη_20_γραμματοσειρά"><text:span text:style-name="T104">1</text:span></text:span><text:span text:style-name="Προεπιλεγμένη_20_γραμματοσειρά"><text:span text:style-name="T102">3</text:span></text:span><text:span text:style-name="Προεπιλεγμένη_20_γραμματοσειρά"><text:span text:style-name="T104">7</text:span></text:span><text:span text:style-name="Προεπιλεγμένη_20_γραμματοσειρά"><text:span text:style-name="T102">/</text:span></text:span><text:span text:style-name="Προεπιλεγμένη_20_γραμματοσειρά"><text:span text:style-name="T104">29</text:span></text:span><text:span text:style-name="Προεπιλεγμένη_20_γραμματοσειρά"><text:span text:style-name="T103"> </text:span></text:span><text:span text:style-name="Προεπιλεγμένη_20_γραμματοσειρά"><text:span text:style-name="T104">5/8</text:span></text:span></text:p>
      <text:p text:style-name="P10"><text:span text:style-name="Προεπιλεγμένη_20_γραμματοσειρά"><text:span text:style-name="T18">✓</text:span></text:span><text:span text:style-name="Προεπιλεγμένη_20_γραμματοσειρά"><text:span text:style-name="T2"><text:tab/>Mathematical V</text:span></text:span><text:span text:style-name="Προεπιλεγμένη_20_γραμματοσειρά"><text:span text:style-name="T8">a</text:span></text:span><text:span text:style-name="Προεπιλεγμένη_20_γραμματοσειρά"><text:span text:style-name="T2">riants;<text:line-break/></text:span></text:span><text:a xlink:type="simple" xlink:href="https://www.microsoft.com/typography/otspec/features_ae.htm#ccmp" office:target-frame-name="_top" xlink:show="replace" text:style-name="Internet_20_link" text:visited-style-name="Visited_20_Internet_20_Link"><text:span text:style-name="Προεπιλεγμένη_20_γραμματοσειρά"><text:span text:style-name="T121">ccmp</text:span></text:span></text:a><text:span text:style-name="Προεπιλεγμένη_20_γραμματοσειρά"><text:span text:style-name="T28"><text:tab/>Standardized Variants:<text:line-break/><text:tab/></text:span></text:span><text:span text:style-name="Προεπιλεγμένη_20_γραμματοσειρά"><text:span text:style-name="T51">0∅∩∪≨≩≲≳≸≹⊊⊋⊓⊔⊕⊗⊜⋚⋛⨼⨽⪝⪞⪬⪭⫋⫌ → 0</text:span></text:span><text:span text:style-name="Προεπιλεγμένη_20_γραμματοσειρά"><text:span text:style-name="T52">︀</text:span></text:span><text:span text:style-name="Προεπιλεγμένη_20_γραμματοσειρά"><text:span text:style-name="T51">∅︀∩︀∪︀≨︀≩︀≲︀≳︀≸︀≹︀⊊︀⊋︀⊓︀⊔︀⊕︀⊗︀⊜︀⋚︀⋛︀⨼︀⨽︀⪝︀⪞︀⪬︀⪭︀⫋︀⫌︀</text:span></text:span><text:span text:style-name="Προεπιλεγμένη_20_γραμματοσειρά"><text:span text:style-name="T28"><text:line-break/></text:span></text:span><text:a xlink:type="simple" xlink:href="https://www.microsoft.com/typography/otspec/features_ae.htm#dtls" office:target-frame-name="_top" xlink:show="replace" text:style-name="Internet_20_link" text:visited-style-name="Visited_20_Internet_20_Link"><text:span text:style-name="Προεπιλεγμένη_20_γραμματοσειρά"><text:span text:style-name="T124">dtls</text:span></text:span></text:a><text:span text:style-name="Προεπιλεγμένη_20_γραμματοσειρά"><text:span text:style-name="T25"><text:tab/>Dotless Forms: </text:span></text:span><text:span text:style-name="Προεπιλεγμένη_20_γραμματοσειρά"><text:span text:style-name="T33">ⅈⅉ 𝐢𝐣𝑖𝑗𝒊𝒋 𝒾 𝒿𝓲 𝓳 𝔦𝔧𝕚𝕛𝖎𝖏𝗂𝗃𝗶𝗷𝘪𝘫𝙞𝙟𝚒𝚓</text:span></text:span><text:span text:style-name="Προεπιλεγμένη_20_γραμματοσειρά"><text:span text:style-name="T63"> →</text:span></text:span><text:span text:style-name="Προεπιλεγμένη_20_γραμματοσειρά"><text:span text:style-name="T62"> </text:span></text:span><text:span text:style-name="Προεπιλεγμένη_20_γραμματοσειρά"><text:span text:style-name="T100">ⅈⅉ 𝐢𝐣𝑖𝑗𝒊𝒋 𝒾 𝒿𝓲 𝓳 𝔦𝔧𝕚𝕛𝖎𝖏𝗂𝗃𝗶𝗷𝘪𝘫𝙞𝙟𝚒𝚓</text:span></text:span><text:span text:style-name="Προεπιλεγμένη_20_γραμματοσειρά"><text:span text:style-name="T28"><text:line-break/></text:span></text:span><text:a xlink:type="simple" xlink:href="https://www.microsoft.com/typography/otspec/features_ae.htm#cv01-cv99" office:target-frame-name="_top" xlink:show="replace" text:style-name="Internet_20_link" text:visited-style-name="Visited_20_Internet_20_Link"><text:span text:style-name="Προεπιλεγμένη_20_γραμματοσειρά"><text:span text:style-name="T122">cv01</text:span></text:span></text:a><text:span text:style-name="Προεπιλεγμένη_20_γραμματοσειρά"><text:span text:style-name="T28"><text:tab/></text:span></text:span><text:span text:style-name="Προεπιλεγμένη_20_γραμματοσειρά"><text:span text:style-name="T39">Character Variants</text:span></text:span><text:span text:style-name="Προεπιλεγμένη_20_γραμματοσειρά"><text:span text:style-name="T27">: </text:span></text:span><text:span text:style-name="Προεπιλεγμένη_20_γραμματοσειρά"><text:span text:style-name="T66">ℳ ℴ 𝓸 → </text:span></text:span><text:span text:style-name="Προεπιλεγμένη_20_γραμματοσειρά"><text:span text:style-name="T106">ℳ ℴ 𝓸</text:span></text:span></text:p>
      <text:p text:style-name="P11"><text:span text:style-name="Προεπιλεγμένη_20_γραμματοσειρά"><text:span text:style-name="T18">✓</text:span></text:span><text:span text:style-name="Προεπιλεγμένη_20_γραμματοσειρά"><text:span text:style-name="T2"><text:tab/>Latin Ligatures;<text:line-break/></text:span></text:span><text:a xlink:type="simple" xlink:href="https://www.microsoft.com/typography/otspec/features_ae.htm#dlig" office:target-frame-name="_top" xlink:show="replace" text:style-name="Internet_20_link" text:visited-style-name="Visited_20_Internet_20_Link"><text:span text:style-name="Προεπιλεγμένη_20_γραμματοσειρά"><text:span text:style-name="T124">dlig</text:span></text:span></text:a><text:span text:style-name="Προεπιλεγμένη_20_γραμματοσειρά"><text:span text:style-name="T25"><text:tab/>Discretionary Ligatures: </text:span></text:span><text:span text:style-name="Προεπιλεγμένη_20_γραμματοσειρά"><text:span text:style-name="T31">st </text:span></text:span><text:span text:style-name="Προεπιλεγμένη_20_γραμματοσειρά"><text:span text:style-name="T38">a/c a/s c/o c/u A/S</text:span></text:span><text:span text:style-name="Προεπιλεγμένη_20_γραμματοσειρά"><text:span text:style-name="T31"> </text:span></text:span><text:span text:style-name="Προεπιλεγμένη_20_γραμματοσειρά"><text:span text:style-name="T90">→ </text:span></text:span><text:span text:style-name="Προεπιλεγμένη_20_γραμματοσειρά"><text:span text:style-name="T97">st </text:span></text:span><text:span text:style-name="Προεπιλεγμένη_20_γραμματοσειρά"><text:span text:style-name="T98">a/c a/s c/o c/u A/S</text:span></text:span><text:span text:style-name="Προεπιλεγμένη_20_γραμματοσειρά"><text:span text:style-name="T28"><text:line-break/></text:span></text:span><text:a xlink:type="simple" xlink:href="https://www.microsoft.com/typography/otspec/features_fj.htm#hlig" office:target-frame-name="_top" xlink:show="replace" text:style-name="Internet_20_link" text:visited-style-name="Visited_20_Internet_20_Link"><text:span text:style-name="Προεπιλεγμένη_20_γραμματοσειρά"><text:span text:style-name="T124">hlig</text:span></text:span></text:a><text:span text:style-name="Προεπιλεγμένη_20_γραμματοσειρά"><text:span text:style-name="T25"><text:tab/>Historical Ligatures: </text:span></text:span><text:span text:style-name="Προεπιλεγμένη_20_γραμματοσειρά"><text:span text:style-name="T93">ſ</text:span></text:span><text:span text:style-name="Προεπιλεγμένη_20_γραμματοσειρά"><text:span text:style-name="T32">t </text:span></text:span><text:span text:style-name="Προεπιλεγμένη_20_γραμματοσειρά"><text:span text:style-name="T90">→ </text:span></text:span><text:span text:style-name="Προεπιλεγμένη_20_γραμματοσειρά"><text:span text:style-name="T99">ſt</text:span></text:span><text:span text:style-name="Προεπιλεγμένη_20_γραμματοσειρά"><text:span text:style-name="T28"><text:line-break/></text:span></text:span><text:a xlink:type="simple" xlink:href="https://www.microsoft.com/typography/otspec/features_ko.htm#liga" office:target-frame-name="_top" xlink:show="replace" text:style-name="Internet_20_link" text:visited-style-name="Visited_20_Internet_20_Link"><text:span text:style-name="Προεπιλεγμένη_20_γραμματοσειρά"><text:span text:style-name="T124">liga</text:span></text:span></text:a><text:span text:style-name="Προεπιλεγμένη_20_γραμματοσειρά"><text:span text:style-name="T25"><text:tab/>Standard Ligatures: </text:span></text:span><text:span text:style-name="Προεπιλεγμένη_20_γραμματοσειρά"><text:span text:style-name="T105">ffi, ffl, ff, fi, fl</text:span></text:span><text:span text:style-name="Προεπιλεγμένη_20_γραμματοσειρά"><text:span text:style-name="T30"> → ffi, ffl, ff, fi, fl</text:span></text:span></text:p>
      <text:p text:style-name="P32"><text:span text:style-name="Προεπιλεγμένη_20_γραμματοσειρά"><text:span text:style-name="T47">✓<text:tab/></text:span></text:span><text:span text:style-name="Προεπιλεγμένη_20_γραμματοσειρά"><text:span text:style-name="T48">Italics</text:span></text:span><text:span text:style-name="Προεπιλεγμένη_20_γραμματοσειρά"><text:span text:style-name="T47">;<text:line-break/></text:span></text:span><text:a xlink:type="simple" xlink:href="https://www.microsoft.com/typography/otspec/features_fj.htm#ital" office:target-frame-name="_top" xlink:show="replace" text:style-name="Internet_20_link" text:visited-style-name="Visited_20_Internet_20_Link"><text:span text:style-name="Προεπιλεγμένη_20_γραμματοσειρά"><text:span text:style-name="T123">ital</text:span></text:span></text:a><text:span text:style-name="Προεπιλεγμένη_20_γραμματοσειρά"><text:span text:style-name="T30"><text:tab/></text:span></text:span><text:span text:style-name="Προεπιλεγμένη_20_γραμματοσειρά"><text:span text:style-name="T40">Italics: ABCDE..abcde, ΑΒΓΔΨΩ</text:span></text:span><text:span text:style-name="Προεπιλεγμένη_20_γραμματοσειρά"><text:span text:style-name="T111">Ϝ</text:span></text:span><text:span text:style-name="Προεπιλεγμένη_20_γραμματοσειρά"><text:span text:style-name="T40">..αβγδψω</text:span></text:span><text:span text:style-name="Προεπιλεγμένη_20_γραμματοσειρά"><text:span text:style-name="T111">ϝ</text:span></text:span><text:span text:style-name="Προεπιλεγμένη_20_γραμματοσειρά"><text:span text:style-name="T40">, ∇ϑ ∂ϱ </text:span></text:span><text:span text:style-name="Προεπιλεγμένη_20_γραμματοσειρά"><text:span text:style-name="T51">→ </text:span></text:span><text:span text:style-name="Προεπιλεγμένη_20_γραμματοσειρά"><text:span text:style-name="T109">ABCDE..abcde, ΑΒΓΔΨΩ</text:span></text:span><text:span text:style-name="Προεπιλεγμένη_20_γραμματοσειρά"><text:span text:style-name="T110">Ϝ</text:span></text:span><text:span text:style-name="Προεπιλεγμένη_20_γραμματοσειρά"><text:span text:style-name="T109">..αβγδψω</text:span></text:span><text:span text:style-name="Προεπιλεγμένη_20_γραμματοσειρά"><text:span text:style-name="T110">ϝ</text:span></text:span><text:span text:style-name="Προεπιλεγμένη_20_γραμματοσειρά"><text:span text:style-name="T109">, ∇ϑ ∂ϱ</text:span></text:span></text:p>
      <text:p text:style-name="P12"><text:span text:style-name="Προεπιλεγμένη_20_γραμματοσειρά"><text:span text:style-name="T47">✓<text:tab/></text:span></text:span><text:span text:style-name="Προεπιλεγμένη_20_γραμματοσειρά"><text:span text:style-name="T49">Swash</text:span></text:span><text:span text:style-name="Προεπιλεγμένη_20_γραμματοσειρά"><text:span text:style-name="T47">;<text:line-break/></text:span></text:span><text:a xlink:type="simple" xlink:href="https://www.microsoft.com/typography/otspec/features_pt.htm#swsh" office:target-frame-name="_top" xlink:show="replace" text:style-name="Internet_20_link" text:visited-style-name="Visited_20_Internet_20_Link"><text:span text:style-name="Προεπιλεγμένη_20_γραμματοσειρά"><text:span text:style-name="T123">swsh</text:span></text:span></text:a><text:span text:style-name="Προεπιλεγμένη_20_γραμματοσειρά"><text:span text:style-name="T30"><text:tab/></text:span></text:span><text:span text:style-name="Προεπιλεγμένη_20_γραμματοσειρά"><text:span text:style-name="T40">Swash: ABCDE</text:span></text:span><text:span text:style-name="Προεπιλεγμένη_20_γραμματοσειρά"><text:span text:style-name="T41">F</text:span></text:span><text:span text:style-name="Προεπιλεγμένη_20_γραμματοσειρά"><text:span text:style-name="T40">..abcde</text:span></text:span><text:span text:style-name="Προεπιλεγμένη_20_γραμματοσειρά"><text:span text:style-name="T41">ghi</text:span></text:span><text:span text:style-name="Προεπιλεγμένη_20_γραμματοσειρά"><text:span text:style-name="T40"> </text:span></text:span><text:span text:style-name="Προεπιλεγμένη_20_γραμματοσειρά"><text:span text:style-name="T51">→ </text:span></text:span><text:span text:style-name="Προεπιλεγμένη_20_γραμματοσειρά"><text:span text:style-name="T107">ABCDE</text:span></text:span><text:span text:style-name="Προεπιλεγμένη_20_γραμματοσειρά"><text:span text:style-name="T108">F</text:span></text:span><text:span text:style-name="Προεπιλεγμένη_20_γραμματοσειρά"><text:span text:style-name="T107">..abcde</text:span></text:span><text:span text:style-name="Προεπιλεγμένη_20_γραμματοσειρά"><text:span text:style-name="T108">ghi</text:span></text:span></text:p>
      <text:p text:style-name="P13"><text:span text:style-name="Προεπιλεγμένη_20_γραμματοσειρά"><text:span text:style-name="T18">✓</text:span></text:span><text:span text:style-name="Προεπιλεγμένη_20_γραμματοσειρά"><text:span text:style-name="T2"><text:tab/></text:span></text:span><text:span text:style-name="Προεπιλεγμένη_20_γραμματοσειρά"><text:span text:style-name="T3">H</text:span></text:span><text:span text:style-name="Προεπιλεγμένη_20_γραμματοσειρά"><text:span text:style-name="T2">istorical Cyrillic signs for myriads with letters а в г д е ѕ ꙁ и ѳ </text:span></text:span><text:span text:style-name="Προεπιλεγμένη_20_γραμματοσειρά"><text:span text:style-name="T3">and</text:span></text:span><text:span text:style-name="Προεπιλεγμένη_20_γραμματοσειρά"><text:span text:style-name="T2"> combining marks <text:s/></text:span></text:span><text:span text:style-name="Προεπιλεγμένη_20_γραμματοσειρά"><text:span text:style-name="T116">◌</text:span></text:span><text:span text:style-name="Προεπιλεγμένη_20_γραμματοσειρά"><text:span text:style-name="T2">‍⃝</text:span></text:span><text:span text:style-name="Προεπιλεγμένη_20_γραμματοσειρά"><text:span text:style-name="T118">   </text:span></text:span><text:span text:style-name="Προεπιλεγμένη_20_γραμματοσειρά"><text:span text:style-name="T116">◌</text:span></text:span><text:span text:style-name="Προεπιλεγμένη_20_γραμματοσειρά"><text:span text:style-name="T2">‍҈</text:span></text:span><text:span text:style-name="Προεπιλεγμένη_20_γραμματοσειρά"><text:span text:style-name="T118">   </text:span></text:span><text:span text:style-name="Προεπιλεγμένη_20_γραμματοσειρά"><text:span text:style-name="T116">◌</text:span></text:span><text:span text:style-name="Προεπιλεγμένη_20_γραμματοσειρά"><text:span text:style-name="T2">‍҉</text:span></text:span><text:span text:style-name="Προεπιλεγμένη_20_γραμματοσειρά"><text:span text:style-name="T118">   </text:span></text:span><text:span text:style-name="Προεπιλεγμένη_20_γραμματοσειρά"><text:span text:style-name="T116">◌</text:span></text:span><text:span text:style-name="Προεπιλεγμένη_20_γραμματοσειρά"><text:span text:style-name="T2">‍꙰</text:span></text:span><text:span text:style-name="Προεπιλεγμένη_20_γραμματοσειρά"><text:span text:style-name="T118">   </text:span></text:span><text:span text:style-name="Προεπιλεγμένη_20_γραμματοσειρά"><text:span text:style-name="T116">◌</text:span></text:span><text:span text:style-name="Προεπιλεγμένη_20_γραμματοσειρά"><text:span text:style-name="T2">‍꙱</text:span></text:span><text:span text:style-name="Προεπιλεγμένη_20_γραμματοσειρά"><text:span text:style-name="T118">   </text:span></text:span><text:span text:style-name="Προεπιλεγμένη_20_γραμματοσειρά"><text:span text:style-name="T116">◌</text:span></text:span><text:span text:style-name="Προεπιλεγμένη_20_γραμματοσειρά"><text:span text:style-name="T2">‍꙲ <text:s/>;<text:line-break/></text:span></text:span><text:a xlink:type="simple" xlink:href="https://www.microsoft.com/typography/otspec/features_ae.htm#ccmp" office:target-frame-name="_top" xlink:show="replace" text:style-name="Internet_20_link" text:visited-style-name="Visited_20_Internet_20_Link"><text:span text:style-name="Προεπιλεγμένη_20_γραμματοσειρά"><text:span text:style-name="T124">ccmp</text:span></text:span></text:a><text:span text:style-name="Προεπιλεγμένη_20_γραμματοσειρά"><text:span text:style-name="T25"><text:tab/></text:span></text:span><text:span text:style-name="Προεπιλεγμένη_20_γραμματοσειρά"><text:span text:style-name="T28">Cyrillic Myriads:</text:span></text:span><text:span text:style-name="Προεπιλεγμένη_20_γραμματοσειρά"><text:span text:style-name="T61"> </text:span></text:span><text:span text:style-name="Προεπιλεγμένη_20_γραμματοσειρά"><text:span text:style-name="T44">а</text:span></text:span><text:span text:style-name="Προεπιλεγμένη_20_γραμματοσειρά"><text:span text:style-name="T45">+</text:span></text:span><text:span text:style-name="Προεπιλεγμένη_20_γραμματοσειρά"><text:span text:style-name="T44"> </text:span></text:span><text:span text:style-name="Προεπιλεγμένη_20_γραμματοσειρά"><text:span text:style-name="T117">◌</text:span></text:span><text:span text:style-name="Προεπιλεγμένη_20_γραμματοσειρά"><text:span text:style-name="T44">‍⃝ </text:span></text:span><text:span text:style-name="Προεπιλεγμένη_20_γραμματοσειρά"><text:span text:style-name="T119"><text:s/></text:span></text:span><text:span text:style-name="Προεπιλεγμένη_20_γραμματοσειρά"><text:span text:style-name="T133">е</text:span></text:span><text:span text:style-name="Προεπιλεγμένη_20_γραμματοσειρά"><text:span text:style-name="T134">+</text:span></text:span><text:span text:style-name="Προεπιλεγμένη_20_γραμματοσειρά"><text:span text:style-name="T119"> </text:span></text:span><text:span text:style-name="Προεπιλεγμένη_20_γραμματοσειρά"><text:span text:style-name="T117">◌</text:span></text:span><text:span text:style-name="Προεπιλεγμένη_20_γραμματοσειρά"><text:span text:style-name="T133">‍҉ </text:span></text:span><text:span text:style-name="Προεπιλεγμένη_20_γραμματοσειρά"><text:span text:style-name="T119"> </text:span></text:span><text:span text:style-name="Προεπιλεγμένη_20_γραμματοσειρά"><text:span text:style-name="T133">ꙁ</text:span></text:span><text:span text:style-name="Προεπιλεγμένη_20_γραμματοσειρά"><text:span text:style-name="T134">+</text:span></text:span><text:span text:style-name="Προεπιλεγμένη_20_γραμματοσειρά"><text:span text:style-name="T119"> </text:span></text:span><text:span text:style-name="Προεπιλεγμένη_20_γραμματοσειρά"><text:span text:style-name="T117">◌</text:span></text:span><text:span text:style-name="Προεπιλεγμένη_20_γραμματοσειρά"><text:span text:style-name="T133">‍꙲</text:span></text:span><text:span text:style-name="Προεπιλεγμένη_20_γραμματοσειρά"><text:span text:style-name="T119"> </text:span></text:span><text:span text:style-name="Προεπιλεγμένη_20_γραμματοσειρά"><text:span text:style-name="T63"><text:s/>→ </text:span></text:span><text:span text:style-name="Προεπιλεγμένη_20_γραμματοσειρά"><text:span text:style-name="T94">а⃝</text:span></text:span><text:span text:style-name="Προεπιλεγμένη_20_γραμματοσειρά"><text:span text:style-name="T120"> </text:span></text:span><text:span text:style-name="Προεπιλεγμένη_20_γραμματοσειρά"><text:span text:style-name="T94">е҉</text:span></text:span><text:span text:style-name="Προεπιλεγμένη_20_γραμματοσειρά"><text:span text:style-name="T120"> </text:span></text:span><text:span text:style-name="Προεπιλεγμένη_20_γραμματοσειρά"><text:span text:style-name="T53">ꙁ</text:span></text:span><text:span text:style-name="Προεπιλεγμένη_20_γραμματοσειρά"><text:span text:style-name="T54">꙲</text:span></text:span></text:p>
      <text:p text:style-name="P14"><text:span text:style-name="Προεπιλεγμένη_20_γραμματοσειρά"><text:span text:style-name="T18">✓</text:span></text:span><text:span text:style-name="Προεπιλεγμένη_20_γραμματοσειρά"><text:span text:style-name="T2"><text:tab/>Localized Forms;<text:line-break/></text:span></text:span><text:a xlink:type="simple" xlink:href="https://www.microsoft.com/typography/otspec/features_ko.htm#locl" office:target-frame-name="_top" xlink:show="replace" text:style-name="Internet_20_link" text:visited-style-name="Visited_20_Internet_20_Link"><text:span text:style-name="Προεπιλεγμένη_20_γραμματοσειρά"><text:span text:style-name="T124">locl</text:span></text:span></text:a><text:span text:style-name="Προεπιλεγμένη_20_γραμματοσειρά"><text:span text:style-name="T28"><text:tab/></text:span></text:span><text:span text:style-name="Προεπιλεγμένη_20_γραμματοσειρά"><text:span text:style-name="T72">C</text:span></text:span><text:span text:style-name="Προεπιλεγμένη_20_γραμματοσειρά"><text:span text:style-name="T70">hurch Slavonic</text:span></text:span><text:span text:style-name="Προεπιλεγμένη_20_γραμματοσειρά"><text:span text:style-name="T35">: </text:span></text:span><text:span text:style-name="Προεπιλεγμένη_20_γραμματοσειρά"><text:span text:style-name="T28">ЄАЕЩЭєаещэ </text:span></text:span><text:span text:style-name="Προεπιλεγμένη_20_γραμματοσειρά"><text:span text:style-name="T92">↝</text:span></text:span><text:span text:style-name="Προεπιλεγμένη_20_γραμματοσειρά"><text:span text:style-name="T28"> </text:span></text:span><text:span text:style-name="Προεπιλεγμένη_20_γραμματοσειρά"><text:span text:style-name="T56">ЄАЕЩЭєаещэ,<text:line-break/><text:tab/></text:span></text:span><text:span text:style-name="Προεπιλεγμένη_20_γραμματοσειρά"><text:span text:style-name="T73">Dutch, Danish, French</text:span></text:span><text:span text:style-name="Προεπιλεγμένη_20_γραμματοσειρά"><text:span text:style-name="T35">: </text:span></text:span><text:span text:style-name="Προεπιλεγμένη_20_γραμματοσειρά"><text:span text:style-name="T28">IJ AE OE </text:span></text:span><text:span text:style-name="Προεπιλεγμένη_20_γραμματοσειρά"><text:span text:style-name="T91">↝</text:span></text:span><text:span text:style-name="Προεπιλεγμένη_20_γραμματοσειρά"><text:span text:style-name="T28"> </text:span></text:span><text:span text:style-name="Προεπιλεγμένη_20_γραμματοσειρά"><text:span text:style-name="T59">IJ</text:span></text:span><text:span text:style-name="Προεπιλεγμένη_20_γραμματοσειρά"><text:span text:style-name="T28"> </text:span></text:span><text:span text:style-name="Προεπιλεγμένη_20_γραμματοσειρά"><text:span text:style-name="T96">AE</text:span></text:span><text:span text:style-name="Προεπιλεγμένη_20_γραμματοσειρά"><text:span text:style-name="T28"> </text:span></text:span><text:span text:style-name="Προεπιλεγμένη_20_γραμματοσειρά"><text:span text:style-name="T60">OE</text:span></text:span><text:span text:style-name="Προεπιλεγμένη_20_γραμματοσειρά"><text:span text:style-name="T56"><text:line-break/><text:tab/></text:span></text:span><text:span text:style-name="Προεπιλεγμένη_20_γραμματοσειρά"><text:span text:style-name="T73">Latin</text:span></text:span><text:span text:style-name="Προεπιλεγμένη_20_γραμματοσειρά"><text:span text:style-name="T58">: </text:span></text:span><text:span text:style-name="Προεπιλεγμένη_20_γραμματοσειρά"><text:span text:style-name="T57">universe</text:span></text:span><text:span text:style-name="Προεπιλεγμένη_20_γραμματοσειρά"><text:span text:style-name="T28"> </text:span></text:span><text:span text:style-name="Προεπιλεγμένη_20_γραμματοσειρά"><text:span text:style-name="T91">↝</text:span></text:span><text:span text:style-name="Προεπιλεγμένη_20_γραμματοσειρά"><text:span text:style-name="T67"> universe<text:line-break/><text:tab/></text:span></text:span><text:span text:style-name="Προεπιλεγμένη_20_γραμματοσειρά"><text:span text:style-name="T170">Anglo-Saxon</text:span></text:span><text:span text:style-name="Προεπιλεγμένη_20_γραμματοσειρά"><text:span text:style-name="T171">: G</text:span></text:span><text:span text:style-name="Προεπιλεγμένη_20_γραμματοσειρά"><text:span text:style-name="T172">ara</text:span></text:span><text:span text:style-name="Προεπιλεγμένη_20_γραμματοσειρά"><text:span text:style-name="T171">g</text:span></text:span><text:span text:style-name="Προεπιλεγμένη_20_γραμματοσειρά"><text:span text:style-name="T172">e</text:span></text:span><text:span text:style-name="Προεπιλεγμένη_20_γραμματοσειρά"><text:span text:style-name="T171"> </text:span></text:span><text:span text:style-name="Προεπιλεγμένη_20_γραμματοσειρά"><text:span text:style-name="T173">↝</text:span></text:span><text:span text:style-name="Προεπιλεγμένη_20_γραμματοσειρά"><text:span text:style-name="T171"> Ᵹ</text:span></text:span><text:span text:style-name="Προεπιλεγμένη_20_γραμματοσειρά"><text:span text:style-name="T172">ara</text:span></text:span><text:span text:style-name="Προεπιλεγμένη_20_γραμματοσειρά"><text:span text:style-name="T171">ᵹ</text:span></text:span><text:span text:style-name="Προεπιλεγμένη_20_γραμματοσειρά"><text:span text:style-name="T172">e</text:span></text:span></text:p>
      <text:p text:style-name="P26"><text:span text:style-name="Προεπιλεγμένη_20_γραμματοσειρά"><text:span text:style-name="T2"/></text:span></text:p>
      <text:p text:style-name="P23"><text:span text:style-name="T161">version</text:span> notes</text:p>
      <text:p text:style-name="P16"><text:span text:style-name="Προεπιλεγμένη_20_γραμματοσειρά"><text:span text:style-name="T18">✓</text:span></text:span><text:span text:style-name="Προεπιλεγμένη_20_γραμματοσειρά"><text:span text:style-name="T2"><text:tab/>Complete Latin, Greek, Cyrillic, Coptic, Phonetic and Combining Marks’ blocks (≈ 1700 new glyphs);</text:span></text:span></text:p>
      <text:p text:style-name="P16"><text:span text:style-name="Προεπιλεγμένη_20_γραμματοσειρά"><text:span text:style-name="T18">✓</text:span></text:span><text:span text:style-name="Προεπιλεγμένη_20_γραμματοσειρά"><text:span text:style-name="T2"><text:tab/>Symbols and characters (88 new glyphs) introduced in Unicode 10;</text:span></text:span></text:p>
      <text:p text:style-name="P33"><text:span text:style-name="Προεπιλεγμένη_20_γραμματοσειρά"><text:span text:style-name="T18">✓</text:span></text:span><text:span text:style-name="Προεπιλεγμένη_20_γραμματοσειρά"><text:span text:style-name="T2"><text:tab/>Corrected some wrong glyphs (ĥ </text:span></text:span><text:span text:style-name="Προεπιλεγμένη_20_γραμματοσειρά"><text:span text:style-name="T17">ᴿ</text:span></text:span><text:span text:style-name="Προεπιλεγμένη_20_γραμματοσειρά"><text:span text:style-name="T9"> </text:span></text:span><text:span text:style-name="Προεπιλεγμένη_20_γραμματοσειρά"><text:span text:style-name="T130">◌</text:span></text:span><text:span text:style-name="Προεπιλεγμένη_20_γραμματοσειρά"><text:span text:style-name="T132">‌</text:span></text:span><text:span text:style-name="Προεπιλεγμένη_20_γραμματοσειρά"><text:span text:style-name="T17">ᷭ</text:span></text:span><text:span text:style-name="Προεπιλεγμένη_20_γραμματοσειρά"><text:span text:style-name="T9"> </text:span></text:span><text:span text:style-name="Προεπιλεγμένη_20_γραμματοσειρά"><text:span text:style-name="T130">◌</text:span></text:span><text:span text:style-name="Προεπιλεγμένη_20_γραμματοσειρά"><text:span text:style-name="T132">‌</text:span></text:span><text:span text:style-name="Προεπιλεγμένη_20_γραμματοσειρά"><text:span text:style-name="T17">ᷰ</text:span></text:span><text:span text:style-name="Προεπιλεγμένη_20_γραμματοσειρά"><text:span text:style-name="T9"> </text:span></text:span><text:span text:style-name="Προεπιλεγμένη_20_γραμματοσειρά"><text:span text:style-name="T17">℺</text:span></text:span><text:span text:style-name="Προεπιλεγμένη_20_γραμματοσειρά"><text:span text:style-name="T9"> </text:span></text:span><text:span text:style-name="Προεπιλεγμένη_20_γραμματοσειρά"><text:span text:style-name="T17">⩒</text:span></text:span><text:span text:style-name="Προεπιλεγμένη_20_γραμματοσειρά"><text:span text:style-name="T9"> </text:span></text:span><text:span text:style-name="Προεπιλεγμένη_20_γραμματοσειρά"><text:span text:style-name="T17">⫲</text:span></text:span><text:span text:style-name="Προεπιλεγμένη_20_γραμματοσειρά"><text:span text:style-name="T9">)</text:span></text:span><text:span text:style-name="Προεπιλεγμένη_20_γραμματοσειρά"><text:span text:style-name="T12"> and added italics for </text:span></text:span><text:span text:style-name="Προεπιλεγμένη_20_γραμματοσειρά"><text:span text:style-name="T178">Ϝϝ𝟊𝟋 (</text:span></text:span><text:span text:style-name="Προεπιλεγμένη_20_γραμματοσειρά"><text:span text:style-name="T179">Ϝϝ𝟊𝟋</text:span></text:span><text:span text:style-name="Προεπιλεγμένη_20_γραμματοσειρά"><text:span text:style-name="T178">)</text:span></text:span><text:span text:style-name="Προεπιλεγμένη_20_γραμματοσειρά"><text:span text:style-name="T2">;</text:span></text:span></text:p>
      <text:p text:style-name="P19"><text:span text:style-name="Προεπιλεγμένη_20_γραμματοσειρά"><text:span text:style-name="T2">✓<text:tab/>Scan lines (23BA...23BD) are designed ‘unified’ with other (203E, 2013, 005F) relevant glyphs: ‾⎺⎻–⎼⎽_</text:span></text:span></text:p>
      <text:p text:style-name="P16"><text:span text:style-name="Προεπιλεγμένη_20_γραμματοσειρά"><text:span text:style-name="T18">✓</text:span></text:span><text:span text:style-name="Προεπιλεγμένη_20_γραμματοσειρά"><text:span text:style-name="T2"><text:tab/>Spaces and control characters may be graphically displayed by transposition to Plane-15. For example, the zero-width joiner U+𝟎200D can be displayed as U+𝐅200D = 󲀍, or the null notehead U+𝟏</text:span></text:span><text:span text:style-name="Προεπιλεγμένη_20_γραμματοσειρά"><text:span text:style-name="T13">D159 as U+</text:span></text:span><text:span text:style-name="Προεπιλεγμένη_20_γραμματοσειρά"><text:span text:style-name="T2">𝐅</text:span></text:span><text:span text:style-name="Προεπιλεγμένη_20_γραμματοσειρά"><text:span text:style-name="T13">D159 = 󽅙. </text:span></text:span><text:span text:style-name="Προεπιλεγμένη_20_γραμματοσειρά"><text:span text:style-name="T14">These are the only </text:span></text:span><text:span text:style-name="Προεπιλεγμένη_20_γραμματοσειρά"><text:span text:style-name="T15">Symbola </text:span></text:span><text:span text:style-name="Προεπιλεγμένη_20_γραμματοσειρά"><text:span text:style-name="T14">glyphs in Private Use Area</text:span></text:span><text:span text:style-name="Προεπιλεγμένη_20_γραμματοσειρά"><text:span text:style-name="T15">s</text:span></text:span><text:span text:style-name="Προεπιλεγμένη_20_γραμματοσειρά"><text:span text:style-name="T14">.</text:span></text:span></text:p>
      <text:p text:style-name="P21"/>
      <text:p text:style-name="P22"><text:span text:style-name="T129">document </text:span><text:span text:style-name="T128">information</text:span></text:p>
      <text:p text:style-name="P17"><text:span text:style-name="Προεπιλεγμένη_20_γραμματοσειρά"><text:span text:style-name="T16">✓</text:span></text:span><text:span text:style-name="Προεπιλεγμένη_20_γραμματοσειρά"><text:span text:style-name="T10"><text:tab/>This document uses only </text:span></text:span><text:span text:style-name="Προεπιλεγμένη_20_γραμματοσειρά"><text:span text:style-name="T163">Symbola</text:span></text:span><text:span text:style-name="Προεπιλεγμένη_20_γραμματοσειρά"><text:span text:style-name="T10"> font; </text:span></text:span><text:span text:style-name="Προεπιλεγμένη_20_γραμματοσειρά"><text:span text:style-name="T11">with all its O</text:span></text:span><text:span text:style-name="Προεπιλεγμένη_20_γραμματοσειρά"><text:span text:style-name="T165">PEN</text:span></text:span><text:span text:style-name="Προεπιλεγμένη_20_γραμματοσειρά"><text:span text:style-name="T11">T</text:span></text:span><text:span text:style-name="Προεπιλεγμένη_20_γραμματοσειρά"><text:span text:style-name="T166">YPE</text:span></text:span><text:span text:style-name="Προεπιλεγμένη_20_γραμματοσειρά"><text:span text:style-name="T11"> features.</text:span></text:span></text:p>
      <text:p text:style-name="P17"><text:span text:style-name="Προεπιλεγμένη_20_γραμματοσειρά"><text:span text:style-name="T2">✓<text:tab/></text:span></text:span><text:span text:style-name="Προεπιλεγμένη_20_γραμματοσειρά"><text:span text:style-name="T4">There are no </text:span></text:span><text:span text:style-name="Προεπιλεγμένη_20_γραμματοσειρά"><text:span text:style-name="T2">weight or style </text:span></text:span><text:span text:style-name="Προεπιλεγμένη_20_γραμματοσειρά"><text:span text:style-name="T5">variants </text:span></text:span><text:span text:style-name="Προεπιλεγμένη_20_γραμματοσειρά"><text:span text:style-name="T2">of Symbola; </text:span></text:span><text:span text:style-name="Προεπιλεγμένη_20_γραμματοσειρά"><text:span text:style-name="T5">t</text:span></text:span><text:span text:style-name="Προεπιλεγμένη_20_γραμματοσειρά"><text:span text:style-name="T2">he </text:span></text:span><text:span text:style-name="Προεπιλεγμένη_20_γραμματοσειρά"><text:span text:style-name="T164">Mathematical Alphanumeric Symbols</text:span></text:span><text:span text:style-name="Προεπιλεγμένη_20_γραμματοσειρά"><text:span text:style-name="T2"> (</text:span></text:span><text:span text:style-name="Προεπιλεγμένη_20_γραμματοσειρά"><text:span text:style-name="T160">1D400.. 1D7FF</text:span></text:span><text:span text:style-name="Προεπιλεγμένη_20_γραμματοσειρά"><text:span text:style-name="T2">) block contains such </text:span></text:span><text:span text:style-name="Προεπιλεγμένη_20_γραμματοσειρά"><text:span text:style-name="T5">variants for </text:span></text:span><text:span text:style-name="Προεπιλεγμένη_20_γραμματοσειρά"><text:span text:style-name="T2">letters with the semantics of UTReport 25: ‘Unicode Support of Mathematics’; see also pp. 786-789 of “The Unicode Standard Version </text:span></text:span><text:span text:style-name="Προεπιλεγμένη_20_γραμματοσειρά"><text:span text:style-name="T158">10.00</text:span></text:span><text:span text:style-name="Προεπιλεγμένη_20_γραμματοσειρά"><text:span text:style-name="T2"> - Core Specification”.</text:span></text:span></text:p>
      <text:p text:style-name="P17"><text:span text:style-name="Προεπιλεγμένη_20_γραμματοσειρά"><text:span text:style-name="T168">❔</text:span></text:span><text:span text:style-name="Προεπιλεγμένη_20_γραμματοσειρά"><text:span text:style-name="T2"><text:tab/>Screen appearance of hinted or unhinted Symbola depends on the actual OS and application used.</text:span></text:span></text:p>
      <text:p text:style-name="P17"><text:span text:style-name="Προεπιλεγμένη_20_γραμματοσειρά"><text:span text:style-name="T167">✗</text:span></text:span><text:span text:style-name="Προεπιλεγμένη_20_γραμματοσειρά"><text:span text:style-name="T2"><text:tab/></text:span></text:span><text:span text:style-name="Προεπιλεγμένη_20_γραμματοσειρά"><text:span text:style-name="T6">OpenType features are implemented only in high-end desktop publishing software;</text:span></text:span><text:span text:style-name="Προεπιλεγμένη_20_γραμματοσειρά"><text:span text:style-name="T2"> </text:span></text:span><text:span text:style-name="Προεπιλεγμένη_20_γραμματοσειρά"><text:span text:style-name="T7">p</text:span></text:span><text:span text:style-name="Προεπιλεγμένη_20_γραμματοσειρά"><text:span text:style-name="T2">opular word processors </text:span></text:span><text:span text:style-name="Προεπιλεγμένη_20_γραμματοσειρά"><text:span text:style-name="T7">do</text:span></text:span><text:span text:style-name="Προεπιλεγμένη_20_γραμματοσειρά"><text:span text:style-name="T2"> not support advanced OpenType features.</text:span></text:span></text:p>
      <text:p text:style-name="P18"><text:span text:style-name="Προεπιλεγμένη_20_γραμματοσειρά"><text:span text:style-name="T176">☑</text:span></text:span><text:span text:style-name="Προεπιλεγμένη_20_γραμματοσειρά"><text:span text:style-name="T146"><text:tab/></text:span></text:span><text:span text:style-name="Προεπιλεγμένη_20_γραμματοσειρά"><text:span text:style-name="T135">LibreOffice, </text:span></text:span><text:span text:style-name="Προεπιλεγμένη_20_γραμματοσειρά"><text:span text:style-name="T141">by</text:span></text:span><text:span text:style-name="Προεπιλεγμένη_20_γραμματοσειρά"><text:span text:style-name="T135"> </text:span></text:span><text:a xlink:type="simple" xlink:href="https://www.libreoffice.org/" office:target-frame-name="_top" xlink:show="replace" text:style-name="Internet_20_link" text:visited-style-name="Visited_20_Internet_20_Link"><text:span text:style-name="Υπερ-σύνδεση"><text:span text:style-name="T150">The Document Foundation</text:span></text:span></text:a><text:span text:style-name="Προεπιλεγμένη_20_γραμματοσειρά"><text:span text:style-name="T135">, </text:span></text:span><text:span text:style-name="Προεπιλεγμένη_20_γραμματοσειρά"><text:span text:style-name="T143">supports all </text:span></text:span><text:span text:style-name="Προεπιλεγμένη_20_γραμματοσειρά"><text:span text:style-name="T138">OpenType </text:span></text:span><text:span text:style-name="Προεπιλεγμένη_20_γραμματοσειρά"><text:span text:style-name="T143">features present in </text:span></text:span><text:span text:style-name="Προεπιλεγμένη_20_γραμματοσειρά"><text:span text:style-name="T148">Unicode Fonts for Ancient Scripts</text:span></text:span><text:span text:style-name="Προεπιλεγμένη_20_γραμματοσειρά"><text:span text:style-name="T139">. </text:span></text:span><text:span text:style-name="Προεπιλεγμένη_20_γραμματοσειρά"><text:span text:style-name="T141">This </text:span></text:span><text:span text:style-name="Προεπιλεγμένη_20_γραμματοσειρά"><text:span text:style-name="T149">pdf</text:span></text:span><text:span text:style-name="Προεπιλεγμένη_20_γραμματοσειρά"><text:span text:style-name="T142"> </text:span></text:span><text:span text:style-name="Προεπιλεγμένη_20_γραμματοσειρά"><text:span text:style-name="T141">document was prepared in LibreOffice </text:span></text:span><text:span text:style-name="Προεπιλεγμένη_20_γραμματοσειρά"><text:span text:style-name="T151">5.4.2.2;</text:span></text:span><text:span text:style-name="Προεπιλεγμένη_20_γραμματοσειρά"><text:span text:style-name="T143"> </text:span></text:span><text:span text:style-name="Προεπιλεγμένη_20_γραμματοσειρά"><text:span text:style-name="T142">t</text:span></text:span><text:span text:style-name="Προεπιλεγμένη_20_γραμματοσειρά"><text:span text:style-name="T145">he</text:span></text:span><text:span text:style-name="Προεπιλεγμένη_20_γραμματοσειρά"><text:span text:style-name="T140"> </text:span></text:span><text:span text:style-name="Προεπιλεγμένη_20_γραμματοσειρά"><text:span text:style-name="T144">attached </text:span></text:span><text:span text:style-name="Προεπιλεγμένη_20_γραμματοσειρά"><text:span text:style-name="T136">source file</text:span></text:span><text:span text:style-name="Προεπιλεγμένη_20_γραμματοσειρά"><text:span text:style-name="T141">, </text:span></text:span><text:span text:style-name="Προεπιλεγμένη_20_γραμματοσειρά"><text:span text:style-name="T147">Symbola.otd</text:span></text:span><text:span text:style-name="Προεπιλεγμένη_20_γραμματοσειρά"><text:span text:style-name="T141">, will</text:span></text:span><text:span text:style-name="Προεπιλεγμένη_20_γραμματοσειρά"><text:span text:style-name="T55"> not display correctly in </text:span></text:span><text:span text:style-name="Προεπιλεγμένη_20_γραμματοσειρά"><text:span text:style-name="T138">o</text:span></text:span><text:span text:style-name="Προεπιλεγμένη_20_γραμματοσειρά"><text:span text:style-name="T137">ther applications</text:span></text:span><text:span text:style-name="Προεπιλεγμένη_20_γραμματοσειρά"><text:span text:style-name="T136">.</text:span></text:span></text:p>
      <text:p text:style-name="P28"><text:span text:style-name="Προεπιλεγμένη_20_γραμματοσειρά"><text:span text:style-name="T1"/></text:span></text:p>
      <text:p text:style-name="P20">blocks covered</text:p>
      <text:p text:style-name="P25"><text:span text:style-name="T152">BMP</text:span><text:tab/>Basic Latin, Latin-1 Supplement, Latin Extended-A, Latin Extended-B, IPA Extensions, Spacing Modifier Letters, Combining Diacritical Marks, Greek and Coptic, Cyrillic, Cyrillic Supplement, Combining Diacritical Marks Ex­tended, Cyrillic Extended-C, Phonetic Extensions, Phonetic Extensions Supplement, Combining Diacritical Marks Supplement, Latin Extended Additional, Greek Extended, General Punctuation, Superscripts and Subscripts, Currency Symbols, Combining Diacritical Marks for Symbols, Letterlike Symbols, Number Forms, Arrows, Mathematical Operators, Miscellaneous Technical, Control Pictures, Optical Character Recognition, Enclosed Al­phanumerics, Box Drawing, Block Elements, Geometric Shapes, Miscellaneous Symbols, Dingbats, Miscellaneous Mathematical Symbols-A, Supplemental Arrows-A, Braille Patterns, Supplemental Arrows-B, Miscellaneous Mathematical Symbols-B, Supplemental Mathematical Operators, Miscellaneous Symbols and Arrows, Latin Ex­tended-C, Coptic, Cyrillic Extended-A, Supplemental Punctuation, Yijing Hexagram Symbols, Cyrillic Extended-B, Latin Extended-D, Latin Extended-E, Alphabetic Presentation Forms, Variation Selectors, Combining Half Marks, Specials;</text:p>
      <text:p text:style-name="P25"><text:span text:style-name="T152">SMP</text:span><text:tab/>Aegean Numbers, Ancient Greek Numbers, Ancient Symbols, Phaistos Disc, Coptic Epact Numbers, Byzantine Musical Symbols, Musical Symbols, Ancient Greek Musical Notation, Tai Xuan Jing Symbols, Counting Rod Nu­merals, Mathematical Alphanumeric Symbols, Mahjong Tiles, Domino Tiles, Playing Cards, Enclosed Alphanu­meric Supplement, Enclosed Ideographic Supplement, Miscellaneous Symbols and Pictographs, Emoticons, Orna­mental Dingbats, Transport and Map Symbols, Alchemical Symbols, Geometric Shapes Extended, Supplemental Arrows-C, Supplemental Symbols and Pictographs.</text:p>
      <text:p text:style-name="P27"/>
      <text:p text:style-name="P31">Character Repertoire</text:p>
      <text:p text:style-name="P4"/>
      <text:p text:style-name="P7"><text:span text:style-name="Προεπιλεγμένη_20_γραμματοσειρά"><text:span text:style-name="T154">Basic Multilingual Plane</text:span></text:span></text:p>
      <text:p text:style-name="P7"><text:span text:style-name="Προεπιλεγμένη_20_γραμματοσειρά"><text:span text:style-name="T19"/></text:span></text:p>
      <text:p text:style-name="P8"><text:span text:style-name="Προεπιλεγμένη_20_γραμματοσειρά"><text:span text:style-name="T20">! " # $ % &amp; ' ( ) * + , - . / 0 1 2 3 4 5 6 7 8 9 : ; &lt; = &gt; ? @ A B C D E F G H I J K L M N O P Q R S T U V W X Y Z [ \ ] ^ _ ` a b c d e f g h i j k l m n o p q r s t u v w x y z { | } ~ ¡ ¢ £ ¤ ¥ ¦ § ¨ © ª « ¬ ® ¯ ° ± ² ³ ´ µ ¶ • ¸ ¹ º » ¼ ½ ¾ ¿ À Á Â Ã Ä Å Æ Ç È É Ê Ë Ì Í Î Ï Ð Ñ Ò Ó Ô Õ Ö × Ø Ù Ú Û Ü Ý Þ ß à á â ã ä å æ ç è é ê ë ì í î ï ð ñ ò ó ô õ ö ÷ ø ù ú û ü ý þ ÿ Ā ā Ă ă Ą ą Ć ć Ĉ ĉ Ċ ċ Č č Ď ď Đ đ Ē ē Ĕ ĕ Ė ė Ę ę Ě ě Ĝ ĝ Ğ ğ Ġ ġ Ģ ģ Ĥ ĥ Ħ ħ Ĩ ĩ Ī ī Ĭ ĭ Į į İ ı Ĳ ĳ Ĵ ĵ Ķ ķ ĸ Ĺ ĺ Ļ ļ Ľ ľ Ŀ ŀ Ł ł Ń ń Ņ ņ Ň ň ŉ Ŋ ŋ Ō ō Ŏ ŏ Ő ő Œ œ Ŕ ŕ Ŗ ŗ Ř ř Ś ś Ŝ ŝ Ş ş Š š Ţ ţ Ť ť Ŧ ŧ Ũ ũ Ū ū Ŭ ŭ Ů ů Ű ű Ų ų Ŵ ŵ Ŷ ŷ Ÿ Ź ź Ż ż Ž ž ſ ƀ Ɓ Ƃ ƃ Ƅ ƅ Ɔ Ƈ ƈ Ɖ Ɗ Ƌ ƌ ƍ Ǝ Ə Ɛ Ƒ ƒ Ɠ Ɣ ƕ Ɩ Ɨ Ƙ ƙ ƚ ƛ Ɯ Ɲ ƞ Ɵ Ơ ơ Ƣ ƣ Ƥ ƥ Ʀ Ƨ ƨ Ʃ ƪ ƫ Ƭ ƭ Ʈ Ư ư Ʊ Ʋ Ƴ ƴ Ƶ ƶ Ʒ Ƹ ƹ ƺ ƻ Ƽ ƽ ƾ ƿ ǀ ǁ ǂ ǃ Ǆ ǅ ǆ Ǉ ǈ ǉ Ǌ ǋ ǌ Ǎ ǎ Ǐ ǐ Ǒ ǒ Ǔ ǔ Ǖ ǖ Ǘ ǘ Ǚ ǚ Ǜ ǜ ǝ Ǟ ǟ Ǡ ǡ Ǣ ǣ Ǥ ǥ Ǧ ǧ Ǩ ǩ Ǫ ǫ Ǭ ǭ Ǯ ǯ ǰ Ǳ ǲ ǳ Ǵ ǵ Ƕ Ƿ Ǹ ǹ Ǻ ǻ Ǽ ǽ Ǿ ǿ Ȁ ȁ Ȃ ȃ Ȅ ȅ Ȇ ȇ Ȉ ȉ Ȋ ȋ Ȍ ȍ Ȏ ȏ Ȑ ȑ Ȓ ȓ Ȕ ȕ Ȗ ȗ Ș ș Ț ț Ȝ ȝ Ȟ ȟ Ƞ ȡ Ȣ ȣ Ȥ ȥ Ȧ ȧ Ȩ ȩ Ȫ ȫ Ȭ ȭ Ȯ ȯ Ȱ ȱ Ȳ ȳ ȴ ȵ ȶ ȷ ȸ ȹ Ⱥ Ȼ ȼ Ƚ Ⱦ ȿ ɀ Ɂ ɂ Ƀ Ʉ Ʌ Ɇ ɇ Ɉ ɉ Ɋ ɋ Ɍ ɍ Ɏ ɏ ɐ ɑ ɒ ɓ ɔ ɕ ɖ ɗ ɘ ə ɚ ɛ ɜ ɝ ɞ ɟ ɠ ɡ ɢ ɣ ɤ ɥ ɦ ɧ ɨ ɩ ɪ ɫ ɬ ɭ ɮ ɯ ɰ ɱ ɲ ɳ ɴ ɵ ɶ ɷ ɸ ɹ ɺ ɻ ɼ ɽ ɾ ɿ ʀ ʁ ʂ ʃ ʄ ʅ ʆ ʇ ʈ ʉ ʊ ʋ ʌ ʍ ʎ ʏ ʐ ʑ ʒ ʓ ʔ ʕ ʖ ʗ ʘ ʙ ʚ ʛ ʜ ʝ ʞ ʟ ʠ ʡ ʢ ʣ ʤ ʥ ʦ ʧ ʨ ʩ ʪ ʫ ʬ ʭ ʮ ʯ ʰ ʱ ʲ ʳ ʴ ʵ ʶ ʷ ʸ ʹ ʺ ʻ ʼ ʽ ʾ ʿ ˀ ˁ ˂ ˃ ˄ ˅ ˆ ˇ ˈ ˉ ˊ ˋ ˌ ˍ ˎ ˏ ː ˑ ˒ ˓ ˔ ˕ ˖ ˗ ˘ ˙ ˚ ˛ ˜ ˝ ˞ ˟ ˠ ˡ ˢ ˣ ˤ ˥ ˦ ˧ ˨ ˩ ˪ ˫ ˬ ˭ ˮ ˯ ˰ ˱ ˲ ˳ ˴ ˵ ˶ ˷ ˸ ˹ ˺ ˻ ˼ ˽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74">󰍏</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Ͱ ͱ Ͳ ͳ ʹ ͵ Ͷ ͷ ͺ ͻ ͼ ͽ ; Ϳ ΄ ΅ Ά · Έ Ή Ί Ό Ύ Ώ ΐ Α Β Γ Δ Ε Ζ Η Θ Ι Κ Λ Μ Ν Ξ Ο Π Ρ Σ Τ Υ Φ Χ Ψ Ω Ϊ Ϋ ά έ ή ί ΰ α β γ δ ε ζ η θ ι κ λ μ ν ξ ο π ρ ς σ τ υ φ χ ψ ω ϊ ϋ ό ύ ώ Ϗ ϐ ϑ ϒ ϓ ϔ ϕ ϖ ϗ Ϙ ϙ Ϛ ϛ Ϝ ϝ Ϟ ϟ Ϡ ϡ Ϣ ϣ Ϥ ϥ Ϧ ϧ Ϩ ϩ Ϫ ϫ Ϭ ϭ Ϯ ϯ ϰ ϱ ϲ ϳ ϴ ϵ ϶ Ϸ ϸ Ϲ Ϻ ϻ ϼ Ͻ Ͼ Ͽ Ѐ Ё Ђ Ѓ Є Ѕ І Ї Ј Љ Њ Ћ Ќ Ѝ Ў Џ А Б В Г Д Е Ж З И Й К Л М Н О П Р С Т У Ф Х Ц Ч Ш Щ Ъ Ы Ь Э Ю Я а б в г д е ж з и й к л м н о п р с т у ф х ц ч ш щ ъ ы ь э ю я ѐ ё ђ ѓ є ѕ і ї ј љ њ ћ ќ ѝ ў џ Ѡ ѡ Ѣ ѣ Ѥ ѥ Ѧ ѧ Ѩ ѩ Ѫ ѫ Ѭ ѭ Ѯ ѯ Ѱ ѱ Ѳ ѳ Ѵ ѵ Ѷ ѷ Ѹ ѹ Ѻ ѻ Ѽ ѽ Ѿ ѿ Ҁ ҁ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Ҋ ҋ Ҍ ҍ Ҏ ҏ Ґ ґ Ғ ғ Ҕ ҕ Җ җ Ҙ ҙ Қ қ Ҝ ҝ Ҟ ҟ Ҡ ҡ Ң ң Ҥ ҥ Ҧ ҧ Ҩ ҩ Ҫ ҫ Ҭ ҭ Ү ү Ұ ұ Ҳ ҳ Ҵ ҵ Ҷ ҷ Ҹ ҹ Һ һ Ҽ ҽ Ҿ ҿ Ӏ Ӂ ӂ Ӄ ӄ Ӆ ӆ Ӈ ӈ Ӊ ӊ Ӌ ӌ Ӎ ӎ ӏ Ӑ ӑ Ӓ ӓ Ӕ ӕ Ӗ ӗ Ә ә Ӛ ӛ Ӝ ӝ Ӟ ӟ Ӡ ӡ Ӣ ӣ Ӥ ӥ Ӧ ӧ Ө ө Ӫ ӫ Ӭ ӭ Ӯ ӯ Ӱ ӱ Ӳ ӳ Ӵ ӵ Ӷ ӷ Ӹ ӹ Ӻ ӻ Ӽ ӽ Ӿ ӿ Ԁ ԁ Ԃ ԃ Ԅ ԅ Ԇ ԇ Ԉ ԉ Ԋ ԋ Ԍ ԍ Ԏ ԏ Ԑ ԑ Ԓ ԓ Ԕ ԕ Ԗ ԗ Ԙ ԙ Ԛ ԛ Ԝ ԝ Ԟ ԟ Ԡ ԡ Ԣ ԣ Ԥ ԥ Ԧ ԧ Ԩ ԩ Ԫ ԫ Ԭ ԭ Ԯ ԯ </text:span></text:span><text:span text:style-name="Προεπιλεγμένη_20_γραμματοσειρά"><text:span text:style-name="T21">۰</text:span></text:span><text:span text:style-name="Προεπιλεγμένη_20_γραμματοσειρά"><text:span text:style-name="T20"> </text:span></text:span><text:span text:style-name="Προεπιλεγμένη_20_γραμματοσειρά"><text:span text:style-name="T21">۱</text:span></text:span><text:span text:style-name="Προεπιλεγμένη_20_γραμματοσειρά"><text:span text:style-name="T20"> </text:span></text:span><text:span text:style-name="Προεπιλεγμένη_20_γραμματοσειρά"><text:span text:style-name="T21">۲</text:span></text:span><text:span text:style-name="Προεπιλεγμένη_20_γραμματοσειρά"><text:span text:style-name="T20"> </text:span></text:span><text:span text:style-name="Προεπιλεγμένη_20_γραμματοσειρά"><text:span text:style-name="T21">۳</text:span></text:span><text:span text:style-name="Προεπιλεγμένη_20_γραμματοσειρά"><text:span text:style-name="T20"> </text:span></text:span><text:span text:style-name="Προεπιλεγμένη_20_γραμματοσειρά"><text:span text:style-name="T21">۴</text:span></text:span><text:span text:style-name="Προεπιλεγμένη_20_γραμματοσειρά"><text:span text:style-name="T20"> </text:span></text:span><text:span text:style-name="Προεπιλεγμένη_20_γραμματοσειρά"><text:span text:style-name="T21">۵</text:span></text:span><text:span text:style-name="Προεπιλεγμένη_20_γραμματοσειρά"><text:span text:style-name="T20"> </text:span></text:span><text:span text:style-name="Προεπιλεγμένη_20_γραμματοσειρά"><text:span text:style-name="T21">۶</text:span></text:span><text:span text:style-name="Προεπιλεγμένη_20_γραμματοσειρά"><text:span text:style-name="T20"> </text:span></text:span><text:span text:style-name="Προεπιλεγμένη_20_γραμματοσειρά"><text:span text:style-name="T21">۷</text:span></text:span><text:span text:style-name="Προεπιλεγμένη_20_γραμματοσειρά"><text:span text:style-name="T20"> </text:span></text:span><text:span text:style-name="Προεπιλεγμένη_20_γραμματοσειρά"><text:span text:style-name="T21">۸</text:span></text:span><text:span text:style-name="Προεπιλεγμένη_20_γραμματοσειρά"><text:span text:style-name="T20"> </text:span></text:span><text:span text:style-name="Προεπιλεγμένη_20_γραμματοσειρά"><text:span text:style-name="T21">۹</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ᲀ ᲁ ᲂ ᲃ ᲄ ᲅ ᲆ ᲇ ᲈ ᴀ ᴁ ᴂ ᴃ ᴄ ᴅ ᴆ ᴇ ᴈ ᴉ ᴊ ᴋ ᴌ ᴍ ᴎ ᴏ ᴐ ᴑ ᴒ ᴓ ᴔ ᴕ ᴖ ᴗ ᴘ ᴙ ᴚ ᴛ ᴜ ᴝ ᴞ ᴟ ᴠ ᴡ ᴢ ᴣ ᴤ ᴥ ᴦ ᴧ ᴨ ᴩ ᴪ ᴫ ᴬ ᴭ ᴮ ᴯ ᴰ ᴱ ᴲ ᴳ ᴴ ᴵ ᴶ ᴷ ᴸ ᴹ ᴺ ᴻ ᴼ ᴽ ᴾ ᴿ ᵀ ᵁ ᵂ ᵃ ᵄ ᵅ ᵆ ᵇ ᵈ ᵉ ᵊ ᵋ ᵌ ᵍ ᵎ ᵏ ᵐ ᵑ ᵒ ᵓ ᵔ ᵕ ᵖ ᵗ ᵘ ᵙ ᵚ ᵛ ᵜ ᵝ ᵞ ᵟ ᵠ ᵡ ᵢ ᵣ ᵤ ᵥ ᵦ ᵧ ᵨ ᵩ ᵪ ᵫ ᵬ ᵭ ᵮ ᵯ ᵰ ᵱ ᵲ ᵳ ᵴ ᵵ ᵶ ᵷ ᵸ ᵹ ᵺ ᵻ ᵼ ᵽ ᵾ ᵿ ᶀ ᶁ ᶂ ᶃ ᶄ ᶅ ᶆ ᶇ ᶈ ᶉ ᶊ ᶋ ᶌ ᶍ ᶎ ᶏ ᶐ ᶑ ᶒ ᶓ ᶔ ᶕ ᶖ ᶗ ᶘ ᶙ ᶚ ᶛ ᶜ ᶝ ᶞ ᶟ ᶠ ᶡ ᶢ ᶣ ᶤ ᶥ ᶦ ᶧ ᶨ ᶩ ᶪ ᶫ ᶬ ᶭ ᶮ ᶯ ᶰ ᶱ ᶲ ᶳ ᶴ ᶵ ᶶ ᶷ ᶸ ᶹ ᶺ ᶻ ᶼ ᶽ ᶾ ᶿ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Ḁ ḁ Ḃ ḃ Ḅ ḅ Ḇ ḇ </text:span></text:span><text:soft-page-break/><text:span text:style-name="Προεπιλεγμένη_20_γραμματοσειρά"><text:span text:style-name="T20">Ḉ ḉ Ḋ ḋ Ḍ ḍ Ḏ ḏ Ḑ ḑ Ḓ ḓ Ḕ ḕ Ḗ ḗ Ḙ ḙ Ḛ ḛ Ḝ ḝ Ḟ ḟ Ḡ ḡ Ḣ ḣ Ḥ ḥ Ḧ ḧ Ḩ ḩ Ḫ ḫ Ḭ ḭ Ḯ ḯ Ḱ ḱ Ḳ ḳ Ḵ ḵ Ḷ ḷ Ḹ ḹ Ḻ ḻ Ḽ ḽ Ḿ ḿ Ṁ ṁ Ṃ ṃ Ṅ ṅ Ṇ ṇ Ṉ ṉ Ṋ ṋ Ṍ ṍ Ṏ ṏ Ṑ ṑ Ṓ ṓ Ṕ ṕ Ṗ ṗ Ṙ ṙ Ṛ ṛ Ṝ ṝ Ṟ ṟ Ṡ ṡ Ṣ ṣ Ṥ ṥ Ṧ ṧ Ṩ ṩ Ṫ ṫ Ṭ ṭ Ṯ ṯ Ṱ ṱ Ṳ ṳ Ṵ ṵ Ṷ ṷ Ṹ ṹ Ṻ ṻ Ṽ ṽ Ṿ ṿ Ẁ ẁ Ẃ ẃ Ẅ ẅ Ẇ ẇ Ẉ ẉ Ẋ ẋ Ẍ ẍ Ẏ ẏ Ẑ ẑ Ẓ ẓ Ẕ ẕ ẖ ẗ ẘ ẙ ẚ ẛ ẜ ẝ ẞ ẟ Ạ ạ Ả ả Ấ ấ Ầ ầ Ẩ ẩ Ẫ ẫ Ậ ậ Ắ ắ Ằ ằ Ẳ ẳ Ẵ ẵ Ặ ặ Ẹ ẹ Ẻ ẻ Ẽ ẽ Ế ế Ề ề Ể ể Ễ ễ Ệ ệ Ỉ ỉ Ị ị Ọ ọ Ỏ ỏ Ố ố Ồ ồ Ổ ổ Ỗ ỗ Ộ ộ Ớ ớ Ờ ờ Ở ở Ỡ ỡ Ợ ợ Ụ ụ Ủ ủ Ứ ứ Ừ ừ Ử ử Ữ ữ Ự ự Ỳ ỳ Ỵ ỵ Ỷ ỷ Ỹ ỹ Ỻ ỻ Ỽ ỽ Ỿ ỿ ἀ ἁ ἂ ἃ ἄ ἅ ἆ ἇ Ἀ Ἁ Ἂ Ἃ Ἄ Ἅ Ἆ Ἇ ἐ ἑ ἒ ἓ ἔ ἕ Ἐ Ἑ Ἒ Ἓ Ἔ Ἕ ἠ ἡ ἢ ἣ ἤ ἥ ἦ ἧ Ἠ Ἡ Ἢ Ἣ Ἤ Ἥ Ἦ Ἧ ἰ ἱ ἲ ἳ ἴ ἵ ἶ ἷ Ἰ Ἱ Ἲ Ἳ Ἴ Ἵ Ἶ Ἷ ὀ ὁ ὂ ὃ ὄ ὅ Ὀ Ὁ Ὂ Ὃ Ὄ Ὅ ὐ ὑ ὒ ὓ ὔ ὕ ὖ ὗ Ὑ Ὓ Ὕ Ὗ ὠ ὡ ὢ ὣ ὤ ὥ ὦ ὧ Ὠ Ὡ Ὢ Ὣ Ὤ Ὥ Ὦ Ὧ ὰ ά ὲ έ ὴ ή ὶ ί ὸ ό ὺ ύ ὼ ώ ᾀ ᾁ ᾂ ᾃ ᾄ ᾅ ᾆ ᾇ ᾈ ᾉ ᾊ ᾋ ᾌ ᾍ ᾎ ᾏ ᾐ ᾑ ᾒ ᾓ ᾔ ᾕ ᾖ ᾗ ᾘ ᾙ ᾚ ᾛ ᾜ ᾝ ᾞ ᾟ ᾠ ᾡ ᾢ ᾣ ᾤ ᾥ ᾦ ᾧ ᾨ ᾩ ᾪ ᾫ ᾬ ᾭ ᾮ ᾯ ᾰ ᾱ ᾲ ᾳ ᾴ ᾶ ᾷ Ᾰ Ᾱ Ὰ Ά ᾼ ᾽ ι ᾿ ῀ ῁ ῂ ῃ ῄ ῆ ῇ Ὲ Έ Ὴ Ή ῌ ῍ ῎ ῏ ῐ ῑ ῒ ΐ ῖ ῗ Ῐ Ῑ Ὶ Ί ῝ ῞ ῟ ῠ ῡ ῢ ΰ ῤ ῥ ῦ ῧ Ῠ Ῡ Ὺ Ύ Ῥ ῭ ΅ ` ῲ ῳ ῴ ῶ ῷ Ὸ Ό Ὼ Ώ ῼ ´ ῾ ‐ ‒ – — ― ‖ ‗ ‘ ’ ‚ ‛ “ ” „ ‟ † ‡ • ‣ ․ ‥ … ‧ ‰ ‱ ′ ″ ‴ ‵ ‶ ‷ ‸ ‹ › ※ ‼ ‽ ‾ ‿ ⁀ ⁁ ⁂ ⁃ </text:span></text:span><text:span text:style-name="Προεπιλεγμένη_20_γραμματοσειρά"><text:span text:style-name="T175">⁹</text:span></text:span><text:span text:style-name="Προεπιλεγμένη_20_γραμματοσειρά"><text:span text:style-name="T20">⁄</text:span></text:span><text:span text:style-name="Προεπιλεγμένη_20_γραμματοσειρά"><text:span text:style-name="T175">₈</text:span></text:span><text:span text:style-name="Προεπιλεγμένη_20_γραμματοσειρά"><text:span text:style-name="T20"> ⁅ ⁆ ⁇ ⁈ ⁉ ⁊ ⁋ ⁌ ⁍ ⁎ ⁏ ⁐ ⁑ ⁒ ⁓ ⁔ ⁕ ⁖ ⁗ ⁘ ⁙ ⁚ ⁛ ⁜ ⁝ ⁞ ⁰ ⁱ ⁴ ⁵ ⁶ ⁷ ⁸ ⁹ ⁺ ⁻ ⁼ ⁽ ⁾ ⁿ ₀ ₁ ₂ ₃ ₄ ₅ ₆ ₇ ₈ ₉ ₊ ₋ ₌ ₍ ₎ ₐ ₑ ₒ ₓ ₔ ₕ ₖ ₗ ₘ ₙ ₚ ₛ ₜ ₠ ₡ ₢ ₣ ₤ ₥ ₦ ₧ ₨ ₩ </text:span></text:span><text:span text:style-name="Προεπιλεγμένη_20_γραμματοσειρά"><text:span text:style-name="T21">₪</text:span></text:span><text:span text:style-name="Προεπιλεγμένη_20_γραμματοσειρά"><text:span text:style-name="T20"> ₫ € ₭ ₮ ₯ ₰ ₱ ₲ ₳ ₴ ₵ ₶ ₷ ₸ ₹ ₺ ₻ ₼ ₽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text:span></text:span><text:span text:style-name="Προεπιλεγμένη_20_γραμματοσειρά"><text:span text:style-name="T131">◌</text:span></text:span><text:span text:style-name="Προεπιλεγμένη_20_γραμματοσειρά"><text:span text:style-name="T20">‍⃢‍ <text:s/></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text:span></text:span><text:span text:style-name="Προεπιλεγμένη_20_γραμματοσειρά"><text:span text:style-name="T131">◌</text:span></text:span><text:span text:style-name="Προεπιλεγμένη_20_γραμματοσειρά"><text:span text:style-name="T20">‍⃤‍ <text:s/></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ℂ ℃ ℄ ℅ ℆ ℇ ℈ ℉ ℊ ℋ ℌ ℍ ℎ ℏ ℐ ℑ ℒ ℓ ℔ ℕ № ℗ ℘ ℙ ℚ ℛ ℜ ℝ ℞ ℟ ℠ ℡ ™ ℣ ℤ ℥ Ω ℧ ℨ ℩ K Å ℬ ℭ ℮ ℯ ℰ ℱ Ⅎ ℳ ℴ ℵ ℶ ℷ ℸ ℹ ℺ ℻ ℼ ℽ ℾ ℿ ⅀ ⅁ ⅂ ⅃ ⅄ ⅅ ⅆ ⅇ ⅈ ⅉ ⅊ ⅋ ⅌ ⅍ ⅎ ⅏ ⅐ ⅑ ⅒ ⅓ ⅔ ⅕ ⅖ ⅗ ⅘ ⅙ ⅚ ⅛ ⅜ ⅝ ⅞ ⅟ Ⅰ Ⅱ Ⅲ Ⅳ Ⅴ Ⅵ Ⅶ Ⅷ Ⅸ Ⅹ Ⅺ Ⅻ Ⅼ Ⅽ Ⅾ Ⅿ ⅰ ⅱ ⅲ ⅳ ⅴ ⅵ ⅶ ⅷ ⅸ ⅹ ⅺ ⅻ ⅼ ⅽ ⅾ ⅿ ↀ ↁ ↂ Ↄ ↄ ↅ ↆ ↇ ↈ ↉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① ② ③ ④ ⑤ ⑥ ⑦ ⑧ ⑨ ⑩ ⑪ </text:span></text:span><text:soft-page-break/><text:span text:style-name="Προεπιλεγμένη_20_γραμματοσειρά"><text:span text:style-name="T20">⑫ ⑬ ⑭ ⑮ ⑯ ⑰ ⑱ ⑲ ⑳ ⑴ ⑵ ⑶ ⑷ ⑸ ⑹ ⑺ ⑻ ⑼ ⑽ ⑾ ⑿ ⒀ ⒁ ⒂ ⒃ ⒄ ⒅ ⒆ ⒇ ⒈ ⒉ ⒊ ⒋ ⒌ ⒍ ⒎ ⒏ ⒐ ⒑ ⒒ ⒓ ⒔ ⒕ ⒖ ⒗ ⒘ ⒙ ⒚ ⒛ ⒜ ⒝ ⒞ ⒟ ⒠ ⒡ ⒢ ⒣ ⒤ ⒥ ⒦ ⒧ ⒨ ⒩ ⒪ ⒫ ⒬ ⒭ ⒮ ⒯ ⒰ ⒱ ⒲ ⒳ ⒴ ⒵ Ⓐ Ⓑ Ⓒ Ⓓ Ⓔ Ⓕ Ⓖ Ⓗ Ⓘ Ⓙ Ⓚ Ⓛ Ⓜ Ⓝ Ⓞ Ⓟ Ⓠ Ⓡ Ⓢ Ⓣ Ⓤ Ⓥ Ⓦ Ⓧ Ⓨ Ⓩ ⓐ ⓑ ⓒ ⓓ ⓔ ⓕ ⓖ ⓗ ⓘ ⓙ ⓚ ⓛ ⓜ ⓝ ⓞ ⓟ ⓠ ⓡ ⓢ ⓣ ⓤ ⓥ ⓦ ⓧ ⓨ ⓩ ⓪ ⓫ ⓬ ⓭ ⓮ ⓯ ⓰ ⓱ ⓲ ⓳ ⓴ ⓵ ⓶ ⓷ ⓸ ⓹ ⓺ ⓻ ⓼ ⓽ ⓾ ⓿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❶ ❷ ❸ ❹ ❺ ❻ ❼ ❽ ❾ ❿ ➀ ➁ ➂ ➃ ➄ ➅ ➆ ➇ ➈ ➉ ➊ ➋ ➌ ➍ ➎ ➏ ➐ ➑ ➒ ➓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oft-page-break/><text:span text:style-name="Προεπιλεγμένη_20_γραμματοσειρά"><text:span text:style-name="T20">⥟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Ⱡ ⱡ Ɫ Ᵽ Ɽ ⱥ ⱦ Ⱨ ⱨ Ⱪ ⱪ Ⱬ ⱬ Ɑ Ɱ Ɐ Ɒ ⱱ Ⱳ ⱳ ⱴ Ⱶ ⱶ ⱷ ⱸ ⱹ ⱺ ⱻ ⱼ ⱽ Ȿ Ɀ Ⲁ ⲁ Ⲃ ⲃ Ⲅ ⲅ Ⲇ ⲇ Ⲉ ⲉ Ⲋ ⲋ Ⲍ ⲍ Ⲏ ⲏ Ⲑ ⲑ Ⲓ ⲓ Ⲕ ⲕ Ⲗ ⲗ Ⲙ ⲙ Ⲛ ⲛ Ⲝ ⲝ Ⲟ ⲟ Ⲡ ⲡ Ⲣ ⲣ Ⲥ ⲥ Ⲧ ⲧ Ⲩ ⲩ Ⲫ ⲫ Ⲭ ⲭ Ⲯ ⲯ Ⲱ ⲱ Ⲳ ⲳ Ⲵ ⲵ Ⲷ ⲷ Ⲹ ⲹ Ⲻ ⲻ Ⲽ ⲽ Ⲿ ⲿ Ⳁ ⳁ Ⳃ ⳃ Ⳅ ⳅ Ⳇ ⳇ Ⳉ ⳉ Ⳋ ⳋ Ⳍ ⳍ Ⳏ ⳏ Ⳑ ⳑ Ⳓ ⳓ Ⳕ ⳕ Ⳗ ⳗ Ⳙ ⳙ Ⳛ ⳛ Ⳝ ⳝ Ⳟ ⳟ Ⳡ ⳡ Ⳣ ⳣ ⳤ ⳥ ⳦ ⳧ ⳨ ⳩ ⳪ Ⳬ ⳬ Ⳮ ⳮ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Ⳳ ⳳ ⳹ ⳺ ⳻ ⳼ ⳽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 ⸃ ⸄ ⸅ ⸆ ⸇ ⸈ ⸉ ⸊ ⸋ ⸌ ⸍ ⸎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 ⸒ ⸓ ⸔ ⸕ ⸖ ⸗ ⸘ ⸙ ⸚ ⸛ ⸜ ⸝ ⸞ ⸟ ⸠ ⸡ ⸢ ⸣ ⸤ ⸥ ⸦ ⸧ ⸨ ⸩ ⸪ ⸫ ⸬ ⸭ ⸮ ⸯ ⸰ ⸱ ⸲ ⸳ ⸴ ⸵ ⸶ ⸷ ⸸ ⸹ ⸺ ⸻ ⸼ ⸽ ⸾ ⸿ ⹀ ⹁ ⹂ ⹃ ⹄ ⹅ ⹆ ⹇ ⹈ ⹉ </text:span></text:span><text:span text:style-name="Προεπιλεγμένη_20_γραμματοσειρά"><text:span text:style-name="T21">の</text:span></text:span><text:span text:style-name="Προεπιλεγμένη_20_γραμματοσειρά"><text:span text:style-name="T20"> </text:span></text:span><text:span text:style-name="Προεπιλεγμένη_20_γραμματοσειρά"><text:span text:style-name="T21">㊗</text:span></text:span><text:span text:style-name="Προεπιλεγμένη_20_γραμματοσειρά"><text:span text:style-name="T20"> </text:span></text:span><text:span text:style-name="Προεπιλεγμένη_20_γραμματοσειρά"><text:span text:style-name="T21">㊙</text:span></text:span><text:span text:style-name="Προεπιλεγμένη_20_γραμματοσειρά"><text:span text:style-name="T22"> </text:span></text:span><text:span text:style-name="Προεπιλεγμένη_20_γραμματοσειρά"><text:span text:style-name="T20">䷀ ䷁ ䷂ ䷃ ䷄ ䷅ ䷆ ䷇ ䷈ ䷉ ䷊ ䷋ ䷌ ䷍ ䷎ ䷏ ䷐ ䷑ ䷒ ䷓ ䷔ ䷕ ䷖ ䷗ ䷘ ䷙ ䷚ ䷛ ䷜ ䷝ ䷞ ䷟ ䷠ ䷡ ䷢ ䷣ ䷤ ䷥ ䷦ ䷧ ䷨ ䷩ ䷪ ䷫ ䷬ ䷭ ䷮ ䷯ ䷰ ䷱ ䷲ ䷳ ䷴ ䷵ ䷶ ䷷ ䷸ ䷹ ䷺ ䷻ ䷼ ䷽ ䷾ ䷿ </text:span></text:span><text:span text:style-name="Προεπιλεγμένη_20_γραμματοσειρά"><text:span text:style-name="T21">中</text:span></text:span><text:span text:style-name="Προεπιλεγμένη_20_γραμματοσειρά"><text:span text:style-name="T22"> </text:span></text:span><text:span text:style-name="Προεπιλεγμένη_20_γραμματοσειρά"><text:span text:style-name="T20">Ꙁ ꙁ Ꙃ ꙃ Ꙅ ꙅ Ꙇ ꙇ Ꙉ ꙉ Ꙋ ꙋ Ꙍ ꙍ Ꙏ ꙏ Ꙑ ꙑ Ꙓ ꙓ Ꙕ ꙕ Ꙗ ꙗ Ꙙ ꙙ Ꙛ ꙛ Ꙝ ꙝ Ꙟ ꙟ Ꙡ ꙡ Ꙣ ꙣ Ꙥ ꙥ Ꙧ ꙧ Ꙩ ꙩ Ꙫ ꙫ Ꙭ ꙭ ꙮ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text:span></text:span><text:span text:style-name="Προεπιλεγμένη_20_γραμματοσειρά"><text:span text:style-name="T131"> </text:span></text:span><text:span text:style-name="Προεπιλεγμένη_20_γραμματοσειρά"><text:span text:style-name="T20">‍</text:span></text:span><text:span text:style-name="Προεπιλεγμένη_20_γραμματοσειρά"><text:span text:style-name="T131">◌</text:span></text:span><text:span text:style-name="Προεπιλεγμένη_20_γραμματοσειρά"><text:span text:style-name="T20">‍꙲‍</text:span></text:span><text:span text:style-name="Προεπιλεγμένη_20_γραμματοσειρά"><text:span text:style-name="T131"> </text:span></text:span><text:span text:style-name="Προεπιλεγμένη_20_γραμματοσειρά"><text:span text:style-name="T20">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ꙿ Ꚁ ꚁ Ꚃ ꚃ Ꚅ ꚅ Ꚇ ꚇ Ꚉ ꚉ Ꚋ ꚋ Ꚍ ꚍ Ꚏ ꚏ Ꚑ ꚑ Ꚓ ꚓ Ꚕ ꚕ Ꚗ ꚗ Ꚙ ꚙ Ꚛ ꚛ ꚜ ꚝ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Ꜣ ꜣ Ꜥ ꜥ Ꜧ ꜧ Ꜩ ꜩ Ꜫ ꜫ Ꜭ ꜭ Ꜯ ꜯ ꜰ ꜱ Ꜳ ꜳ Ꜵ ꜵ Ꜷ ꜷ Ꜹ ꜹ Ꜻ ꜻ Ꜽ ꜽ Ꜿ ꜿ Ꝁ ꝁ Ꝃ ꝃ Ꝅ ꝅ Ꝇ ꝇ Ꝉ ꝉ Ꝋ ꝋ Ꝍ ꝍ Ꝏ ꝏ Ꝑ ꝑ Ꝓ ꝓ Ꝕ ꝕ Ꝗ ꝗ Ꝙ ꝙ Ꝛ ꝛ Ꝝ ꝝ Ꝟ ꝟ Ꝡ ꝡ Ꝣ ꝣ Ꝥ ꝥ Ꝧ ꝧ Ꝩ ꝩ Ꝫ ꝫ Ꝭ ꝭ Ꝯ ꝯ ꝰ ꝱ ꝲ ꝳ ꝴ ꝵ ꝶ ꝷ ꝸ Ꝺ ꝺ Ꝼ ꝼ Ᵹ Ꝿ ꝿ Ꞁ ꞁ Ꞃ ꞃ Ꞅ ꞅ Ꞇ ꞇ ꞈ ꞉ ꞊ Ꞌ ꞌ Ɥ ꞎ ꞏ Ꞑ ꞑ Ꞓ ꞓ ꞔ ꞕ Ꞗ ꞗ Ꞙ ꞙ Ꞛ ꞛ Ꞝ ꞝ Ꞟ ꞟ Ꞡ ꞡ Ꞣ ꞣ Ꞥ ꞥ Ꞧ ꞧ Ꞩ ꞩ Ɦ Ɜ Ɡ Ɬ Ɪ Ʞ Ʇ Ʝ Ꭓ Ꞵ ꞵ Ꞷ ꞷ ꟷ ꟸ ꟹ ꟺ ꟻ ꟼ ꟽ ꟾ ꟿ ꬰ ꬱ ꬲ ꬳ ꬴ ꬵ ꬶ ꬷ ꬸ ꬹ ꬺ ꬻ ꬼ ꬽ ꬾ ꬿ ꭀ ꭁ ꭂ ꭃ ꭄ ꭅ ꭆ ꭇ ꭈ ꭉ ꭊ ꭋ ꭌ ꭍ ꭎ ꭏ ꭐ ꭑ ꭒ ꭓ ꭔ ꭕ ꭖ ꭗ ꭘ ꭙ ꭚ ꭛ ꭜ ꭝ ꭞ ꭟ ꭠ ꭡ ꭢ ꭣ ꭤ ꭥ ﬀ ﬁ ﬂ ﬃ ﬄ ﬅ ﬆ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23">￼ �</text:span></text:span></text:p>
      <text:p text:style-name="P4"/>
      <text:p text:style-name="P7"><text:span text:style-name="Προεπιλεγμένη_20_γραμματοσειρά"><text:span text:style-name="T154">Supplementary Multilingual Plane</text:span></text:span></text:p>
      <text:p text:style-name="P7"><text:span text:style-name="Προεπιλεγμένη_20_γραμματοσειρά"><text:span text:style-name="T19"/></text:span></text:p>
      <text:p text:style-name="P8"><text:span text:style-name="Προεπιλεγμένη_20_γραμματοσειρά"><text:span text:style-name="T20">𐄀 𐄁 𐄂 𐄇 𐄈 𐄉 𐄊 𐄋 𐄌 𐄍 𐄎 𐄏 𐄐 𐄑 𐄒 𐄓 𐄔 𐄕 𐄖 𐄗 𐄘 𐄙 𐄚 𐄛 𐄜 𐄝 𐄞 𐄟 𐄠 𐄡 𐄢 𐄣 𐄤 𐄥 𐄦 𐄧 𐄨 𐄩 𐄪 𐄫 𐄬 𐄭 𐄮 𐄯 𐄰 𐄱 𐄲 𐄳 𐄷 𐄸 𐄹 𐄺 𐄻 𐄼 𐄽 𐄾 𐄿 𐅀 𐅁 𐅂 𐅃 𐅄 𐅅 𐅆 𐅇 𐅈 𐅉 𐅊 𐅋 𐅌 𐅍 𐅎 𐅏 𐅐 𐅑 𐅒 𐅓 𐅔 𐅕 𐅖 𐅗 𐅘 𐅙 𐅚 𐅛 𐅜 𐅝 𐅞 𐅟 𐅠 𐅡 𐅢 𐅣 𐅤 𐅥 𐅦 𐅧 𐅨 𐅩 𐅪 𐅫 𐅬 𐅭 𐅮 𐅯 𐅰 𐅱 𐅲 𐅳 𐅴 𐅵 𐅶 𐅷 𐅸 </text:span></text:span><text:soft-page-break/><text:span text:style-name="Προεπιλεγμένη_20_γραμματοσειρά"><text:span text:style-name="T20">𐅹 𐅺 𐅻 𐅼 𐅽 𐅾 𐅿 𐆀 𐆁 𐆂 𐆃 𐆄 𐆅 𐆆 𐆇 𐆈 𐆉 𐆊 𐆋 𐆌 𐆍 𐆎 𐆐 𐆑 𐆒 𐆓 𐆔 𐆕 𐆖 𐆗 𐆘 𐆙 𐆚 𐆛 𐆠 𐇐 𐇑 𐇒 𐇓 𐇔 𐇕 𐇖 𐇗 𐇘 𐇙 𐇚 𐇛 𐇜 𐇝 𐇞 𐇟 𐇠 𐇡 𐇢 𐇣 𐇤 𐇥 𐇦 𐇧 𐇨 𐇩 𐇪 𐇫 𐇬 𐇭 𐇮 𐇯 𐇰 𐇱 𐇲 𐇳 𐇴 𐇵 𐇶 𐇷 𐇸 𐇹 𐇺 𐇻 𐇼 𐇽 </text:span></text:span><text:span text:style-name="Προεπιλεγμένη_20_γραμματοσειρά"><text:span text:style-name="T131">◌</text:span></text:span><text:span text:style-name="Προεπιλεγμένη_20_γραμματοσειρά"><text:span text:style-name="T20">‍𐋠 𐋡 𐋢 𐋣 𐋤 𐋥 𐋦 𐋧 𐋨 𐋩 𐋪 𐋫 𐋬 𐋭 𐋮 𐋯 𐋰 𐋱 𐋲 𐋳 𐋴 𐋵 𐋶 𐋷 𐋸 𐋹 𐋺 𐋻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 𝄬 𝄭 𝄮 𝄯 𝄰 𝄱 𝄲 𝄳 𝄴 𝄵 𝄶 𝄷 𝄸 𝄹 𝄺 𝄻 𝄼 𝄽 𝄾 𝄿 𝅀 𝅁 𝅂 𝅃 𝅄 𝅅 𝅆 𝅇 𝅈 𝅉 𝅊 𝅋 𝅌 𝅍 𝅎 𝅏 𝅐 𝅑 𝅒 𝅓 𝅔 𝅕 𝅖 𝅗 𝅘 𝅚 𝅛 𝅜 𝅝 𝅗𝅥 𝅘𝅥 𝅘𝅥𝅮 𝅘𝅥𝅯 𝅘𝅥𝅰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 𝆏 𝆐 𝆑 𝆒 𝆓 𝆔 𝆕 𝆖 𝆗 𝆘 𝆙 𝆚 𝆛 𝆜 𝆝 𝆞 𝆟 𝆠 𝆡 𝆢 𝆣 𝆤 𝆥 𝆦 𝆧 𝆨 𝆩 𝅘𝆪 𝅘𝆫 𝅘𝆬 𝅘𝆭 𝆮 𝆯 𝆰 𝆱 𝆲 𝆳 𝆴 𝆵 𝆶 𝆷 𝆸 𝆹 𝆺 𝆹𝅥 𝆺𝅥 𝆹𝅥𝅮 𝆺𝅥𝅮 𝆹𝅥𝅯 𝆺𝅥𝅯 𝇁 𝇂 𝇃 𝇄 𝇅 𝇆 𝇇 𝇈 𝇉 𝇊 𝇋 𝇌 𝇍 𝇎 𝇏 𝇐 𝇑 𝇒 𝇓 𝇔 𝇕 𝇖 𝇗 𝇘 𝇙 𝇚 𝇛 𝇜 𝇝 𝇞 𝇟 𝇠 𝇡 𝇢 𝇣 𝇤 𝇥 𝇦 𝇧 𝇨 𝈀 𝈁 𝈂 𝈃 𝈄 𝈅 𝈆 𝈇 𝈈 𝈉 𝈊 𝈋 𝈌 𝈍 𝈎 𝈏 𝈐 𝈑 𝈒 𝈓 𝈔 𝈕 𝈖 𝈗 𝈘 𝈙 𝈚 𝈛 𝈜 𝈝 𝈞 𝈟 𝈠 𝈡 𝈢 𝈣 𝈤 𝈥 𝈦 𝈧 𝈨 𝈩 𝈪 𝈫 𝈬 𝈭 𝈮 𝈯 𝈰 𝈱 𝈲 𝈳 𝈴 𝈵 𝈶 𝈷 𝈸 𝈹 𝈺 𝈻 𝈼 𝈽 𝈾 𝈿 𝉀 𝉁 𝉁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text:span></text:span><text:span text:style-name="Προεπιλεγμένη_20_γραμματοσειρά"><text:span text:style-name="T131">◌</text:span></text:span><text:span text:style-name="Προεπιλεγμένη_20_γραμματοσειρά"><text:span text:style-name="T20">‍𝉄 𝉅 𝌀 𝌁 𝌂 𝌃 𝌄 𝌅 𝌆 𝌇 𝌈 𝌉 𝌊 𝌋 𝌌 𝌍 𝌎 𝌏 𝌐 𝌑 𝌒 𝌓 𝌔 𝌕 𝌖 𝌗 𝌘 𝌙 𝌚 𝌛 𝌜 𝌝 𝌞 𝌟 𝌠 𝌡 𝌢 𝌣 𝌤 𝌥 𝌦 𝌧 𝌨 𝌩 𝌪 𝌫 𝌬 𝌭 𝌮 𝌯 𝌰 𝌱 𝌲 𝌳 𝌴 𝌵 𝌶 𝌷 𝌸 𝌹 𝌺 𝌻 𝌼 𝌽 𝌾 𝌿 𝍀 𝍁 𝍂 𝍃 𝍄 𝍅 𝍆 𝍇 𝍈 𝍉 𝍊 𝍋 𝍌 𝍍 𝍎 𝍏 𝍐 𝍑 𝍒 𝍓 𝍔 𝍕 𝍖 𝍠 𝍡 𝍢 𝍣 𝍤 𝍥 𝍦 𝍧 𝍨 𝍩 𝍪 𝍫 𝍬 𝍭 𝍮 𝍯 𝍰 𝍱 𝐀 𝐁 𝐂 𝐃 𝐄 𝐅 𝐆 𝐇 𝐈 𝐉 𝐊 𝐋 𝐌 𝐍 𝐎 𝐏 𝐐 𝐑 𝐒 𝐓 𝐔 𝐕 𝐖 𝐗 𝐘 𝐙 𝐚 𝐛 𝐜 𝐝 𝐞 𝐟 𝐠 𝐡 𝐢 𝐣 𝐤 𝐥 𝐦 𝐧 𝐨 𝐩 𝐪 𝐫 𝐬 𝐭 𝐮 𝐯 𝐰 𝐱 𝐲 𝐳 𝐴 𝐵 𝐶 𝐷 𝐸 𝐹 𝐺 𝐻 𝐼 𝐽 𝐾 𝐿 𝑀 𝑁 𝑂 𝑃 𝑄 𝑅 𝑆 𝑇 𝑈 𝑉 𝑊 𝑋 𝑌 𝑍 𝑎 𝑏 𝑐 𝑑 𝑒 𝑓 𝑔 𝑖 𝑗 𝑘 𝑙 𝑚 𝑛 𝑜 𝑝 𝑞 𝑟 𝑠 𝑡 𝑢 𝑣 𝑤 𝑥 𝑦 𝑧 𝑨 𝑩 𝑪 𝑫 𝑬 𝑭 𝑮 𝑯 𝑰 𝑱 𝑲 𝑳 𝑴 𝑵 𝑶 𝑷 𝑸 𝑹 𝑺 𝑻 𝑼 𝑽 𝑾 𝑿 𝒀 𝒁 𝒂 𝒃 𝒄 𝒅 𝒆 𝒇 𝒈 𝒉 𝒊 𝒋 𝒌 𝒍 𝒎 𝒏 𝒐 𝒑 𝒒 𝒓 𝒔 𝒕 𝒖 𝒗 𝒘 𝒙 𝒚 𝒛 𝒜 𝒞 𝒟 𝒢 𝒥 𝒦 𝒩 𝒪 𝒫 𝒬 𝒮 𝒯 𝒰 𝒱 𝒲 𝒳 𝒴 𝒵 𝒶 𝒷 𝒸 𝒹 𝒻 𝒽 𝒾 𝒿 𝓀 𝓁 𝓂 𝓃 𝓅 𝓆 𝓇 𝓈 𝓉 𝓊 𝓋 𝓌 𝓍 𝓎 𝓏 𝓐 𝓑 𝓒 𝓓 𝓔 𝓕 𝓖 𝓗 𝓘 𝓙 𝓚 𝓛 𝓜 𝓝 𝓞 𝓟 𝓠 𝓡 𝓢 𝓣 𝓤 𝓥 𝓦 𝓧 𝓨 𝓩 𝓪 𝓫 𝓬 𝓭 𝓮 𝓯 𝓰 𝓱 𝓲 𝓳 𝓴 𝓵 𝓶 𝓷 𝓸 𝓹 𝓺 𝓻 𝓼 𝓽 𝓾 𝓿 𝔀 𝔁 𝔂 𝔃 𝔄 𝔅 𝔇 𝔈 𝔉 𝔊 𝔍 𝔎 𝔏 𝔐 𝔑 𝔒 𝔓 𝔔 𝔖 𝔗 𝔘 𝔙 𝔚 𝔛 𝔜 𝔞 𝔟 𝔠 𝔡 𝔢 𝔣 𝔤 𝔥 𝔦 𝔧 𝔨 𝔩 𝔪 𝔫 𝔬 𝔭 𝔮 𝔯 𝔰 𝔱 𝔲 𝔳 𝔴 𝔵 𝔶 𝔷 𝔸 𝔹 𝔻 𝔼 𝔽 𝔾 𝕀 𝕁 𝕂 𝕃 𝕄 𝕆 𝕊 𝕋 𝕌 𝕍 𝕎 𝕏 𝕐 𝕒 𝕓 𝕔 𝕕 𝕖 𝕗 𝕘 𝕙 𝕚 𝕛 𝕜 𝕝 𝕞 𝕟 𝕠 𝕡 𝕢 𝕣 𝕤 𝕥 𝕦 𝕧 𝕨 𝕩 𝕪 𝕫 𝕬 𝕭 𝕮 𝕯 𝕰 𝕱 𝕲 𝕳 𝕴 𝕵 𝕶 𝕷 𝕸 𝕹 𝕺 𝕻 𝕼 𝕽 𝕾 𝕿 𝖀 𝖁 𝖂 𝖃 𝖄 𝖅 𝖆 𝖇 𝖈 𝖉 𝖊 𝖋 𝖌 𝖍 𝖎 𝖏 𝖐 𝖑 𝖒 𝖓 𝖔 𝖕 𝖖 𝖗 𝖘 𝖙 𝖚 𝖛 𝖜 𝖝 𝖞 𝖟 𝖠 𝖡 𝖢 𝖣 𝖤 𝖥 𝖦 𝖧 𝖨 𝖩 𝖪 𝖫 𝖬 𝖭 𝖮 𝖯 𝖰 𝖱 𝖲 𝖳 𝖴 𝖵 𝖶 𝖷 𝖸 𝖹 𝖺 𝖻 𝖼 𝖽 𝖾 𝖿 𝗀 𝗁 𝗂 𝗃 𝗄 𝗅 𝗆 𝗇 𝗈 𝗉 𝗊 𝗋 𝗌 𝗍 𝗎 𝗏 𝗐 𝗑 𝗒 𝗓 𝗔 𝗕 𝗖 𝗗 𝗘 𝗙 𝗚 𝗛 𝗜 𝗝 𝗞 𝗟 𝗠 𝗡 𝗢 𝗣 𝗤 𝗥 𝗦 𝗧 𝗨 𝗩 𝗪 𝗫 𝗬 𝗭 𝗮 𝗯 𝗰 𝗱 𝗲 𝗳 𝗴 𝗵 𝗶 𝗷 𝗸 𝗹 𝗺 𝗻 𝗼 𝗽 𝗾 𝗿 𝘀 𝘁 𝘂 𝘃 𝘄 𝘅 𝘆 𝘇 𝘈 𝘉 𝘊 𝘋 𝘌 𝘍 𝘎 𝘏 𝘐 𝘑 𝘒 𝘓 𝘔 𝘕 𝘖 𝘗 𝘘 𝘙 𝘚 𝘛 𝘜 𝘝 𝘞 𝘟 𝘠 𝘡 𝘢 𝘣 𝘤 𝘥 𝘦 𝘧 𝘨 𝘩 𝘪 𝘫 𝘬 𝘭 𝘮 𝘯 𝘰 𝘱 𝘲 𝘳 𝘴 𝘵 𝘶 𝘷 𝘸 𝘹 𝘺 𝘻 𝘼 𝘽 𝘾 𝘿 𝙀 𝙁 𝙂 𝙃 𝙄 𝙅 𝙆 𝙇 𝙈 𝙉 𝙊 𝙋 𝙌 𝙍 𝙎 𝙏 𝙐 𝙑 𝙒 𝙓 𝙔 𝙕 𝙖 𝙗 𝙘 𝙙 𝙚 𝙛 𝙜 𝙝 𝙞 𝙟 𝙠 𝙡 𝙢 𝙣 𝙤 𝙥 𝙦 𝙧 𝙨 𝙩 𝙪 𝙫 𝙬 𝙭 𝙮 𝙯 𝙰 𝙱 𝙲 𝙳 𝙴 𝙵 𝙶 𝙷 𝙸 𝙹 𝙺 𝙻 𝙼 𝙽 𝙾 𝙿 𝚀 𝚁 𝚂 𝚃 𝚄 𝚅 𝚆 𝚇 𝚈 𝚉 𝚊 𝚋 𝚌 𝚍 𝚎 𝚏 𝚐 𝚑 𝚒 𝚓 𝚔 𝚕 𝚖 𝚗 𝚘 𝚙 𝚚 𝚛 𝚜 𝚝 𝚞 𝚟 𝚠 𝚡 𝚢 𝚣 𝚤 𝚥 𝚨 𝚩 𝚪 𝚫 𝚬 𝚭 𝚮 𝚯 𝚰 𝚱 𝚲 𝚳 𝚴 𝚵 𝚶 𝚷 𝚸 𝚹 𝚺 𝚻 𝚼 𝚽 𝚾 𝚿 𝛀 𝛁 𝛂 𝛃 𝛄 𝛅 𝛆 𝛇 𝛈 𝛉 𝛊 𝛋 𝛌 𝛍 𝛎 𝛏 𝛐 𝛑 𝛒 𝛓 𝛔 𝛕 𝛖 𝛗 𝛘 𝛙 𝛚 𝛛 𝛜 𝛝 𝛞 𝛟 𝛠 𝛡 𝛢 𝛣 𝛤 𝛥 𝛦 𝛧 𝛨 𝛩 𝛪 𝛫 𝛬 𝛭 𝛮 𝛯 𝛰 𝛱 𝛲 𝛳 𝛴 𝛵 𝛶 𝛷 𝛸 𝛹 𝛺 𝛻 𝛼 𝛽 𝛾 𝛿 𝜀 𝜁 𝜂 𝜃 𝜄 𝜅 𝜆 𝜇 𝜈 𝜉 𝜊 𝜋 𝜌 𝜍 𝜎 𝜏 𝜐 𝜑 𝜒 𝜓 𝜔 𝜕 𝜖 𝜗 𝜘 𝜙 𝜚 𝜛 𝜜 𝜝 𝜞 𝜟 𝜠 𝜡 𝜢 𝜣 𝜤 𝜥 𝜦 𝜧 𝜨 𝜩 𝜪 𝜫 𝜬 𝜭 𝜮 𝜯 𝜰 𝜱 𝜲 𝜳 𝜴 𝜵 𝜶 𝜷 𝜸 𝜹 𝜺 𝜻 𝜼 𝜽 𝜾 𝜿 𝝀 𝝁 𝝂 𝝃 𝝄 𝝅 𝝆 𝝇 𝝈 𝝉 𝝊 𝝋 𝝌 𝝍 𝝎 𝝏 𝝐 𝝑 𝝒 𝝓 𝝔 𝝕 𝝖 𝝗 </text:span></text:span><text:soft-page-break/><text:span text:style-name="Προεπιλεγμένη_20_γραμματοσειρά"><text:span text:style-name="T20">𝝘 𝝙 𝝚 𝝛 𝝜 𝝝 𝝞 𝝟 𝝠 𝝡 𝝢 𝝣 𝝤 𝝥 𝝦 𝝧 𝝨 𝝩 𝝪 𝝫 𝝬 𝝭 𝝮 𝝯 𝝰 𝝱 𝝲 𝝳 𝝴 𝝵 𝝶 𝝷 𝝸 𝝹 𝝺 𝝻 𝝼 𝝽 𝝾 𝝿 𝞀 𝞁 𝞂 𝞃 𝞄 𝞅 𝞆 𝞇 𝞈 𝞉 𝞊 𝞋 𝞌 𝞍 𝞎 𝞏 𝞐 𝞑 𝞒 𝞓 𝞔 𝞕 𝞖 𝞗 𝞘 𝞙 𝞚 𝞛 𝞜 𝞝 𝞞 𝞟 𝞠 𝞡 𝞢 𝞣 𝞤 𝞥 𝞦 𝞧 𝞨 𝞩 𝞪 𝞫 𝞬 𝞭 𝞮 𝞯 𝞰 𝞱 𝞲 𝞳 𝞴 𝞵 𝞶 𝞷 𝞸 𝞹 𝞺 𝞻 𝞼 𝞽 𝞾 𝞿 𝟀 𝟁 𝟂 𝟃 𝟄 𝟅 𝟆 𝟇 𝟈 𝟉 𝟊 𝟋 𝟎 𝟏 𝟐 𝟑 𝟒 𝟓 𝟔 𝟕 𝟖 𝟗 𝟘 𝟙 𝟚 𝟛 𝟜 𝟝 𝟞 𝟟 𝟠 𝟡 𝟢 𝟣 𝟤 𝟥 𝟦 𝟧 𝟨 𝟩 𝟪 𝟫 𝟬 𝟭 𝟮 𝟯 𝟰 𝟱 𝟲 𝟳 𝟴 𝟵 𝟶 𝟷 𝟸 𝟹 𝟺 𝟻 𝟼 𝟽 𝟾 𝟿 🀀 🀁 🀂 🀃 🀄 🀅 🀆 🀇 🀈 🀉 🀊 🀋 🀌 🀍 🀎 🀏 🀐 🀑 🀒 🀓 🀔 🀕 🀖 🀗 🀘 🀙 🀚 🀛 🀜 🀝 🀞 🀟 🀠 🀡 🀢 🀣 🀤 🀥 🀦 🀧 🀨 🀩 🀪 🀫 🀰 🀱 🀲 🀳 🀴 🀵 🀶 🀷 🀸 🀹 🀺 🀻 🀼 🀽 🀾 🀿 🁀 🁁 🁂 🁃 🁄 🁅 🁆 🁇 🁈 🁉 🁊 🁋 🁌 🁍 🁎 🁏 🁐 🁑 🁒 🁓 🁔 🁕 🁖 🁗 🁘 🁙 🁚 🁛 🁜 🁝 🁞 🁟 🁠 🁡 🁢 🁣 🁤 🁥 🁦 🁧 🁨 🁩 🁪 🁫 🁬 🁭 🁮 🁯 🁰 🁱 🁲 🁳 🁴 🁵 🁶 🁷 🁸 🁹 🁺 🁻 🁼 🁽 🁾 🁿 🂀 🂁 🂂 🂃 🂄 🂅 🂆 🂇 🂈 🂉 🂊 🂋 🂌 🂍 🂎 🂏 🂐 🂑 🂒 🂓 🂠 🂡 🂢 🂣 🂤 🂥 🂦 🂧 🂨 🂩 🂪 🂫 🂬 🂭 🂮 🂱 🂲 🂳 🂴 🂵 🂶 🂷 🂸 🂹 🂺 🂻 🂼 🂽 🂾 🂿 🃁 🃂 🃃 🃄 🃅 🃆 🃇 🃈 🃉 🃊 🃋 🃌 🃍 🃎 🃏 🃑 🃒 🃓 🃔 🃕 🃖 🃗 🃘 🃙 🃚 🃛 🃜 🃝 🃞 🃟 🃠 🃡 🃢 🃣 🃤 🃥 🃦 🃧 🃨 🃩 🃪 🃫 🃬 🃭 🃮 🃯 🃰 🃱 🃲 🃳 🃴 🃵 🄀 🄁 🄂 🄃 🄄 🄅 🄆 🄇 🄈 🄉 🄊 🄋 🄌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oft-page-break/><text:span text:style-name="Προεπιλεγμένη_20_γραμματοσειρά"><text:span text:style-name="T20">🔮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pan text:style-name="Προεπιλεγμένη_20_γραμματοσειρά"><text:span text:style-name="T24"> </text:span></text:span><text:span text:style-name="Προεπιλεγμένη_20_γραμματοσειρά"><text:span text:style-name="T20">🦓 🦔 🦕 🦖 🦗 🧀 🧐 🧑 🧒 🧓 🧔 🧕 🧖 🧗 🧘 🧙 🧚 🧛 🧜 🧝 🧞 🧟 🧠 🧡 🧢 🧣 🧤 🧥 🧦</text:span></text:span></text:p>
      <text:p text:style-name="P4"/>
      <text:p text:style-name="P7"><text:span text:style-name="Προεπιλεγμένη_20_γραμματοσειρά"><text:span text:style-name="T154">Supplementary </text:span></text:span><text:span text:style-name="Προεπιλεγμένη_20_γραμματοσειρά"><text:span text:style-name="T155">Private Use Area-A</text:span></text:span></text:p>
      <text:p text:style-name="P7"><text:span text:style-name="Προεπιλεγμένη_20_γραμματοσειρά"><text:span text:style-name="T19"/></text:span></text:p>
      <text:p text:style-name="P29"><text:span text:style-name="Προεπιλεγμένη_20_γραμματοσειρά"><text:span text:style-name="T169">󰂀 󰂂 󰂃 󰂄 󰂅 󰂆 󰂇 󰂈 󰂉 󰂊 󰂋 󰂌 󰂍 󰂎 󰂏 󰂐 󰂑 󰂒 󰂓 󰂔 󰂕 󰂖 󰂗 󰂘 󰂚 󰂛 󰂜 󰂝 󰂞 󰂟 󰂠 󰂭 󰍏 󲀀 󲀁 󲀂 󲀃 󲀄 󲀅 󲀆 󲀇 󲀈 󲀉 󲀊 󲀋 󲀌 󲀍 󲀎 󲀏 󲀑 󲀨 󲀩 󲀪 󲀫 󲀬 󲀭 󲀮 󲀯 󲁟 󲁠 󲁡 󲁢 󲁣 󲁤 󲁦 󲁧 󲁨 󲁩 󲁪 󲁫 󲁬 󲁭 󲁮 󲁯 󽅙 󽅳 󽅴 󽅵 󽅶 󽅷 󽅸 󽅹 󽅺 󿸀 󿸁 󿸂 󿸃 󿸄 󿸅 󿸆 󿸇 󿸈 󿸉 󿸊 󿸋 󿸌 󿸍 󿸎 󿸏 󿿹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Wingdings" svg:font-family="Wingdings" style:font-family-generic="system" style:font-pitch="variable" style:font-charset="x-symbol"/>
    <style:font-face style:name="Aroania" svg:font-family="Aroania"/>
    <style:font-face style:name="Symbola1" svg:font-family="Symbola"/>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Symbola" svg:font-family="Symbola" style:font-family-generic="roman" style:font-pitch="variable"/>
    <style:font-face style:name="Symbola:c2sc" svg:font-family="Symbola:c2sc" style:font-family-generic="roman" style:font-pitch="variable"/>
    <style:font-face style:name="Symbola:c2sc&amp;onum" svg:font-family="Symbola:c2sc&amp;onum" style:font-family-generic="roman" style:font-pitch="variable"/>
    <style:font-face style:name="Symbola:cv01" svg:font-family="Symbola:cv01" style:font-family-generic="roman" style:font-pitch="variable"/>
    <style:font-face style:name="Symbola:dlig" svg:font-family="Symbola:dlig" style:font-family-generic="roman" style:font-pitch="variable"/>
    <style:font-face style:name="Symbola:dnom" svg:font-family="Symbola:dnom" style:font-family-generic="roman" style:font-pitch="variable"/>
    <style:font-face style:name="Symbola:dtls" svg:font-family="Symbola:dtls" style:font-family-generic="roman" style:font-pitch="variable"/>
    <style:font-face style:name="Symbola:frac" svg:font-family="Symbola:frac" style:font-family-generic="roman" style:font-pitch="variable"/>
    <style:font-face style:name="Symbola:frac=0" svg:font-family="Symbola:frac=0" style:font-family-generic="roman" style:font-pitch="variable"/>
    <style:font-face style:name="Symbola:hlig" svg:font-family="Symbola:hlig" style:font-family-generic="roman" style:font-pitch="variable"/>
    <style:font-face style:name="Symbola:ital" svg:font-family="Symbola:ital" style:font-family-generic="roman" style:font-pitch="variable"/>
    <style:font-face style:name="Symbola:liga=0" svg:font-family="Symbola:liga=0" style:font-family-generic="roman" style:font-pitch="variable"/>
    <style:font-face style:name="Symbola:numr" svg:font-family="Symbola:numr" style:font-family-generic="roman" style:font-pitch="variable"/>
    <style:font-face style:name="Symbola:onum" svg:font-family="Symbola:onum" style:font-family-generic="roman" style:font-pitch="variable"/>
    <style:font-face style:name="Symbola:smcp" svg:font-family="Symbola:smcp" style:font-family-generic="roman" style:font-pitch="variable"/>
    <style:font-face style:name="Symbola:subs" svg:font-family="Symbola:subs" style:font-family-generic="roman" style:font-pitch="variable"/>
    <style:font-face style:name="Symbola:sups" svg:font-family="Symbola:sups" style:font-family-generic="roman" style:font-pitch="variable"/>
    <style:font-face style:name="Symbola:swsh" svg:font-family="Symbola:sws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l" fo:country="GR" fo:font-style="normal" fo:text-shadow="none"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l" fo:country="G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Βασικό" style:next-style-name="Βασικό"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Βασικό" style:next-style-name="Βασικό"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Βασικό" style:next-style-name="Βασικό"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Βασικό" style:family="paragraph">
      <style:paragraph-properties fo:hyphenation-ladder-count="no-limit"/>
      <style:text-properties fo:hyphenate="false"/>
    </style:style>
    <style:style style:name="Title" style:family="paragraph" style:parent-style-name="Βασικό" style:next-style-name="Βασικό"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Χωρίς_20_διάστιχο" style:display-name="Χωρίς διάστιχο" style:family="paragraph">
      <style:paragraph-properties fo:margin-top="0cm" fo:margin-bottom="0cm" loext:contextual-spacing="false" fo:line-height="100%" fo:hyphenation-ladder-count="no-limit"/>
      <style:text-properties fo:hyphenate="false"/>
    </style:style>
    <style:style style:name="Απλό_20_κείμενο" style:display-name="Απλό κείμενο" style:family="paragraph" style:parent-style-name="Βασικό">
      <style:paragraph-properties fo:margin-top="0cm" fo:margin-bottom="0cm" loext:contextual-spacing="false" fo:line-height="100%" fo:hyphenation-ladder-count="no-limi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l" style:country-asian="GR" style:font-name-complex="Courier New" style:font-family-complex="'Courier New'" style:font-family-generic-complex="modern" style:font-pitch-complex="fixed" style:font-size-complex="10pt" fo:hyphenate="false"/>
    </style:style>
    <style:style style:name="Κείμενο_20_πλαισίου" style:display-name="Κείμενο πλαισίου" style:family="paragraph" style:parent-style-name="Βασικό">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Παράγραφος_20_λίστας" style:display-name="Παράγραφος λίστας" style:family="paragraph" style:parent-style-name="Βασικό">
      <style:paragraph-properties fo:margin-left="1.27cm" fo:margin-right="0cm" fo:hyphenation-ladder-count="no-limit" fo:text-indent="0cm" style:auto-text-indent="false">
        <style:tab-stops/>
      </style:paragraph-properties>
      <style:text-properties fo:hyphenate="false"/>
    </style:style>
    <style:style style:name="Κανονικό_20__28_Web_29_" style:display-name="Κανονικό (Web)" style:family="paragraph" style:parent-style-name="Βασικό">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style:language-complex="he" style:country-complex="IL" fo:hyphenate="false"/>
    </style:style>
    <style:style style:name="font5" style:family="paragraph" style:parent-style-name="Βασικό">
      <style:paragraph-properties fo:margin-top="0.176cm" fo:margin-bottom="0.176cm" loext:contextual-spacing="false" fo:line-height="100%" fo:hyphenation-ladder-count="no-limit"/>
      <style:text-properties fo:color="#000000"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font6" style:family="paragraph" style:parent-style-name="Βασικό">
      <style:paragraph-properties fo:margin-top="0.176cm" fo:margin-bottom="0.176cm" loext:contextual-spacing="false" fo:line-height="100%" fo:hyphenation-ladder-count="no-limit"/>
      <style:text-properties fo:color="#d99594"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xl63" style:family="paragraph" style:parent-style-name="Βασικό">
      <style:paragraph-properties fo:margin-top="0.176cm" fo:margin-bottom="0.176cm" loext:contextual-spacing="false" fo:line-height="100%" fo:text-align="center" style:justify-single-word="false" fo:hyphenation-ladder-count="no-limit"/>
      <style:text-properties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xl64" style:family="paragraph" style:parent-style-name="Βασικό">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style:language-complex="he" style:country-complex="IL" fo:hyphenate="false"/>
    </style:style>
    <style:style style:name="xl65" style:family="paragraph" style:parent-style-name="Βασικό">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style:language-complex="he" style:country-complex="IL" fo:hyphenate="false"/>
    </style:style>
    <style:style style:name="xl67" style:family="paragraph" style:parent-style-name="Βασικό">
      <style:paragraph-properties fo:margin-top="0.176cm" fo:margin-bottom="0.176cm" loext:contextual-spacing="false" fo:line-height="100%" fo:text-align="center" style:justify-single-word="false" fo:hyphenation-ladder-count="no-limit"/>
      <style:text-properties fo:color="#d99594"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Προεπιλεγμένη_20_γραμματοσειρά" style:display-name="Προεπιλεγμένη γραμματοσειρά" style:family="text"/>
    <style:style style:name="Επικεφαλίδα_20_2_20_Char" style:display-name="Επικεφαλίδα 2 Char" style:family="text" style:parent-style-name="Προεπιλεγμένη_20_γραμματοσειρά">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Επικεφαλίδα_20_3_20_Char" style:display-name="Επικεφαλίδα 3 Char" style:family="text" style:parent-style-name="Προεπιλεγμένη_20_γραμματοσειρά">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Επικεφαλίδα_20_4_20_Char" style:display-name="Επικεφαλίδα 4 Char" style:family="text" style:parent-style-name="Προεπιλεγμένη_20_γραμματοσειρά">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Τίτλος_20_Char" style:display-name="Τίτλος Char" style:family="text" style:parent-style-name="Προεπιλεγμένη_20_γραμματοσειρά">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Απλό_20_κείμενο_20_Char" style:display-name="Απλό κείμενο Char" style:family="text" style:parent-style-name="Προεπιλεγμένη_20_γραμματοσειρά">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l" style:country-asian="GR" style:font-name-complex="Courier New" style:font-family-complex="'Courier New'" style:font-family-generic-complex="modern" style:font-pitch-complex="fixed" style:font-size-complex="10pt"/>
    </style:style>
    <style:style style:name="Απλό_20_κείμενο_20_Char1" style:display-name="Απλό κείμενο Char1" style:family="text" style:parent-style-name="Προεπιλεγμένη_20_γραμματοσειρά">
      <style:text-properties style:font-name="Consolas" fo:font-family="Consolas" style:font-family-generic="modern" style:font-pitch="fixed" fo:font-size="10.5pt" style:font-size-asian="10.5pt" style:font-size-complex="10.5pt"/>
    </style:style>
    <style:style style:name="Κείμενο_20_πλαισίου_20_Char" style:display-name="Κείμενο πλαισίου Char" style:family="text" style:parent-style-name="Προεπιλεγμένη_20_γραμματοσειρά">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Υπερ-σύνδεση" style:family="text" style:parent-style-name="Προεπιλεγμένη_20_γραμματοσειρά">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Προεπιλεγμένη_20_γραμματοσειρά"/>
    <style:style style:name="Υπερ-σύνδεση_20_που_20_ακολουθήθηκε" style:display-name="Υπερ-σύνδεση που ακολουθήθηκε" style:family="text" style:parent-style-name="Προεπιλεγμένη_20_γραμματοσειρά">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title>Character repertoire of Symbola</dc:title>
    <meta:initial-creator>George Douros</meta:initial-creator>
    <meta:creation-date>2017-10-30T21:20:00Z</meta:creation-date>
    <dc:date>2018-01-30T23:31:55.751000000</dc:date>
    <meta:print-date>2017-01-31T14:14:00Z</meta:print-date>
    <meta:editing-cycles>60</meta:editing-cycles>
    <meta:editing-duration>PT4H23M9S</meta:editing-duration>
    <meta:document-statistic meta:table-count="0" meta:image-count="0" meta:object-count="0" meta:page-count="10" meta:paragraph-count="34" meta:word-count="10745" meta:character-count="24608" meta:non-whitespace-character-count="14607"/>
    <meta:template xlink:type="simple" xlink:actuate="onRequest" xlink:title="" xlink:href="Normal.dotm"/>
  </office:meta>
</office:document-meta>
</file>